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31.24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ccffcc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ccffcc" style:text-align-source="fix" style:repeat-content="false"/>
      <style:paragraph-properties fo:text-align="start" fo:margin-left="0mm"/>
    </style:style>
    <style:style style:name="ce29" style:family="table-cell" style:parent-style-name="Default" style:data-style-name="N3">
      <style:table-cell-properties fo:background-color="#ffff99"/>
    </style:style>
    <style:style style:name="ce7" style:family="table-cell" style:parent-style-name="Default" style:data-style-name="N136">
      <style:table-cell-properties fo:background-color="#ffff99"/>
    </style:style>
    <style:style style:name="ce8" style:family="table-cell" style:parent-style-name="Default" style:data-style-name="N1">
      <style:table-cell-properties fo:background-color="#ffff99"/>
    </style:style>
    <style:style style:name="ce3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f99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ffcc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ffcc00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99"/>
      <style:text-properties fo:language="en" fo:country="US" style:language-asian="en" style:country-asian="US" style:language-complex="en" style:country-complex="US"/>
    </style:style>
    <style:style style:name="ce20" style:family="table-cell" style:parent-style-name="Default">
      <style:table-cell-properties fo:background-color="#ffd320"/>
    </style:style>
    <style:style style:name="ce27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 style:data-style-name="N1">
      <style:table-cell-properties fo:background-color="#ffff99"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TC 10k_1 motor 3380" table:style-name="ta1">
        <table:shapes>
          <draw:frame draw:z-index="0" draw:style-name="gr1" draw:text-style-name="P1" svg:width="243.34mm" svg:height="148.48mm" svg:x="160.82mm" svg:y="81.29mm">
            <draw:object draw:notify-on-update-of-ranges="'NTC 10k_1 motor 3380'.D7:'NTC 10k_1 motor 3380'.D27 'NTC 10k_1 motor 3380'.D6:'NTC 10k_1 motor 3380'.D6 'NTC 10k_1 motor 3380'.E7:'NTC 10k_1 motor 3380'.E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4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4" office:value-type="float" office:value="3.3" calcext:value-type="float">
            <text:p>3.3</text:p>
          </table:table-cell>
          <table:table-cell table:style-name="ce9" office:value-type="string" calcext:value-type="string">
            <office:annotation draw:style-name="gr2" draw:text-style-name="P3" svg:width="28.99mm" svg:height="9.91mm" svg:x="118.88mm" svg:y="0mm" draw:caption-point-x="-3.26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4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4" office:value-type="float" office:value="3455" calcext:value-type="float">
            <text:p>3455</text:p>
          </table:table-cell>
          <table:table-cell table:style-name="ce6" office:value-type="string" calcext:value-type="string">
            <office:annotation draw:style-name="gr3" draw:text-style-name="P3" svg:width="28.99mm" svg:height="13.86mm" svg:x="73.73mm" svg:y="0mm" draw:caption-point-x="-3.26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4" office:value-type="float" office:value="2400" calcext:value-type="float">
            <text:p>2400</text:p>
          </table:table-cell>
          <table:table-cell table:style-name="ce9" office:value-type="string" calcext:value-type="string">
            <text:p>ADC bit =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B$2]*EXP([.$B$3]*(1/([.A7]+273.15)-1/298.15))" office:value-type="float" office:value="488.932651137042" calcext:value-type="float">
            <text:p>489</text:p>
          </table:table-cell>
          <table:table-cell table:formula="of:=[.$D$2]/(([.$D$3]+[.B7])/[.B7])" office:value-type="float" office:value="0.558503067946979" calcext:value-type="float">
            <text:p>0.559</text:p>
          </table:table-cell>
          <table:table-cell table:formula="of:=[.C7]/[.$F$2]*(2^[.$F$3]-1)" office:value-type="float" office:value="762.356687747627" calcext:value-type="float">
            <text:p>762</text:p>
          </table:table-cell>
          <table:table-cell table:formula="of:=[.A7]*10" office:value-type="float" office:value="1300" calcext:value-type="float">
            <text:p>13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1290" calcext:value-type="float">
            <text:p>1290</text:p>
          </table:table-cell>
          <table:table-cell/>
          <table:table-cell table:style-name="ce17" table:number-matrix-columns-spanned="4" table:number-matrix-rows-spanned="1" table:formula="of:=LINEST([.E7:.E27];([.D7:.D27])^{1;2;3})" office:value-type="float" office:value="-0.00000452976553845135" calcext:value-type="float">
            <text:p>-4.52976553845135E-06</text:p>
          </table:table-cell>
          <table:table-cell table:style-name="ce21" office:value-type="float" office:value="0.00851622595800714" calcext:value-type="float">
            <text:p>0.008516225958007</text:p>
          </table:table-cell>
          <table:table-cell table:style-name="ce21" office:value-type="float" office:value="-6.21113164558719" calcext:value-type="float">
            <text:p>-6.21113164558719</text:p>
          </table:table-cell>
          <table:table-cell table:style-name="ce21" office:value-type="float" office:value="3083.48965446782" calcext:value-type="float">
            <text:p>3083.48965446782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B$2]*EXP([.$B$3]*(1/([.A8]+273.15)-1/298.15))" office:value-type="float" office:value="440.204197053544" calcext:value-type="float">
            <text:p>440</text:p>
          </table:table-cell>
          <table:table-cell table:formula="of:=[.$D$2]/(([.$D$3]+[.B8])/[.B8])" office:value-type="float" office:value="0.511468102111712" calcext:value-type="float">
            <text:p>0.511</text:p>
          </table:table-cell>
          <table:table-cell table:formula="of:=[.C8]/[.$F$2]*(2^[.$F$3]-1)" office:value-type="float" office:value="698.153959382486" calcext:value-type="float">
            <text:p>698</text:p>
          </table:table-cell>
          <table:table-cell table:formula="of:=[.A8]*10" office:value-type="float" office:value="1350" calcext:value-type="float">
            <text:p>13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1356" calcext:value-type="float">
            <text:p>1356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B$2]*EXP([.$B$3]*(1/([.A9]+273.15)-1/298.15))" office:value-type="float" office:value="397.340568000443" calcext:value-type="float">
            <text:p>397</text:p>
          </table:table-cell>
          <table:table-cell table:formula="of:=[.$D$2]/(([.$D$3]+[.B9])/[.B9])" office:value-type="float" office:value="0.468739448246279" calcext:value-type="float">
            <text:p>0.469</text:p>
          </table:table-cell>
          <table:table-cell table:formula="of:=[.C9]/[.$F$2]*(2^[.$F$3]-1)" office:value-type="float" office:value="639.829346856171" calcext:value-type="float">
            <text:p>640</text:p>
          </table:table-cell>
          <table:table-cell table:formula="of:=[.A9]*10" office:value-type="float" office:value="1400" calcext:value-type="float">
            <text:p>14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1409" calcext:value-type="float">
            <text:p>1409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B$2]*EXP([.$B$3]*(1/([.A10]+273.15)-1/298.15))" office:value-type="float" office:value="359.530418471679" calcext:value-type="float">
            <text:p>360</text:p>
          </table:table-cell>
          <table:table-cell table:formula="of:=[.$D$2]/(([.$D$3]+[.B10])/[.B10])" office:value-type="float" office:value="0.429946476768188" calcext:value-type="float">
            <text:p>0.430</text:p>
          </table:table-cell>
          <table:table-cell table:formula="of:=[.C10]/[.$F$2]*(2^[.$F$3]-1)" office:value-type="float" office:value="586.876940788577" calcext:value-type="float">
            <text:p>587</text:p>
          </table:table-cell>
          <table:table-cell table:formula="of:=[.A10]*10" office:value-type="float" office:value="1450" calcext:value-type="float">
            <text:p>14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1455" calcext:value-type="float">
            <text:p>1455</text:p>
          </table:table-cell>
          <table:table-cell/>
          <table:table-cell table:style-name="ce9" office:value-type="float" office:value="48" calcext:value-type="float">
            <text:p>48</text:p>
          </table:table-cell>
          <table:table-cell table:style-name="ce9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B$2]*EXP([.$B$3]*(1/([.A11]+273.15)-1/298.15))" office:value-type="float" office:value="326.087880263269" calcext:value-type="float">
            <text:p>326</text:p>
          </table:table-cell>
          <table:table-cell table:formula="of:=[.$D$2]/(([.$D$3]+[.B11])/[.B11])" office:value-type="float" office:value="0.394737826560773" calcext:value-type="float">
            <text:p>0.395</text:p>
          </table:table-cell>
          <table:table-cell table:formula="of:=[.C11]/[.$F$2]*(2^[.$F$3]-1)" office:value-type="float" office:value="538.817133255456" calcext:value-type="float">
            <text:p>539</text:p>
          </table:table-cell>
          <table:table-cell table:formula="of:=[.A11]*10" office:value-type="float" office:value="1500" calcext:value-type="float">
            <text:p>150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B$2]*EXP([.$B$3]*(1/([.A12]+273.15)-1/298.15))" office:value-type="float" office:value="296.431263493711" calcext:value-type="float">
            <text:p>296</text:p>
          </table:table-cell>
          <table:table-cell table:formula="of:=[.$D$2]/(([.$D$3]+[.B12])/[.B12])" office:value-type="float" office:value="0.362784389416173" calcext:value-type="float">
            <text:p>0.363</text:p>
          </table:table-cell>
          <table:table-cell table:formula="of:=[.C12]/[.$F$2]*(2^[.$F$3]-1)" office:value-type="float" office:value="495.200691553076" calcext:value-type="float">
            <text:p>495</text:p>
          </table:table-cell>
          <table:table-cell table:formula="of:=[.A12]*10" office:value-type="float" office:value="1550" calcext:value-type="float">
            <text:p>15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1546" calcext:value-type="float">
            <text:p>1546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B$2]*EXP([.$B$3]*(1/([.A13]+273.15)-1/298.15))" office:value-type="float" office:value="270.065673828103" calcext:value-type="float">
            <text:p>270</text:p>
          </table:table-cell>
          <table:table-cell table:formula="of:=[.$D$2]/(([.$D$3]+[.B13])/[.B13])" office:value-type="float" office:value="0.333780825081726" calcext:value-type="float">
            <text:p>0.334</text:p>
          </table:table-cell>
          <table:table-cell table:formula="of:=[.C13]/[.$F$2]*(2^[.$F$3]-1)" office:value-type="float" office:value="455.610826236557" calcext:value-type="float">
            <text:p>456</text:p>
          </table:table-cell>
          <table:table-cell table:formula="of:=[.A13]*10" office:value-type="float" office:value="1600" calcext:value-type="float">
            <text:p>16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593" calcext:value-type="float">
            <text:p>1593</text:p>
          </table:table-cell>
          <table:table-cell/>
          <table:table-cell table:style-name="ce19" table:formula="of:=INT([.H7]*(2^[.H10]))" office:value-type="float" office:value="-1275015650" calcext:value-type="float">
            <text:p>-1275015650</text:p>
          </table:table-cell>
          <table:table-cell table:style-name="ce19" table:formula="of:=INT([.I7]*2^[.I10])" office:value-type="float" office:value="36576911" calcext:value-type="float">
            <text:p>36576911</text:p>
          </table:table-cell>
          <table:table-cell table:style-name="ce19" table:formula="of:=INT([.J7]*2^[.J10])" office:value-type="float" office:value="-407053" calcext:value-type="float">
            <text:p>-407053</text:p>
          </table:table-cell>
          <table:table-cell table:style-name="ce19" table:formula="of:=INT([.K7]*2^[.J10])" office:value-type="float" office:value="202079577" calcext:value-type="float">
            <text:p>202079577</text:p>
          </table:table-cell>
          <table:table-cell table:number-columns-repeated="10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B$2]*EXP([.$B$3]*(1/([.A14]+273.15)-1/298.15))" office:value-type="float" office:value="246.568773658568" calcext:value-type="float">
            <text:p>247</text:p>
          </table:table-cell>
          <table:table-cell table:formula="of:=[.$D$2]/(([.$D$3]+[.B14])/[.B14])" office:value-type="float" office:value="0.307445988621887" calcext:value-type="float">
            <text:p>0.307</text:p>
          </table:table-cell>
          <table:table-cell table:formula="of:=[.C14]/[.$F$2]*(2^[.$F$3]-1)" office:value-type="float" office:value="419.663774468876" calcext:value-type="float">
            <text:p>420</text:p>
          </table:table-cell>
          <table:table-cell table:formula="of:=[.A14]*10" office:value-type="float" office:value="1650" calcext:value-type="float">
            <text:p>16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1641" calcext:value-type="float">
            <text:p>1641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B$2]*EXP([.$B$3]*(1/([.A15]+273.15)-1/298.15))" office:value-type="float" office:value="225.579077037803" calcext:value-type="float">
            <text:p>226</text:p>
          </table:table-cell>
          <table:table-cell table:formula="of:=[.$D$2]/(([.$D$3]+[.B15])/[.B15])" office:value-type="float" office:value="0.283522580117679" calcext:value-type="float">
            <text:p>0.284</text:p>
          </table:table-cell>
          <table:table-cell table:formula="of:=[.C15]/[.$F$2]*(2^[.$F$3]-1)" office:value-type="float" office:value="387.008321860631" calcext:value-type="float">
            <text:p>387</text:p>
          </table:table-cell>
          <table:table-cell table:formula="of:=[.A15]*10" office:value-type="float" office:value="1700" calcext:value-type="float">
            <text:p>17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692" calcext:value-type="float">
            <text:p>1692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B$2]*EXP([.$B$3]*(1/([.A16]+273.15)-1/298.15))" office:value-type="float" office:value="206.786294252438" calcext:value-type="float">
            <text:p>207</text:p>
          </table:table-cell>
          <table:table-cell table:formula="of:=[.$D$2]/(([.$D$3]+[.B16])/[.B16])" office:value-type="float" office:value="0.261776261651222" calcext:value-type="float">
            <text:p>0.262</text:p>
          </table:table-cell>
          <table:table-cell table:formula="of:=[.C16]/[.$F$2]*(2^[.$F$3]-1)" office:value-type="float" office:value="357.324597153918" calcext:value-type="float">
            <text:p>357</text:p>
          </table:table-cell>
          <table:table-cell table:formula="of:=[.A16]*10" office:value-type="float" office:value="1750" calcext:value-type="float">
            <text:p>17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1744" calcext:value-type="float">
            <text:p>1744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B$2]*EXP([.$B$3]*(1/([.A17]+273.15)-1/298.15))" office:value-type="float" office:value="189.923340449919" calcext:value-type="float">
            <text:p>190</text:p>
          </table:table-cell>
          <table:table-cell table:formula="of:=[.$D$2]/(([.$D$3]+[.B17])/[.B17])" office:value-type="float" office:value="0.241994430374088" calcext:value-type="float">
            <text:p>0.242</text:p>
          </table:table-cell>
          <table:table-cell table:formula="of:=[.C17]/[.$F$2]*(2^[.$F$3]-1)" office:value-type="float" office:value="330.32239746063" calcext:value-type="float">
            <text:p>330</text:p>
          </table:table-cell>
          <table:table-cell table:style-name="ce30" table:formula="of:=[.A17]*10" office:value-type="float" office:value="1800" calcext:value-type="float">
            <text:p>18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1797" calcext:value-type="float">
            <text:p>1797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275015650) &gt;&gt; 16) + (int32_t) (((int64_t) pow2 * 36576911) &gt;&gt; 16) + (raw *-407053) + 202079577) &gt;&gt; 16);" calcext:value-type="string">
            <text:p>int32_t temp = (((int32_t) (((((int64_t) pow2 * raw) &gt;&gt; 16) * -1275015650) &gt;&gt; 16) + (int32_t) (((int64_t) pow2 * 36576911) &gt;&gt; 16) + (raw *-407053) + 202079577) &gt;&gt; 16);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B$2]*EXP([.$B$3]*(1/([.A18]+273.15)-1/298.15))" office:value-type="float" office:value="174.759700037394" calcext:value-type="float">
            <text:p>175</text:p>
          </table:table-cell>
          <table:table-cell table:formula="of:=[.$D$2]/(([.$D$3]+[.B18])/[.B18])" office:value-type="float" office:value="0.223984789770876" calcext:value-type="float">
            <text:p>0.224</text:p>
          </table:table-cell>
          <table:table-cell table:formula="of:=[.C18]/[.$F$2]*(2^[.$F$3]-1)" office:value-type="float" office:value="305.739238037245" calcext:value-type="float">
            <text:p>306</text:p>
          </table:table-cell>
          <table:table-cell table:style-name="ce30" table:formula="of:=[.A18]*10" office:value-type="float" office:value="1850" calcext:value-type="float">
            <text:p>18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1851" calcext:value-type="float">
            <text:p>1851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B$2]*EXP([.$B$3]*(1/([.A19]+273.15)-1/298.15))" office:value-type="float" office:value="161.095899465708" calcext:value-type="float">
            <text:p>161</text:p>
          </table:table-cell>
          <table:table-cell table:formula="of:=[.$D$2]/(([.$D$3]+[.B19])/[.B19])" office:value-type="float" office:value="0.207573823513497" calcext:value-type="float">
            <text:p>0.208</text:p>
          </table:table-cell>
          <table:table-cell table:formula="of:=[.C19]/[.$F$2]*(2^[.$F$3]-1)" office:value-type="float" office:value="283.338269095923" calcext:value-type="float">
            <text:p>283</text:p>
          </table:table-cell>
          <table:table-cell table:style-name="ce30" table:formula="of:=[.A19]*10" office:value-type="float" office:value="1900" calcext:value-type="float">
            <text:p>19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1904" calcext:value-type="float">
            <text:p>1904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B$2]*EXP([.$B$3]*(1/([.A20]+273.15)-1/298.15))" office:value-type="float" office:value="148.758889164965" calcext:value-type="float">
            <text:p>149</text:p>
          </table:table-cell>
          <table:table-cell table:formula="of:=[.$D$2]/(([.$D$3]+[.B20])/[.B20])" office:value-type="float" office:value="0.192605246550103" calcext:value-type="float">
            <text:p>0.193</text:p>
          </table:table-cell>
          <table:table-cell table:formula="of:=[.C20]/[.$F$2]*(2^[.$F$3]-1)" office:value-type="float" office:value="262.90616154089" calcext:value-type="float">
            <text:p>263</text:p>
          </table:table-cell>
          <table:table-cell table:style-name="ce30" table:formula="of:=[.A20]*10" office:value-type="float" office:value="1950" calcext:value-type="float">
            <text:p>19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956" calcext:value-type="float">
            <text:p>195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B$2]*EXP([.$B$3]*(1/([.A21]+273.15)-1/298.15))" office:value-type="float" office:value="137.598173618762" calcext:value-type="float">
            <text:p>138</text:p>
          </table:table-cell>
          <table:table-cell table:formula="of:=[.$D$2]/(([.$D$3]+[.B21])/[.B21])" office:value-type="float" office:value="0.178938485085044" calcext:value-type="float">
            <text:p>0.179</text:p>
          </table:table-cell>
          <table:table-cell table:formula="of:=[.C21]/[.$F$2]*(2^[.$F$3]-1)" office:value-type="float" office:value="244.251032141085" calcext:value-type="float">
            <text:p>244</text:p>
          </table:table-cell>
          <table:table-cell table:style-name="ce30" table:formula="of:=[.A21]*10" office:value-type="float" office:value="2000" calcext:value-type="float">
            <text:p>20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2008" calcext:value-type="float">
            <text:p>200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B$2]*EXP([.$B$3]*(1/([.A22]+273.15)-1/298.15))" office:value-type="float" office:value="127.482559011633" calcext:value-type="float">
            <text:p>127</text:p>
          </table:table-cell>
          <table:table-cell table:formula="of:=[.$D$2]/(([.$D$3]+[.B22])/[.B22])" office:value-type="float" office:value="0.166447219680479" calcext:value-type="float">
            <text:p>0.166</text:p>
          </table:table-cell>
          <table:table-cell table:formula="of:=[.C22]/[.$F$2]*(2^[.$F$3]-1)" office:value-type="float" office:value="227.200454863854" calcext:value-type="float">
            <text:p>227</text:p>
          </table:table-cell>
          <table:table-cell table:style-name="ce30" table:formula="of:=[.A22]*10" office:value-type="float" office:value="2050" calcext:value-type="float">
            <text:p>205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2058" calcext:value-type="float">
            <text:p>205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B$2]*EXP([.$B$3]*(1/([.A23]+273.15)-1/298.15))" office:value-type="float" office:value="118.297412225238" calcext:value-type="float">
            <text:p>118</text:p>
          </table:table-cell>
          <table:table-cell table:formula="of:=[.$D$2]/(([.$D$3]+[.B23])/[.B23])" office:value-type="float" office:value="0.155018012744703" calcext:value-type="float">
            <text:p>0.155</text:p>
          </table:table-cell>
          <table:table-cell table:formula="of:=[.C23]/[.$F$2]*(2^[.$F$3]-1)" office:value-type="float" office:value="211.59958739652" calcext:value-type="float">
            <text:p>212</text:p>
          </table:table-cell>
          <table:table-cell table:style-name="ce30" table:formula="of:=[.A23]*10" office:value-type="float" office:value="2100" calcext:value-type="float">
            <text:p>2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2107" calcext:value-type="float">
            <text:p>210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B$2]*EXP([.$B$3]*(1/([.A24]+273.15)-1/298.15))" office:value-type="float" office:value="109.942344485128" calcext:value-type="float">
            <text:p>110</text:p>
          </table:table-cell>
          <table:table-cell table:formula="of:=[.$D$2]/(([.$D$3]+[.B24])/[.B24])" office:value-type="float" office:value="0.144549032211075" calcext:value-type="float">
            <text:p>0.145</text:p>
          </table:table-cell>
          <table:table-cell table:formula="of:=[.C24]/[.$F$2]*(2^[.$F$3]-1)" office:value-type="float" office:value="197.309428968118" calcext:value-type="float">
            <text:p>197</text:p>
          </table:table-cell>
          <table:table-cell table:style-name="ce30" table:formula="of:=[.A24]*10" office:value-type="float" office:value="2150" calcext:value-type="float">
            <text:p>215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2154" calcext:value-type="float">
            <text:p>2154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B$2]*EXP([.$B$3]*(1/([.A25]+273.15)-1/298.15))" office:value-type="float" office:value="102.329248676353" calcext:value-type="float">
            <text:p>102</text:p>
          </table:table-cell>
          <table:table-cell table:formula="of:=[.$D$2]/(([.$D$3]+[.B25])/[.B25])" office:value-type="float" office:value="0.134948876456042" calcext:value-type="float">
            <text:p>0.135</text:p>
          </table:table-cell>
          <table:table-cell table:formula="of:=[.C25]/[.$F$2]*(2^[.$F$3]-1)" office:value-type="float" office:value="184.205216362497" calcext:value-type="float">
            <text:p>184</text:p>
          </table:table-cell>
          <table:table-cell table:style-name="ce30" table:formula="of:=[.A25]*10" office:value-type="float" office:value="2200" calcext:value-type="float">
            <text:p>22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2200" calcext:value-type="float">
            <text:p>22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B$2]*EXP([.$B$3]*(1/([.A26]+273.15)-1/298.15))" office:value-type="float" office:value="95.380632037374" calcext:value-type="float">
            <text:p>95</text:p>
          </table:table-cell>
          <table:table-cell table:formula="of:=[.$D$2]/(([.$D$3]+[.B26])/[.B26])" office:value-type="float" office:value="0.126135500805883" calcext:value-type="float">
            <text:p>0.126</text:p>
          </table:table-cell>
          <table:table-cell table:formula="of:=[.C26]/[.$F$2]*(2^[.$F$3]-1)" office:value-type="float" office:value="172.17495860003" calcext:value-type="float">
            <text:p>172</text:p>
          </table:table-cell>
          <table:table-cell table:style-name="ce30" table:formula="of:=[.A26]*10" office:value-type="float" office:value="2250" calcext:value-type="float">
            <text:p>225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2243" calcext:value-type="float">
            <text:p>224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B$2]*EXP([.$B$3]*(1/([.A27]+273.15)-1/298.15))" office:value-type="float" office:value="89.0281962225524" calcext:value-type="float">
            <text:p>89</text:p>
          </table:table-cell>
          <table:table-cell table:formula="of:=[.$D$2]/(([.$D$3]+[.B27])/[.B27])" office:value-type="float" office:value="0.118035242823" calcext:value-type="float">
            <text:p>0.118</text:p>
          </table:table-cell>
          <table:table-cell table:formula="of:=[.C27]/[.$F$2]*(2^[.$F$3]-1)" office:value-type="float" office:value="161.118106453395" calcext:value-type="float">
            <text:p>161</text:p>
          </table:table-cell>
          <table:table-cell table:style-name="ce30" table:formula="of:=[.A27]*10" office:value-type="float" office:value="2300" calcext:value-type="float">
            <text:p>23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2284" calcext:value-type="float">
            <text:p>2284</text:p>
          </table:table-cell>
          <table:table-cell table:style-name="ce14"/>
          <table:table-cell table:number-columns-repeated="1017"/>
        </table:table-row>
      </table:table>
      <table:table table:name="PT1000" table:style-name="ta1">
        <table:shapes>
          <draw:frame draw:z-index="0" draw:style-name="gr1" draw:text-style-name="P1" svg:width="244.63mm" svg:height="150.04mm" svg:x="-412.94mm" svg:y="92.2mm">
            <draw:object draw:notify-on-update-of-ranges="PT1000.D7:PT1000.D42 PT1000.E6:PT1000.E6 PT1000.E7:PT1000.E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38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3"/>
          <table:covered-table-cell table:style-name="ce6"/>
          <table:covered-table-cell table:style-name="ce33"/>
          <table:covered-table-cell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3.2mm" svg:y="0mm" draw:caption-point-x="2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68.05mm" svg:y="0mm" draw:caption-point-x="2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office:value-type="string" calcext:value-type="string">
            <text:p>t°C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3" calcext:value-type="float">
            <text:p>843</text:p>
          </table:table-cell>
          <table:table-cell table:formula="of:=[.$D$2]/(([.$D$3]+[.B7])/[.B7])" office:value-type="float" office:value="0.85781683626272" calcext:value-type="float">
            <text:p>0.858</text:p>
          </table:table-cell>
          <table:table-cell table:formula="of:=[.C7]/[.$F$2]*(2^[.$F$3]-1)" office:value-type="float" office:value="1170.91998149861" calcext:value-type="float">
            <text:p>1171</text:p>
          </table:table-cell>
          <table:table-cell table:formula="of:=[.A7]*10" office:value-type="float" office:value="-400" calcext:value-type="float">
            <text:p>-4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403" calcext:value-type="float">
            <text:p>-403</text:p>
          </table:table-cell>
          <table:table-cell/>
          <table:table-cell table:style-name="ce17" table:number-matrix-columns-spanned="4" table:number-matrix-rows-spanned="1" table:formula="of:=LINEST([.E7:.E42];([.D7:.D42])^{1;2;3})" office:value-type="float" office:value="0.000000611125594522392" calcext:value-type="float">
            <text:p>6.11125594522392E-07</text:p>
          </table:table-cell>
          <table:table-cell table:style-name="ce21" office:value-type="float" office:value="-0.00156279594104255" calcext:value-type="float">
            <text:p>-0.001562795941043</text:p>
          </table:table-cell>
          <table:table-cell table:style-name="ce21" office:value-type="float" office:value="3.66281492436361" calcext:value-type="float">
            <text:p>3.66281492436361</text:p>
          </table:table-cell>
          <table:table-cell table:style-name="ce21" office:value-type="float" office:value="-3529.42324577202" calcext:value-type="float">
            <text:p>-3529.42324577202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82" calcext:value-type="float">
            <text:p>882</text:p>
          </table:table-cell>
          <table:table-cell table:formula="of:=[.$D$2]/(([.$D$3]+[.B8])/[.B8])" office:value-type="float" office:value="0.886837294332724" calcext:value-type="float">
            <text:p>0.887</text:p>
          </table:table-cell>
          <table:table-cell table:formula="of:=[.C8]/[.$F$2]*(2^[.$F$3]-1)" office:value-type="float" office:value="1210.53290676417" calcext:value-type="float">
            <text:p>1211</text:p>
          </table:table-cell>
          <table:table-cell table:formula="of:=[.A8]*10" office:value-type="float" office:value="-300" calcext:value-type="float">
            <text:p>-3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302" calcext:value-type="float">
            <text:p>-302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22" calcext:value-type="float">
            <text:p>922</text:p>
          </table:table-cell>
          <table:table-cell table:formula="of:=[.$D$2]/(([.$D$3]+[.B9])/[.B9])" office:value-type="float" office:value="0.915894039735099" calcext:value-type="float">
            <text:p>0.916</text:p>
          </table:table-cell>
          <table:table-cell table:formula="of:=[.C9]/[.$F$2]*(2^[.$F$3]-1)" office:value-type="float" office:value="1250.19536423841" calcext:value-type="float">
            <text:p>1250</text:p>
          </table:table-cell>
          <table:table-cell table:formula="of:=[.A9]*10" office:value-type="float" office:value="-200" calcext:value-type="float">
            <text:p>-2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199" calcext:value-type="float">
            <text:p>-199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961" calcext:value-type="float">
            <text:p>961</text:p>
          </table:table-cell>
          <table:table-cell table:formula="of:=[.$D$2]/(([.$D$3]+[.B10])/[.B10])" office:value-type="float" office:value="0.943558464742636" calcext:value-type="float">
            <text:p>0.944</text:p>
          </table:table-cell>
          <table:table-cell table:formula="of:=[.C10]/[.$F$2]*(2^[.$F$3]-1)" office:value-type="float" office:value="1287.9573043737" calcext:value-type="float">
            <text:p>1288</text:p>
          </table:table-cell>
          <table:table-cell table:formula="of:=[.A10]*10" office:value-type="float" office:value="-100" calcext:value-type="float">
            <text:p>-1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99" calcext:value-type="float">
            <text:p>-99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$D$2]/(([.$D$3]+[.B11])/[.B11])" office:value-type="float" office:value="0.970588235294118" calcext:value-type="float">
            <text:p>0.971</text:p>
          </table:table-cell>
          <table:table-cell table:formula="of:=[.C11]/[.$F$2]*(2^[.$F$3]-1)" office:value-type="float" office:value="1324.85294117647" calcext:value-type="float">
            <text:p>1325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9" calcext:value-type="float">
            <text:p>1039</text:p>
          </table:table-cell>
          <table:table-cell table:formula="of:=[.$D$2]/(([.$D$3]+[.B12])/[.B12])" office:value-type="float" office:value="0.99700494329747" calcext:value-type="float">
            <text:p>0.997</text:p>
          </table:table-cell>
          <table:table-cell table:formula="of:=[.C12]/[.$F$2]*(2^[.$F$3]-1)" office:value-type="float" office:value="1360.91174760105" calcext:value-type="float">
            <text:p>1361</text:p>
          </table:table-cell>
          <table:table-cell table:formula="of:=[.A12]*10" office:value-type="float" office:value="100" calcext:value-type="float">
            <text:p>1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101" calcext:value-type="float">
            <text:p>101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8" calcext:value-type="float">
            <text:p>1078</text:p>
          </table:table-cell>
          <table:table-cell table:formula="of:=[.$D$2]/(([.$D$3]+[.B13])/[.B13])" office:value-type="float" office:value="1.02282921219091" calcext:value-type="float">
            <text:p>1.023</text:p>
          </table:table-cell>
          <table:table-cell table:formula="of:=[.C13]/[.$F$2]*(2^[.$F$3]-1)" office:value-type="float" office:value="1396.1618746406" calcext:value-type="float">
            <text:p>1396</text:p>
          </table:table-cell>
          <table:table-cell table:formula="of:=[.A13]*10" office:value-type="float" office:value="200" calcext:value-type="float">
            <text:p>2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201" calcext:value-type="float">
            <text:p>201</text:p>
          </table:table-cell>
          <table:table-cell/>
          <table:table-cell table:style-name="ce19" table:formula="of:=INT([.H7]*(2^[.H10]))" office:value-type="float" office:value="172016562" calcext:value-type="float">
            <text:p>172016562</text:p>
          </table:table-cell>
          <table:table-cell table:style-name="ce19" table:formula="of:=INT([.I7]*2^[.I10])" office:value-type="float" office:value="-6712158" calcext:value-type="float">
            <text:p>-6712158</text:p>
          </table:table-cell>
          <table:table-cell table:style-name="ce19" table:formula="of:=INT([.J7]*2^[.J10])" office:value-type="float" office:value="240046" calcext:value-type="float">
            <text:p>240046</text:p>
          </table:table-cell>
          <table:table-cell table:style-name="ce19" table:formula="of:=INT([.K7]*2^[.J10])" office:value-type="float" office:value="-231304282" calcext:value-type="float">
            <text:p>-23130428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7" calcext:value-type="float">
            <text:p>1097</text:p>
          </table:table-cell>
          <table:table-cell table:formula="of:=[.$D$2]/(([.$D$3]+[.B14])/[.B14])" office:value-type="float" office:value="1.03520160137261" calcext:value-type="float">
            <text:p>1.035</text:p>
          </table:table-cell>
          <table:table-cell table:formula="of:=[.C14]/[.$F$2]*(2^[.$F$3]-1)" office:value-type="float" office:value="1413.05018587361" calcext:value-type="float">
            <text:p>1413</text:p>
          </table:table-cell>
          <table:table-cell table:formula="of:=[.A14]*10" office:value-type="float" office:value="250" calcext:value-type="float">
            <text:p>2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formula="of:=[.$D$2]/(([.$D$3]+[.B15])/[.B15])" office:value-type="float" office:value="1.04808075063975" calcext:value-type="float">
            <text:p>1.048</text:p>
          </table:table-cell>
          <table:table-cell table:formula="of:=[.C15]/[.$F$2]*(2^[.$F$3]-1)" office:value-type="float" office:value="1430.63022462326" calcext:value-type="float">
            <text:p>1431</text:p>
          </table:table-cell>
          <table:table-cell table:formula="of:=[.A15]*10" office:value-type="float" office:value="300" calcext:value-type="float">
            <text:p>3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301" calcext:value-type="float">
            <text:p>301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5" calcext:value-type="float">
            <text:p>1155</text:p>
          </table:table-cell>
          <table:table-cell table:formula="of:=[.$D$2]/(([.$D$3]+[.B16])/[.B16])" office:value-type="float" office:value="1.07215189873418" calcext:value-type="float">
            <text:p>1.072</text:p>
          </table:table-cell>
          <table:table-cell table:formula="of:=[.C16]/[.$F$2]*(2^[.$F$3]-1)" office:value-type="float" office:value="1463.48734177215" calcext:value-type="float">
            <text:p>1463</text:p>
          </table:table-cell>
          <table:table-cell table:formula="of:=[.A16]*10" office:value-type="float" office:value="400" calcext:value-type="float">
            <text:p>4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399" calcext:value-type="float">
            <text:p>399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94" calcext:value-type="float">
            <text:p>1194</text:p>
          </table:table-cell>
          <table:table-cell table:formula="of:=[.$D$2]/(([.$D$3]+[.B17])/[.B17])" office:value-type="float" office:value="1.09632721202003" calcext:value-type="float">
            <text:p>1.096</text:p>
          </table:table-cell>
          <table:table-cell table:formula="of:=[.C17]/[.$F$2]*(2^[.$F$3]-1)" office:value-type="float" office:value="1496.48664440735" calcext:value-type="float">
            <text:p>1496</text:p>
          </table:table-cell>
          <table:table-cell table:formula="of:=[.A17]*10" office:value-type="float" office:value="500" calcext:value-type="float">
            <text:p>5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500" calcext:value-type="float">
            <text:p>500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172016562) &gt;&gt; 16) + (int32_t) (((int64_t) pow2 * -6712158) &gt;&gt; 16) + (raw *240046) + -231304282) &gt;&gt; 16);" calcext:value-type="string">
            <text:p>int32_t temp = (((int32_t) (((((int64_t) pow2 * raw) &gt;&gt; 16) * 172016562) &gt;&gt; 16) + (int32_t) (((int64_t) pow2 * -6712158) &gt;&gt; 16) + (raw *240046) + -231304282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2" calcext:value-type="float">
            <text:p>1232</text:p>
          </table:table-cell>
          <table:table-cell table:formula="of:=[.$D$2]/(([.$D$3]+[.B18])/[.B18])" office:value-type="float" office:value="1.11938325991189" calcext:value-type="float">
            <text:p>1.119</text:p>
          </table:table-cell>
          <table:table-cell table:formula="of:=[.C18]/[.$F$2]*(2^[.$F$3]-1)" office:value-type="float" office:value="1527.95814977974" calcext:value-type="float">
            <text:p>1528</text:p>
          </table:table-cell>
          <table:table-cell table:formula="of:=[.A18]*10" office:value-type="float" office:value="600" calcext:value-type="float">
            <text:p>60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598" calcext:value-type="float">
            <text:p>598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71" calcext:value-type="float">
            <text:p>1271</text:p>
          </table:table-cell>
          <table:table-cell table:formula="of:=[.$D$2]/(([.$D$3]+[.B19])/[.B19])" office:value-type="float" office:value="1.14254971397439" calcext:value-type="float">
            <text:p>1.143</text:p>
          </table:table-cell>
          <table:table-cell table:formula="of:=[.C19]/[.$F$2]*(2^[.$F$3]-1)" office:value-type="float" office:value="1559.58035957505" calcext:value-type="float">
            <text:p>1560</text:p>
          </table:table-cell>
          <table:table-cell table:formula="of:=[.A19]*10" office:value-type="float" office:value="700" calcext:value-type="float">
            <text:p>7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700" calcext:value-type="float">
            <text:p>7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table:formula="of:=[.$D$2]/(([.$D$3]+[.B20])/[.B20])" office:value-type="float" office:value="1.16465354543004" calcext:value-type="float">
            <text:p>1.165</text:p>
          </table:table-cell>
          <table:table-cell table:formula="of:=[.C20]/[.$F$2]*(2^[.$F$3]-1)" office:value-type="float" office:value="1589.752089512" calcext:value-type="float">
            <text:p>1590</text:p>
          </table:table-cell>
          <table:table-cell table:formula="of:=[.A20]*10" office:value-type="float" office:value="800" calcext:value-type="float">
            <text:p>8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799" calcext:value-type="float">
            <text:p>7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7" calcext:value-type="float">
            <text:p>1347</text:p>
          </table:table-cell>
          <table:table-cell table:formula="of:=[.$D$2]/(([.$D$3]+[.B21])/[.B21])" office:value-type="float" office:value="1.18630904723779" calcext:value-type="float">
            <text:p>1.186</text:p>
          </table:table-cell>
          <table:table-cell table:formula="of:=[.C21]/[.$F$2]*(2^[.$F$3]-1)" office:value-type="float" office:value="1619.31184947958" calcext:value-type="float">
            <text:p>1619</text:p>
          </table:table-cell>
          <table:table-cell table:formula="of:=[.A21]*10" office:value-type="float" office:value="900" calcext:value-type="float">
            <text:p>9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898" calcext:value-type="float">
            <text:p>8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85" calcext:value-type="float">
            <text:p>1385</text:p>
          </table:table-cell>
          <table:table-cell table:formula="of:=[.$D$2]/(([.$D$3]+[.B22])/[.B22])" office:value-type="float" office:value="1.20752972258917" calcext:value-type="float">
            <text:p>1.208</text:p>
          </table:table-cell>
          <table:table-cell table:formula="of:=[.C22]/[.$F$2]*(2^[.$F$3]-1)" office:value-type="float" office:value="1648.27807133421" calcext:value-type="float">
            <text:p>1648</text:p>
          </table:table-cell>
          <table:table-cell table:formula="of:=[.A22]*10" office:value-type="float" office:value="1000" calcext:value-type="float">
            <text:p>10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998" calcext:value-type="float">
            <text:p>9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23" calcext:value-type="float">
            <text:p>1423</text:p>
          </table:table-cell>
          <table:table-cell table:formula="of:=[.$D$2]/(([.$D$3]+[.B23])/[.B23])" office:value-type="float" office:value="1.22832853779754" calcext:value-type="float">
            <text:p>1.228</text:p>
          </table:table-cell>
          <table:table-cell table:formula="of:=[.C23]/[.$F$2]*(2^[.$F$3]-1)" office:value-type="float" office:value="1676.66845409364" calcext:value-type="float">
            <text:p>1677</text:p>
          </table:table-cell>
          <table:table-cell table:formula="of:=[.A23]*10" office:value-type="float" office:value="1100" calcext:value-type="float">
            <text:p>1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1099" calcext:value-type="float">
            <text:p>10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61" calcext:value-type="float">
            <text:p>1461</text:p>
          </table:table-cell>
          <table:table-cell table:formula="of:=[.$D$2]/(([.$D$3]+[.B24])/[.B24])" office:value-type="float" office:value="1.24871794871795" calcext:value-type="float">
            <text:p>1.249</text:p>
          </table:table-cell>
          <table:table-cell table:formula="of:=[.C24]/[.$F$2]*(2^[.$F$3]-1)" office:value-type="float" office:value="1704.5" calcext:value-type="float">
            <text:p>1705</text:p>
          </table:table-cell>
          <table:table-cell table:formula="of:=[.A24]*10" office:value-type="float" office:value="1200" calcext:value-type="float">
            <text:p>12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1199" calcext:value-type="float">
            <text:p>11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98" calcext:value-type="float">
            <text:p>1498</text:p>
          </table:table-cell>
          <table:table-cell table:formula="of:=[.$D$2]/(([.$D$3]+[.B25])/[.B25])" office:value-type="float" office:value="1.26818881477681" calcext:value-type="float">
            <text:p>1.268</text:p>
          </table:table-cell>
          <table:table-cell table:formula="of:=[.C25]/[.$F$2]*(2^[.$F$3]-1)" office:value-type="float" office:value="1731.07773217034" calcext:value-type="float">
            <text:p>1731</text:p>
          </table:table-cell>
          <table:table-cell table:formula="of:=[.A25]*10" office:value-type="float" office:value="1300" calcext:value-type="float">
            <text:p>13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1298" calcext:value-type="float">
            <text:p>12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36" calcext:value-type="float">
            <text:p>1536</text:p>
          </table:table-cell>
          <table:table-cell table:formula="of:=[.$D$2]/(([.$D$3]+[.B26])/[.B26])" office:value-type="float" office:value="1.28780487804878" calcext:value-type="float">
            <text:p>1.288</text:p>
          </table:table-cell>
          <table:table-cell table:formula="of:=[.C26]/[.$F$2]*(2^[.$F$3]-1)" office:value-type="float" office:value="1757.85365853659" calcext:value-type="float">
            <text:p>1758</text:p>
          </table:table-cell>
          <table:table-cell table:formula="of:=[.A26]*10" office:value-type="float" office:value="1400" calcext:value-type="float">
            <text:p>1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1399" calcext:value-type="float">
            <text:p>13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3" calcext:value-type="float">
            <text:p>1573</text:p>
          </table:table-cell>
          <table:table-cell table:formula="of:=[.$D$2]/(([.$D$3]+[.B27])/[.B27])" office:value-type="float" office:value="1.30654417316889" calcext:value-type="float">
            <text:p>1.307</text:p>
          </table:table-cell>
          <table:table-cell table:formula="of:=[.C27]/[.$F$2]*(2^[.$F$3]-1)" office:value-type="float" office:value="1783.43279637553" calcext:value-type="float">
            <text:p>1783</text:p>
          </table:table-cell>
          <table:table-cell table:formula="of:=[.A27]*10" office:value-type="float" office:value="1500" calcext:value-type="float">
            <text:p>15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1498" calcext:value-type="float">
            <text:p>14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0" calcext:value-type="float">
            <text:p>1610</text:p>
          </table:table-cell>
          <table:table-cell table:formula="of:=[.$D$2]/(([.$D$3]+[.B28])/[.B28])" office:value-type="float" office:value="1.32493765586035" calcext:value-type="float">
            <text:p>1.325</text:p>
          </table:table-cell>
          <table:table-cell table:formula="of:=[.C28]/[.$F$2]*(2^[.$F$3]-1)" office:value-type="float" office:value="1808.53990024938" calcext:value-type="float">
            <text:p>1809</text:p>
          </table:table-cell>
          <table:table-cell table:formula="of:=[.A28]*10" office:value-type="float" office:value="1600" calcext:value-type="float">
            <text:p>16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1598" calcext:value-type="float">
            <text:p>15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48" calcext:value-type="float">
            <text:p>1648</text:p>
          </table:table-cell>
          <table:table-cell table:formula="of:=[.$D$2]/(([.$D$3]+[.B29])/[.B29])" office:value-type="float" office:value="1.34347826086957" calcext:value-type="float">
            <text:p>1.343</text:p>
          </table:table-cell>
          <table:table-cell table:formula="of:=[.C29]/[.$F$2]*(2^[.$F$3]-1)" office:value-type="float" office:value="1833.84782608696" calcext:value-type="float">
            <text:p>1834</text:p>
          </table:table-cell>
          <table:table-cell table:formula="of:=[.A29]*10" office:value-type="float" office:value="1700" calcext:value-type="float">
            <text:p>17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1700" calcext:value-type="float">
            <text:p>170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85" calcext:value-type="float">
            <text:p>1685</text:p>
          </table:table-cell>
          <table:table-cell table:formula="of:=[.$D$2]/(([.$D$3]+[.B30])/[.B30])" office:value-type="float" office:value="1.36119951040392" calcext:value-type="float">
            <text:p>1.361</text:p>
          </table:table-cell>
          <table:table-cell table:formula="of:=[.C30]/[.$F$2]*(2^[.$F$3]-1)" office:value-type="float" office:value="1858.03733170135" calcext:value-type="float">
            <text:p>1858</text:p>
          </table:table-cell>
          <table:table-cell table:formula="of:=[.A30]*10" office:value-type="float" office:value="1800" calcext:value-type="float">
            <text:p>18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1801" calcext:value-type="float">
            <text:p>1801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22" calcext:value-type="float">
            <text:p>1722</text:p>
          </table:table-cell>
          <table:table-cell table:formula="of:=[.$D$2]/(([.$D$3]+[.B31])/[.B31])" office:value-type="float" office:value="1.37860262008734" calcext:value-type="float">
            <text:p>1.379</text:p>
          </table:table-cell>
          <table:table-cell table:formula="of:=[.C31]/[.$F$2]*(2^[.$F$3]-1)" office:value-type="float" office:value="1881.79257641921" calcext:value-type="float">
            <text:p>1882</text:p>
          </table:table-cell>
          <table:table-cell table:formula="of:=[.A31]*10" office:value-type="float" office:value="1900" calcext:value-type="float">
            <text:p>19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901" calcext:value-type="float">
            <text:p>1901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58" calcext:value-type="float">
            <text:p>1758</text:p>
          </table:table-cell>
          <table:table-cell table:formula="of:=[.$D$2]/(([.$D$3]+[.B32])/[.B32])" office:value-type="float" office:value="1.3952380952381" calcext:value-type="float">
            <text:p>1.395</text:p>
          </table:table-cell>
          <table:table-cell table:formula="of:=[.C32]/[.$F$2]*(2^[.$F$3]-1)" office:value-type="float" office:value="1904.5" calcext:value-type="float">
            <text:p>1905</text:p>
          </table:table-cell>
          <table:table-cell table:formula="of:=[.A32]*10" office:value-type="float" office:value="2000" calcext:value-type="float">
            <text:p>20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999" calcext:value-type="float">
            <text:p>1999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95" calcext:value-type="float">
            <text:p>1795</text:p>
          </table:table-cell>
          <table:table-cell table:formula="of:=[.$D$2]/(([.$D$3]+[.B33])/[.B33])" office:value-type="float" office:value="1.41203814064362" calcext:value-type="float">
            <text:p>1.412</text:p>
          </table:table-cell>
          <table:table-cell table:formula="of:=[.C33]/[.$F$2]*(2^[.$F$3]-1)" office:value-type="float" office:value="1927.43206197855" calcext:value-type="float">
            <text:p>1927</text:p>
          </table:table-cell>
          <table:table-cell table:formula="of:=[.A33]*10" office:value-type="float" office:value="2100" calcext:value-type="float">
            <text:p>2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32" calcext:value-type="float">
            <text:p>1832</text:p>
          </table:table-cell>
          <table:table-cell table:formula="of:=[.$D$2]/(([.$D$3]+[.B34])/[.B34])" office:value-type="float" office:value="1.42854442344045" calcext:value-type="float">
            <text:p>1.429</text:p>
          </table:table-cell>
          <table:table-cell table:formula="of:=[.C34]/[.$F$2]*(2^[.$F$3]-1)" office:value-type="float" office:value="1949.96313799622" calcext:value-type="float">
            <text:p>1950</text:p>
          </table:table-cell>
          <table:table-cell table:formula="of:=[.A34]*10" office:value-type="float" office:value="2200" calcext:value-type="float">
            <text:p>22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2201" calcext:value-type="float">
            <text:p>2201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68" calcext:value-type="float">
            <text:p>1868</text:p>
          </table:table-cell>
          <table:table-cell table:formula="of:=[.$D$2]/(([.$D$3]+[.B35])/[.B35])" office:value-type="float" office:value="1.44432989690722" calcext:value-type="float">
            <text:p>1.444</text:p>
          </table:table-cell>
          <table:table-cell table:formula="of:=[.C35]/[.$F$2]*(2^[.$F$3]-1)" office:value-type="float" office:value="1971.51030927835" calcext:value-type="float">
            <text:p>1972</text:p>
          </table:table-cell>
          <table:table-cell table:formula="of:=[.A35]*10" office:value-type="float" office:value="2300" calcext:value-type="float">
            <text:p>23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2300" calcext:value-type="float">
            <text:p>2300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5" calcext:value-type="float">
            <text:p>1905</text:p>
          </table:table-cell>
          <table:table-cell table:formula="of:=[.$D$2]/(([.$D$3]+[.B36])/[.B36])" office:value-type="float" office:value="1.4602787456446" calcext:value-type="float">
            <text:p>1.460</text:p>
          </table:table-cell>
          <table:table-cell table:formula="of:=[.C36]/[.$F$2]*(2^[.$F$3]-1)" office:value-type="float" office:value="1993.28048780488" calcext:value-type="float">
            <text:p>1993</text:p>
          </table:table-cell>
          <table:table-cell table:formula="of:=[.A36]*10" office:value-type="float" office:value="2400" calcext:value-type="float">
            <text:p>24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2402" calcext:value-type="float">
            <text:p>2402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41" calcext:value-type="float">
            <text:p>1941</text:p>
          </table:table-cell>
          <table:table-cell table:formula="of:=[.$D$2]/(([.$D$3]+[.B37])/[.B37])" office:value-type="float" office:value="1.47553559087768" calcext:value-type="float">
            <text:p>1.476</text:p>
          </table:table-cell>
          <table:table-cell table:formula="of:=[.C37]/[.$F$2]*(2^[.$F$3]-1)" office:value-type="float" office:value="2014.10608154803" calcext:value-type="float">
            <text:p>2014</text:p>
          </table:table-cell>
          <table:table-cell table:formula="of:=[.A37]*10" office:value-type="float" office:value="2500" calcext:value-type="float">
            <text:p>250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2501" calcext:value-type="float">
            <text:p>2501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77" calcext:value-type="float">
            <text:p>1977</text:p>
          </table:table-cell>
          <table:table-cell table:formula="of:=[.$D$2]/(([.$D$3]+[.B38])/[.B38])" office:value-type="float" office:value="1.49054146675805" calcext:value-type="float">
            <text:p>1.491</text:p>
          </table:table-cell>
          <table:table-cell table:formula="of:=[.C38]/[.$F$2]*(2^[.$F$3]-1)" office:value-type="float" office:value="2034.58910212474" calcext:value-type="float">
            <text:p>2035</text:p>
          </table:table-cell>
          <table:table-cell table:formula="of:=[.A38]*10" office:value-type="float" office:value="2600" calcext:value-type="float">
            <text:p>26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2600" calcext:value-type="float">
            <text:p>2600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13" calcext:value-type="float">
            <text:p>2013</text:p>
          </table:table-cell>
          <table:table-cell table:formula="of:=[.$D$2]/(([.$D$3]+[.B39])/[.B39])" office:value-type="float" office:value="1.50530251529572" calcext:value-type="float">
            <text:p>1.505</text:p>
          </table:table-cell>
          <table:table-cell table:formula="of:=[.C39]/[.$F$2]*(2^[.$F$3]-1)" office:value-type="float" office:value="2054.73793337865" calcext:value-type="float">
            <text:p>2055</text:p>
          </table:table-cell>
          <table:table-cell table:formula="of:=[.A39]*10" office:value-type="float" office:value="2700" calcext:value-type="float">
            <text:p>270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2700" calcext:value-type="float">
            <text:p>2700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049" calcext:value-type="float">
            <text:p>2049</text:p>
          </table:table-cell>
          <table:table-cell table:formula="of:=[.$D$2]/(([.$D$3]+[.B40])/[.B40])" office:value-type="float" office:value="1.5198246797033" calcext:value-type="float">
            <text:p>1.520</text:p>
          </table:table-cell>
          <table:table-cell table:formula="of:=[.C40]/[.$F$2]*(2^[.$F$3]-1)" office:value-type="float" office:value="2074.56068779501" calcext:value-type="float">
            <text:p>2075</text:p>
          </table:table-cell>
          <table:table-cell table:formula="of:=[.A40]*10" office:value-type="float" office:value="2800" calcext:value-type="float">
            <text:p>28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2799" calcext:value-type="float">
            <text:p>2799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85" calcext:value-type="float">
            <text:p>2085</text:p>
          </table:table-cell>
          <table:table-cell table:formula="of:=[.$D$2]/(([.$D$3]+[.B41])/[.B41])" office:value-type="float" office:value="1.53411371237458" calcext:value-type="float">
            <text:p>1.534</text:p>
          </table:table-cell>
          <table:table-cell table:formula="of:=[.C41]/[.$F$2]*(2^[.$F$3]-1)" office:value-type="float" office:value="2094.0652173913" calcext:value-type="float">
            <text:p>2094</text:p>
          </table:table-cell>
          <table:table-cell table:formula="of:=[.A41]*10" office:value-type="float" office:value="2900" calcext:value-type="float">
            <text:p>290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2899" calcext:value-type="float">
            <text:p>2899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20" calcext:value-type="float">
            <text:p>2120</text:p>
          </table:table-cell>
          <table:table-cell table:formula="of:=[.$D$2]/(([.$D$3]+[.B42])/[.B42])" office:value-type="float" office:value="1.54778761061947" calcext:value-type="float">
            <text:p>1.548</text:p>
          </table:table-cell>
          <table:table-cell table:formula="of:=[.C42]/[.$F$2]*(2^[.$F$3]-1)" office:value-type="float" office:value="2112.73008849558" calcext:value-type="float">
            <text:p>2113</text:p>
          </table:table-cell>
          <table:table-cell table:formula="of:=[.A42]*10" office:value-type="float" office:value="3000" calcext:value-type="float">
            <text:p>30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2996" calcext:value-type="float">
            <text:p>2996</text:p>
          </table:table-cell>
          <table:table-cell table:number-columns-repeated="1018"/>
        </table:table-row>
      </table:table>
      <table:table table:name="KTY84" table:style-name="ta1">
        <table:shapes>
          <draw:frame draw:z-index="0" draw:style-name="gr1" draw:text-style-name="P1" svg:width="244.63mm" svg:height="150.04mm" svg:x="168.31mm" svg:y="92.2mm">
            <draw:object draw:notify-on-update-of-ranges="KTY84.D7:KTY84.D42 KTY84.E6:KTY84.E6 KTY84.E7:KTY84.E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ce7"/>
        <table:table-column table:style-name="co2" table:default-cell-style-name="ce8"/>
        <table:table-column table:style-name="co2" table:default-cell-style-name="ce38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3"/>
          <table:covered-table-cell table:style-name="ce6"/>
          <table:covered-table-cell table:style-name="ce33"/>
          <table:covered-table-cell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6.04mm" svg:y="0mm" draw:caption-point-x="-0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70.89mm" svg:y="0mm" draw:caption-point-x="-0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office:value-type="string" calcext:value-type="string">
            <text:p>t°C</text:p>
          </table:table-cell>
          <table:table-cell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[.$D$2]/(([.$D$3]+[.B7])/[.B7])" office:value-type="float" office:value="0.429394708227619" calcext:value-type="float">
            <text:p>0.429</text:p>
          </table:table-cell>
          <table:table-cell table:formula="of:=[.C7]/[.$F$2]*(2^[.$F$3]-1)" office:value-type="float" office:value="586.123776730699" calcext:value-type="float">
            <text:p>586</text:p>
          </table:table-cell>
          <table:table-cell table:formula="of:=[.A7]*10" office:value-type="float" office:value="-400" calcext:value-type="float">
            <text:p>-4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394" calcext:value-type="float">
            <text:p>-394</text:p>
          </table:table-cell>
          <table:table-cell/>
          <table:table-cell table:style-name="ce17" table:number-matrix-columns-spanned="4" table:number-matrix-rows-spanned="1" table:formula="of:=LINEST([.E7:.E42];([.D7:.D42])^{1;2;3})" office:value-type="float" office:value="0.000000220412292988814" calcext:value-type="float">
            <text:p>2.20412292988814E-07</text:p>
          </table:table-cell>
          <table:table-cell table:style-name="ce21" office:value-type="float" office:value="-0.000919105223381833" calcext:value-type="float">
            <text:p>-0.000919105223382</text:p>
          </table:table-cell>
          <table:table-cell table:style-name="ce21" office:value-type="float" office:value="3.01312496395643" calcext:value-type="float">
            <text:p>3.01312496395643</text:p>
          </table:table-cell>
          <table:table-cell table:style-name="ce21" office:value-type="float" office:value="-1888.21980571585" calcext:value-type="float">
            <text:p>-1888.21980571585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[.$D$2]/(([.$D$3]+[.B8])/[.B8])" office:value-type="float" office:value="0.462307416696525" calcext:value-type="float">
            <text:p>0.462</text:p>
          </table:table-cell>
          <table:table-cell table:formula="of:=[.C8]/[.$F$2]*(2^[.$F$3]-1)" office:value-type="float" office:value="631.049623790756" calcext:value-type="float">
            <text:p>631</text:p>
          </table:table-cell>
          <table:table-cell table:formula="of:=[.A8]*10" office:value-type="float" office:value="-300" calcext:value-type="float">
            <text:p>-3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298" calcext:value-type="float">
            <text:p>-298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[.$D$2]/(([.$D$3]+[.B9])/[.B9])" office:value-type="float" office:value="0.495467422096317" calcext:value-type="float">
            <text:p>0.495</text:p>
          </table:table-cell>
          <table:table-cell table:formula="of:=[.C9]/[.$F$2]*(2^[.$F$3]-1)" office:value-type="float" office:value="676.313031161473" calcext:value-type="float">
            <text:p>676</text:p>
          </table:table-cell>
          <table:table-cell table:formula="of:=[.A9]*10" office:value-type="float" office:value="-200" calcext:value-type="float">
            <text:p>-2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203" calcext:value-type="float">
            <text:p>-203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[.$D$2]/(([.$D$3]+[.B10])/[.B10])" office:value-type="float" office:value="0.530769230769231" calcext:value-type="float">
            <text:p>0.531</text:p>
          </table:table-cell>
          <table:table-cell table:formula="of:=[.C10]/[.$F$2]*(2^[.$F$3]-1)" office:value-type="float" office:value="724.5" calcext:value-type="float">
            <text:p>725</text:p>
          </table:table-cell>
          <table:table-cell table:formula="of:=[.A10]*10" office:value-type="float" office:value="-100" calcext:value-type="float">
            <text:p>-1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104" calcext:value-type="float">
            <text:p>-104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[.$D$2]/(([.$D$3]+[.B11])/[.B11])" office:value-type="float" office:value="0.567080745341615" calcext:value-type="float">
            <text:p>0.567</text:p>
          </table:table-cell>
          <table:table-cell table:formula="of:=[.C11]/[.$F$2]*(2^[.$F$3]-1)" office:value-type="float" office:value="774.065217391304" calcext:value-type="float">
            <text:p>774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-5" calcext:value-type="float">
            <text:p>-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$D$2]/(([.$D$3]+[.B12])/[.B12])" office:value-type="float" office:value="0.60428863172226" calcext:value-type="float">
            <text:p>0.604</text:p>
          </table:table-cell>
          <table:table-cell table:formula="of:=[.C12]/[.$F$2]*(2^[.$F$3]-1)" office:value-type="float" office:value="824.853982300885" calcext:value-type="float">
            <text:p>825</text:p>
          </table:table-cell>
          <table:table-cell table:formula="of:=[.A12]*10" office:value-type="float" office:value="100" calcext:value-type="float">
            <text:p>1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95" calcext:value-type="float">
            <text:p>95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[.$D$2]/(([.$D$3]+[.B13])/[.B13])" office:value-type="float" office:value="0.643173431734317" calcext:value-type="float">
            <text:p>0.643</text:p>
          </table:table-cell>
          <table:table-cell table:formula="of:=[.C13]/[.$F$2]*(2^[.$F$3]-1)" office:value-type="float" office:value="877.931734317343" calcext:value-type="float">
            <text:p>878</text:p>
          </table:table-cell>
          <table:table-cell table:formula="of:=[.A13]*10" office:value-type="float" office:value="200" calcext:value-type="float">
            <text:p>2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97" calcext:value-type="float">
            <text:p>197</text:p>
          </table:table-cell>
          <table:table-cell/>
          <table:table-cell table:style-name="ce19" table:formula="of:=INT([.H7]*(2^[.H10]))" office:value-type="float" office:value="62040545" calcext:value-type="float">
            <text:p>62040545</text:p>
          </table:table-cell>
          <table:table-cell table:style-name="ce19" table:formula="of:=INT([.I7]*2^[.I10])" office:value-type="float" office:value="-3947527" calcext:value-type="float">
            <text:p>-3947527</text:p>
          </table:table-cell>
          <table:table-cell table:style-name="ce19" table:formula="of:=INT([.J7]*2^[.J10])" office:value-type="float" office:value="197468" calcext:value-type="float">
            <text:p>197468</text:p>
          </table:table-cell>
          <table:table-cell table:style-name="ce19" table:formula="of:=INT([.K7]*2^[.J10])" office:value-type="float" office:value="-123746374" calcext:value-type="float">
            <text:p>-12374637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[.$D$2]/(([.$D$3]+[.B14])/[.B14])" office:value-type="float" office:value="0.662637362637363" calcext:value-type="float">
            <text:p>0.663</text:p>
          </table:table-cell>
          <table:table-cell table:formula="of:=[.C14]/[.$F$2]*(2^[.$F$3]-1)" office:value-type="float" office:value="904.5" calcext:value-type="float">
            <text:p>905</text:p>
          </table:table-cell>
          <table:table-cell table:formula="of:=[.A14]*10" office:value-type="float" office:value="250" calcext:value-type="float">
            <text:p>2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[.$D$2]/(([.$D$3]+[.B15])/[.B15])" office:value-type="float" office:value="0.682683410442829" calcext:value-type="float">
            <text:p>0.683</text:p>
          </table:table-cell>
          <table:table-cell table:formula="of:=[.C15]/[.$F$2]*(2^[.$F$3]-1)" office:value-type="float" office:value="931.862855254461" calcext:value-type="float">
            <text:p>932</text:p>
          </table:table-cell>
          <table:table-cell table:formula="of:=[.A15]*10" office:value-type="float" office:value="300" calcext:value-type="float">
            <text:p>3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299" calcext:value-type="float">
            <text:p>299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[.$D$2]/(([.$D$3]+[.B16])/[.B16])" office:value-type="float" office:value="0.721875" calcext:value-type="float">
            <text:p>0.722</text:p>
          </table:table-cell>
          <table:table-cell table:formula="of:=[.C16]/[.$F$2]*(2^[.$F$3]-1)" office:value-type="float" office:value="985.359375" calcext:value-type="float">
            <text:p>985</text:p>
          </table:table-cell>
          <table:table-cell table:formula="of:=[.A16]*10" office:value-type="float" office:value="400" calcext:value-type="float">
            <text:p>4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399" calcext:value-type="float">
            <text:p>399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[.$D$2]/(([.$D$3]+[.B17])/[.B17])" office:value-type="float" office:value="0.76316463805253" calcext:value-type="float">
            <text:p>0.763</text:p>
          </table:table-cell>
          <table:table-cell table:formula="of:=[.C17]/[.$F$2]*(2^[.$F$3]-1)" office:value-type="float" office:value="1041.7197309417" calcext:value-type="float">
            <text:p>1042</text:p>
          </table:table-cell>
          <table:table-cell table:formula="of:=[.A17]*10" office:value-type="float" office:value="500" calcext:value-type="float">
            <text:p>5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502" calcext:value-type="float">
            <text:p>502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62040545) &gt;&gt; 16) + (int32_t) (((int64_t) pow2 * -3947527) &gt;&gt; 16) + (raw *197468) + -123746374) &gt;&gt; 16);" calcext:value-type="string">
            <text:p>int32_t temp = (((int32_t) (((((int64_t) pow2 * raw) &gt;&gt; 16) * 62040545) &gt;&gt; 16) + (int32_t) (((int64_t) pow2 * -3947527) &gt;&gt; 16) + (raw *197468) + -123746374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[.$D$2]/(([.$D$3]+[.B18])/[.B18])" office:value-type="float" office:value="0.803939489442168" calcext:value-type="float">
            <text:p>0.804</text:p>
          </table:table-cell>
          <table:table-cell table:formula="of:=[.C18]/[.$F$2]*(2^[.$F$3]-1)" office:value-type="float" office:value="1097.37740308856" calcext:value-type="float">
            <text:p>1097</text:p>
          </table:table-cell>
          <table:table-cell table:formula="of:=[.A18]*10" office:value-type="float" office:value="600" calcext:value-type="float">
            <text:p>60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[.$D$2]/(([.$D$3]+[.B19])/[.B19])" office:value-type="float" office:value="0.84494730316181" calcext:value-type="float">
            <text:p>0.845</text:p>
          </table:table-cell>
          <table:table-cell table:formula="of:=[.C19]/[.$F$2]*(2^[.$F$3]-1)" office:value-type="float" office:value="1153.35306881587" calcext:value-type="float">
            <text:p>1153</text:p>
          </table:table-cell>
          <table:table-cell table:formula="of:=[.A19]*10" office:value-type="float" office:value="700" calcext:value-type="float">
            <text:p>7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702" calcext:value-type="float">
            <text:p>70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[.$D$2]/(([.$D$3]+[.B20])/[.B20])" office:value-type="float" office:value="0.886837294332724" calcext:value-type="float">
            <text:p>0.887</text:p>
          </table:table-cell>
          <table:table-cell table:formula="of:=[.C20]/[.$F$2]*(2^[.$F$3]-1)" office:value-type="float" office:value="1210.53290676417" calcext:value-type="float">
            <text:p>1211</text:p>
          </table:table-cell>
          <table:table-cell table:formula="of:=[.A20]*10" office:value-type="float" office:value="800" calcext:value-type="float">
            <text:p>8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803" calcext:value-type="float">
            <text:p>8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[.$D$2]/(([.$D$3]+[.B21])/[.B21])" office:value-type="float" office:value="0.92874251497006" calcext:value-type="float">
            <text:p>0.929</text:p>
          </table:table-cell>
          <table:table-cell table:formula="of:=[.C21]/[.$F$2]*(2^[.$F$3]-1)" office:value-type="float" office:value="1267.73353293413" calcext:value-type="float">
            <text:p>1268</text:p>
          </table:table-cell>
          <table:table-cell table:formula="of:=[.A21]*10" office:value-type="float" office:value="900" calcext:value-type="float">
            <text:p>9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903" calcext:value-type="float">
            <text:p>9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[.$D$2]/(([.$D$3]+[.B22])/[.B22])" office:value-type="float" office:value="0.970588235294118" calcext:value-type="float">
            <text:p>0.971</text:p>
          </table:table-cell>
          <table:table-cell table:formula="of:=[.C22]/[.$F$2]*(2^[.$F$3]-1)" office:value-type="float" office:value="1324.85294117647" calcext:value-type="float">
            <text:p>1325</text:p>
          </table:table-cell>
          <table:table-cell table:formula="of:=[.A22]*10" office:value-type="float" office:value="1000" calcext:value-type="float">
            <text:p>10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1003" calcext:value-type="float">
            <text:p>100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[.$D$2]/(([.$D$3]+[.B23])/[.B23])" office:value-type="float" office:value="1.01230502599653" calcext:value-type="float">
            <text:p>1.012</text:p>
          </table:table-cell>
          <table:table-cell table:formula="of:=[.C23]/[.$F$2]*(2^[.$F$3]-1)" office:value-type="float" office:value="1381.79636048527" calcext:value-type="float">
            <text:p>1382</text:p>
          </table:table-cell>
          <table:table-cell table:formula="of:=[.A23]*10" office:value-type="float" office:value="1100" calcext:value-type="float">
            <text:p>11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1101" calcext:value-type="float">
            <text:p>11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[.$D$2]/(([.$D$3]+[.B24])/[.B24])" office:value-type="float" office:value="1.05446555146016" calcext:value-type="float">
            <text:p>1.054</text:p>
          </table:table-cell>
          <table:table-cell table:formula="of:=[.C24]/[.$F$2]*(2^[.$F$3]-1)" office:value-type="float" office:value="1439.34547774312" calcext:value-type="float">
            <text:p>1439</text:p>
          </table:table-cell>
          <table:table-cell table:formula="of:=[.A24]*10" office:value-type="float" office:value="1200" calcext:value-type="float">
            <text:p>12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1201" calcext:value-type="float">
            <text:p>12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[.$D$2]/(([.$D$3]+[.B25])/[.B25])" office:value-type="float" office:value="1.09632721202003" calcext:value-type="float">
            <text:p>1.096</text:p>
          </table:table-cell>
          <table:table-cell table:formula="of:=[.C25]/[.$F$2]*(2^[.$F$3]-1)" office:value-type="float" office:value="1496.48664440735" calcext:value-type="float">
            <text:p>1496</text:p>
          </table:table-cell>
          <table:table-cell table:formula="of:=[.A25]*10" office:value-type="float" office:value="1300" calcext:value-type="float">
            <text:p>13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1301" calcext:value-type="float">
            <text:p>13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[.$D$2]/(([.$D$3]+[.B26])/[.B26])" office:value-type="float" office:value="1.13724740578919" calcext:value-type="float">
            <text:p>1.137</text:p>
          </table:table-cell>
          <table:table-cell table:formula="of:=[.C26]/[.$F$2]*(2^[.$F$3]-1)" office:value-type="float" office:value="1552.34270890224" calcext:value-type="float">
            <text:p>1552</text:p>
          </table:table-cell>
          <table:table-cell table:formula="of:=[.A26]*10" office:value-type="float" office:value="1400" calcext:value-type="float">
            <text:p>1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1398" calcext:value-type="float">
            <text:p>139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[.$D$2]/(([.$D$3]+[.B27])/[.B27])" office:value-type="float" office:value="1.17895018746652" calcext:value-type="float">
            <text:p>1.179</text:p>
          </table:table-cell>
          <table:table-cell table:formula="of:=[.C27]/[.$F$2]*(2^[.$F$3]-1)" office:value-type="float" office:value="1609.26700589181" calcext:value-type="float">
            <text:p>1609</text:p>
          </table:table-cell>
          <table:table-cell table:formula="of:=[.A27]*10" office:value-type="float" office:value="1500" calcext:value-type="float">
            <text:p>15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1499" calcext:value-type="float">
            <text:p>149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[.$D$2]/(([.$D$3]+[.B28])/[.B28])" office:value-type="float" office:value="1.21962174940898" calcext:value-type="float">
            <text:p>1.220</text:p>
          </table:table-cell>
          <table:table-cell table:formula="of:=[.C28]/[.$F$2]*(2^[.$F$3]-1)" office:value-type="float" office:value="1664.78368794326" calcext:value-type="float">
            <text:p>1665</text:p>
          </table:table-cell>
          <table:table-cell table:formula="of:=[.A28]*10" office:value-type="float" office:value="1600" calcext:value-type="float">
            <text:p>16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1597" calcext:value-type="float">
            <text:p>159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[.$D$2]/(([.$D$3]+[.B29])/[.B29])" office:value-type="float" office:value="1.25981452859351" calcext:value-type="float">
            <text:p>1.260</text:p>
          </table:table-cell>
          <table:table-cell table:formula="of:=[.C29]/[.$F$2]*(2^[.$F$3]-1)" office:value-type="float" office:value="1719.64683153014" calcext:value-type="float">
            <text:p>1720</text:p>
          </table:table-cell>
          <table:table-cell table:formula="of:=[.A29]*10" office:value-type="float" office:value="1700" calcext:value-type="float">
            <text:p>17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1696" calcext:value-type="float">
            <text:p>169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[.$D$2]/(([.$D$3]+[.B30])/[.B30])" office:value-type="float" office:value="1.3" calcext:value-type="float">
            <text:p>1.300</text:p>
          </table:table-cell>
          <table:table-cell table:formula="of:=[.C30]/[.$F$2]*(2^[.$F$3]-1)" office:value-type="float" office:value="1774.5" calcext:value-type="float">
            <text:p>1775</text:p>
          </table:table-cell>
          <table:table-cell table:formula="of:=[.A30]*10" office:value-type="float" office:value="1800" calcext:value-type="float">
            <text:p>18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1796" calcext:value-type="float">
            <text:p>1796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[.$D$2]/(([.$D$3]+[.B31])/[.B31])" office:value-type="float" office:value="1.33960396039604" calcext:value-type="float">
            <text:p>1.340</text:p>
          </table:table-cell>
          <table:table-cell table:formula="of:=[.C31]/[.$F$2]*(2^[.$F$3]-1)" office:value-type="float" office:value="1828.55940594059" calcext:value-type="float">
            <text:p>1829</text:p>
          </table:table-cell>
          <table:table-cell table:formula="of:=[.A31]*10" office:value-type="float" office:value="1900" calcext:value-type="float">
            <text:p>19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895" calcext:value-type="float">
            <text:p>1895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[.$D$2]/(([.$D$3]+[.B32])/[.B32])" office:value-type="float" office:value="1.37860262008734" calcext:value-type="float">
            <text:p>1.379</text:p>
          </table:table-cell>
          <table:table-cell table:formula="of:=[.C32]/[.$F$2]*(2^[.$F$3]-1)" office:value-type="float" office:value="1881.79257641921" calcext:value-type="float">
            <text:p>1882</text:p>
          </table:table-cell>
          <table:table-cell table:formula="of:=[.A32]*10" office:value-type="float" office:value="2000" calcext:value-type="float">
            <text:p>20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995" calcext:value-type="float">
            <text:p>1995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[.$D$2]/(([.$D$3]+[.B33])/[.B33])" office:value-type="float" office:value="1.41742334204897" calcext:value-type="float">
            <text:p>1.417</text:p>
          </table:table-cell>
          <table:table-cell table:formula="of:=[.C33]/[.$F$2]*(2^[.$F$3]-1)" office:value-type="float" office:value="1934.78286189684" calcext:value-type="float">
            <text:p>1935</text:p>
          </table:table-cell>
          <table:table-cell table:formula="of:=[.A33]*10" office:value-type="float" office:value="2100" calcext:value-type="float">
            <text:p>2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2097" calcext:value-type="float">
            <text:p>2097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[.$D$2]/(([.$D$3]+[.B34])/[.B34])" office:value-type="float" office:value="1.45513626834382" calcext:value-type="float">
            <text:p>1.455</text:p>
          </table:table-cell>
          <table:table-cell table:formula="of:=[.C34]/[.$F$2]*(2^[.$F$3]-1)" office:value-type="float" office:value="1986.26100628931" calcext:value-type="float">
            <text:p>1986</text:p>
          </table:table-cell>
          <table:table-cell table:formula="of:=[.A34]*10" office:value-type="float" office:value="2200" calcext:value-type="float">
            <text:p>22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2197" calcext:value-type="float">
            <text:p>2197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[.$D$2]/(([.$D$3]+[.B35])/[.B35])" office:value-type="float" office:value="1.4926061159288" calcext:value-type="float">
            <text:p>1.493</text:p>
          </table:table-cell>
          <table:table-cell table:formula="of:=[.C35]/[.$F$2]*(2^[.$F$3]-1)" office:value-type="float" office:value="2037.40734824281" calcext:value-type="float">
            <text:p>2037</text:p>
          </table:table-cell>
          <table:table-cell table:formula="of:=[.A35]*10" office:value-type="float" office:value="2300" calcext:value-type="float">
            <text:p>23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2299" calcext:value-type="float">
            <text:p>229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[.$D$2]/(([.$D$3]+[.B36])/[.B36])" office:value-type="float" office:value="1.52937625754527" calcext:value-type="float">
            <text:p>1.529</text:p>
          </table:table-cell>
          <table:table-cell table:formula="of:=[.C36]/[.$F$2]*(2^[.$F$3]-1)" office:value-type="float" office:value="2087.5985915493" calcext:value-type="float">
            <text:p>2088</text:p>
          </table:table-cell>
          <table:table-cell table:formula="of:=[.A36]*10" office:value-type="float" office:value="2400" calcext:value-type="float">
            <text:p>24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2401" calcext:value-type="float">
            <text:p>2401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[.$D$2]/(([.$D$3]+[.B37])/[.B37])" office:value-type="float" office:value="1.56544021024967" calcext:value-type="float">
            <text:p>1.565</text:p>
          </table:table-cell>
          <table:table-cell table:formula="of:=[.C37]/[.$F$2]*(2^[.$F$3]-1)" office:value-type="float" office:value="2136.8258869908" calcext:value-type="float">
            <text:p>2137</text:p>
          </table:table-cell>
          <table:table-cell table:formula="of:=[.A37]*10" office:value-type="float" office:value="2500" calcext:value-type="float">
            <text:p>250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2504" calcext:value-type="float">
            <text:p>2504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[.$D$2]/(([.$D$3]+[.B38])/[.B38])" office:value-type="float" office:value="1.60079382106844" calcext:value-type="float">
            <text:p>1.601</text:p>
          </table:table-cell>
          <table:table-cell table:formula="of:=[.C38]/[.$F$2]*(2^[.$F$3]-1)" office:value-type="float" office:value="2185.08356575842" calcext:value-type="float">
            <text:p>2185</text:p>
          </table:table-cell>
          <table:table-cell table:formula="of:=[.A38]*10" office:value-type="float" office:value="2600" calcext:value-type="float">
            <text:p>26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2606" calcext:value-type="float">
            <text:p>2606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[.$D$2]/(([.$D$3]+[.B39])/[.B39])" office:value-type="float" office:value="1.63508513769182" calcext:value-type="float">
            <text:p>1.635</text:p>
          </table:table-cell>
          <table:table-cell table:formula="of:=[.C39]/[.$F$2]*(2^[.$F$3]-1)" office:value-type="float" office:value="2231.89121294934" calcext:value-type="float">
            <text:p>2232</text:p>
          </table:table-cell>
          <table:table-cell table:formula="of:=[.A39]*10" office:value-type="float" office:value="2700" calcext:value-type="float">
            <text:p>270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2708" calcext:value-type="float">
            <text:p>2708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[.$D$2]/(([.$D$3]+[.B40])/[.B40])" office:value-type="float" office:value="1.6676834295136" calcext:value-type="float">
            <text:p>1.668</text:p>
          </table:table-cell>
          <table:table-cell table:formula="of:=[.C40]/[.$F$2]*(2^[.$F$3]-1)" office:value-type="float" office:value="2276.38788128607" calcext:value-type="float">
            <text:p>2276</text:p>
          </table:table-cell>
          <table:table-cell table:formula="of:=[.A40]*10" office:value-type="float" office:value="2800" calcext:value-type="float">
            <text:p>28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2808" calcext:value-type="float">
            <text:p>2808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[.$D$2]/(([.$D$3]+[.B41])/[.B41])" office:value-type="float" office:value="1.69740995548361" calcext:value-type="float">
            <text:p>1.697</text:p>
          </table:table-cell>
          <table:table-cell table:formula="of:=[.C41]/[.$F$2]*(2^[.$F$3]-1)" office:value-type="float" office:value="2316.96458923513" calcext:value-type="float">
            <text:p>2317</text:p>
          </table:table-cell>
          <table:table-cell table:formula="of:=[.A41]*10" office:value-type="float" office:value="2900" calcext:value-type="float">
            <text:p>290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2900" calcext:value-type="float">
            <text:p>2900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[.$D$2]/(([.$D$3]+[.B42])/[.B42])" office:value-type="float" office:value="1.72356687898089" calcext:value-type="float">
            <text:p>1.724</text:p>
          </table:table-cell>
          <table:table-cell table:formula="of:=[.C42]/[.$F$2]*(2^[.$F$3]-1)" office:value-type="float" office:value="2352.66878980892" calcext:value-type="float">
            <text:p>2353</text:p>
          </table:table-cell>
          <table:table-cell table:formula="of:=[.A42]*10" office:value-type="float" office:value="3000" calcext:value-type="float">
            <text:p>30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2983" calcext:value-type="float">
            <text:p>2983</text:p>
          </table:table-cell>
          <table:table-cell table:number-columns-repeated="1018"/>
        </table:table-row>
      </table:table>
      <table:table table:name="KTY83" table:style-name="ta1">
        <table:shapes>
          <draw:frame draw:z-index="0" draw:style-name="gr1" draw:text-style-name="P1" svg:width="244.63mm" svg:height="150.04mm" svg:x="168.31mm" svg:y="92.2mm">
            <draw:object draw:notify-on-update-of-ranges="KTY83.D7:KTY83.D48 KTY83.E6:KTY83.E6 KTY83.E7:KTY83.E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8"/>
        <table:table-column table:style-name="co2" table:default-cell-style-name="ce7"/>
        <table:table-column table:style-name="co2" table:default-cell-style-name="ce8"/>
        <table:table-column table:style-name="co2" table:default-cell-style-name="ce38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3"/>
          <table:covered-table-cell table:style-name="ce6"/>
          <table:covered-table-cell table:style-name="ce33"/>
          <table:covered-table-cell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office:value-type="string" calcext:value-type="string">
            <office:annotation draw:style-name="gr2" draw:text-style-name="P3" svg:width="28.99mm" svg:height="9.91mm" svg:x="116.04mm" svg:y="0mm" draw:caption-point-x="-0.42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6" office:value-type="string" calcext:value-type="string">
            <office:annotation draw:style-name="gr3" draw:text-style-name="P3" svg:width="28.99mm" svg:height="13.86mm" svg:x="70.89mm" svg:y="0mm" draw:caption-point-x="-0.42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2400" calcext:value-type="float">
            <text:p>2400</text:p>
          </table:table-cell>
          <table:table-cell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0" office:value-type="string" calcext:value-type="string">
            <text:p>Integer</text:p>
          </table:table-cell>
          <table:table-cell table:style-name="ce1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0" office:value-type="string" calcext:value-type="string">
            <text:p>t°C out</text:p>
          </table:table-cell>
          <table:table-cell table:style-name="ce1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490.016" calcext:value-type="float">
            <text:p>490</text:p>
          </table:table-cell>
          <table:table-cell table:formula="of:=[.$D$2]/(([.$D$3]+[.B7])/[.B7])" office:value-type="float" office:value="0.559530743082391" calcext:value-type="float">
            <text:p>0.560</text:p>
          </table:table-cell>
          <table:table-cell table:formula="of:=[.C7]/[.$F$2]*(2^[.$F$3]-1)" office:value-type="float" office:value="763.759464307464" calcext:value-type="float">
            <text:p>764</text:p>
          </table:table-cell>
          <table:table-cell table:formula="of:=[.A7]*10" office:value-type="float" office:value="-550" calcext:value-type="float">
            <text:p>-55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553" calcext:value-type="float">
            <text:p>-553</text:p>
          </table:table-cell>
          <table:table-cell/>
          <table:table-cell table:style-name="ce17" table:number-matrix-columns-spanned="4" table:number-matrix-rows-spanned="1" table:formula="of:=LINEST([.E7:.E48];([.D7:.D48])^{1;2;3})" office:value-type="float" office:value="0.00000022821102407849" calcext:value-type="float">
            <text:p>2.2821102407849E-07</text:p>
          </table:table-cell>
          <table:table-cell table:style-name="ce21" office:value-type="float" office:value="-0.000940889288067827" calcext:value-type="float">
            <text:p>-0.000940889288068</text:p>
          </table:table-cell>
          <table:table-cell table:style-name="ce21" office:value-type="float" office:value="2.63179861618199" calcext:value-type="float">
            <text:p>2.63179861618199</text:p>
          </table:table-cell>
          <table:table-cell table:style-name="ce21" office:value-type="float" office:value="-2115.41145921315" calcext:value-type="float">
            <text:p>-2115.41145921315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514.8625" calcext:value-type="float">
            <text:p>515</text:p>
          </table:table-cell>
          <table:table-cell table:formula="of:=[.$D$2]/(([.$D$3]+[.B8])/[.B8])" office:value-type="float" office:value="0.582890702391622" calcext:value-type="float">
            <text:p>0.583</text:p>
          </table:table-cell>
          <table:table-cell table:formula="of:=[.C8]/[.$F$2]*(2^[.$F$3]-1)" office:value-type="float" office:value="795.645808764564" calcext:value-type="float">
            <text:p>796</text:p>
          </table:table-cell>
          <table:table-cell table:formula="of:=[.A8]*10" office:value-type="float" office:value="-500" calcext:value-type="float">
            <text:p>-50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503" calcext:value-type="float">
            <text:p>-503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540.646" calcext:value-type="float">
            <text:p>541</text:p>
          </table:table-cell>
          <table:table-cell table:formula="of:=[.$D$2]/(([.$D$3]+[.B9])/[.B9])" office:value-type="float" office:value="0.606714238980142" calcext:value-type="float">
            <text:p>0.607</text:p>
          </table:table-cell>
          <table:table-cell table:formula="of:=[.C9]/[.$F$2]*(2^[.$F$3]-1)" office:value-type="float" office:value="828.164936207894" calcext:value-type="float">
            <text:p>828</text:p>
          </table:table-cell>
          <table:table-cell table:formula="of:=[.A9]*10" office:value-type="float" office:value="-450" calcext:value-type="float">
            <text:p>-45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452" calcext:value-type="float">
            <text:p>-452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567.3665" calcext:value-type="float">
            <text:p>567</text:p>
          </table:table-cell>
          <table:table-cell table:formula="of:=[.$D$2]/(([.$D$3]+[.B10])/[.B10])" office:value-type="float" office:value="0.630966700608098" calcext:value-type="float">
            <text:p>0.631</text:p>
          </table:table-cell>
          <table:table-cell table:formula="of:=[.C10]/[.$F$2]*(2^[.$F$3]-1)" office:value-type="float" office:value="861.269546330054" calcext:value-type="float">
            <text:p>861</text:p>
          </table:table-cell>
          <table:table-cell table:formula="of:=[.A10]*10" office:value-type="float" office:value="-400" calcext:value-type="float">
            <text:p>-40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401" calcext:value-type="float">
            <text:p>-401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595.024" calcext:value-type="float">
            <text:p>595</text:p>
          </table:table-cell>
          <table:table-cell table:formula="of:=[.$D$2]/(([.$D$3]+[.B11])/[.B11])" office:value-type="float" office:value="0.655613844830626" calcext:value-type="float">
            <text:p>0.656</text:p>
          </table:table-cell>
          <table:table-cell table:formula="of:=[.C11]/[.$F$2]*(2^[.$F$3]-1)" office:value-type="float" office:value="894.912898193804" calcext:value-type="float">
            <text:p>895</text:p>
          </table:table-cell>
          <table:table-cell table:formula="of:=[.A11]*10" office:value-type="float" office:value="-350" calcext:value-type="float">
            <text:p>-35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-351" calcext:value-type="float">
            <text:p>-351</text:p>
          </table:table-cell>
          <table:table-cell table:number-columns-repeated="1018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623.6185" calcext:value-type="float">
            <text:p>624</text:p>
          </table:table-cell>
          <table:table-cell table:formula="of:=[.$D$2]/(([.$D$3]+[.B12])/[.B12])" office:value-type="float" office:value="0.680621927005672" calcext:value-type="float">
            <text:p>0.681</text:p>
          </table:table-cell>
          <table:table-cell table:formula="of:=[.C12]/[.$F$2]*(2^[.$F$3]-1)" office:value-type="float" office:value="929.048930362742" calcext:value-type="float">
            <text:p>929</text:p>
          </table:table-cell>
          <table:table-cell table:formula="of:=[.A12]*10" office:value-type="float" office:value="-300" calcext:value-type="float">
            <text:p>-30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-300" calcext:value-type="float">
            <text:p>-300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653.15" calcext:value-type="float">
            <text:p>653</text:p>
          </table:table-cell>
          <table:table-cell table:formula="of:=[.$D$2]/(([.$D$3]+[.B13])/[.B13])" office:value-type="float" office:value="0.705957781307829" calcext:value-type="float">
            <text:p>0.706</text:p>
          </table:table-cell>
          <table:table-cell table:formula="of:=[.C13]/[.$F$2]*(2^[.$F$3]-1)" office:value-type="float" office:value="963.632371485187" calcext:value-type="float">
            <text:p>964</text:p>
          </table:table-cell>
          <table:table-cell table:formula="of:=[.A13]*10" office:value-type="float" office:value="-250" calcext:value-type="float">
            <text:p>-25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-249" calcext:value-type="float">
            <text:p>-249</text:p>
          </table:table-cell>
          <table:table-cell/>
          <table:table-cell table:style-name="ce19" table:formula="of:=INT([.H7]*(2^[.H10]))" office:value-type="float" office:value="64235692" calcext:value-type="float">
            <text:p>64235692</text:p>
          </table:table-cell>
          <table:table-cell table:style-name="ce19" table:formula="of:=INT([.I7]*2^[.I10])" office:value-type="float" office:value="-4041089" calcext:value-type="float">
            <text:p>-4041089</text:p>
          </table:table-cell>
          <table:table-cell table:style-name="ce19" table:formula="of:=INT([.J7]*2^[.J10])" office:value-type="float" office:value="172477" calcext:value-type="float">
            <text:p>172477</text:p>
          </table:table-cell>
          <table:table-cell table:style-name="ce19" table:formula="of:=INT([.K7]*2^[.J10])" office:value-type="float" office:value="-138635606" calcext:value-type="float">
            <text:p>-138635606</text:p>
          </table:table-cell>
          <table:table-cell table:number-columns-repeated="1013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683.6185" calcext:value-type="float">
            <text:p>684</text:p>
          </table:table-cell>
          <table:table-cell table:formula="of:=[.$D$2]/(([.$D$3]+[.B14])/[.B14])" office:value-type="float" office:value="0.731588894670336" calcext:value-type="float">
            <text:p>0.732</text:p>
          </table:table-cell>
          <table:table-cell table:formula="of:=[.C14]/[.$F$2]*(2^[.$F$3]-1)" office:value-type="float" office:value="998.618841225009" calcext:value-type="float">
            <text:p>999</text:p>
          </table:table-cell>
          <table:table-cell table:formula="of:=[.A14]*10" office:value-type="float" office:value="-200" calcext:value-type="float">
            <text:p>-20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-199" calcext:value-type="float">
            <text:p>-199</text:p>
          </table:table-cell>
          <table:table-cell table:number-columns-repeated="101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15.024" calcext:value-type="float">
            <text:p>715</text:p>
          </table:table-cell>
          <table:table-cell table:formula="of:=[.$D$2]/(([.$D$3]+[.B15])/[.B15])" office:value-type="float" office:value="0.757483473642579" calcext:value-type="float">
            <text:p>0.757</text:p>
          </table:table-cell>
          <table:table-cell table:formula="of:=[.C15]/[.$F$2]*(2^[.$F$3]-1)" office:value-type="float" office:value="1033.96494152212" calcext:value-type="float">
            <text:p>1034</text:p>
          </table:table-cell>
          <table:table-cell table:formula="of:=[.A15]*10" office:value-type="float" office:value="-150" calcext:value-type="float">
            <text:p>-15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-148" calcext:value-type="float">
            <text:p>-148</text:p>
          </table:table-cell>
          <table:table-cell/>
          <table:table-cell table:style-name="ce20" office:value-type="string" calcext:value-type="string">
            <text:p>Code: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747.3665" calcext:value-type="float">
            <text:p>747</text:p>
          </table:table-cell>
          <table:table-cell table:formula="of:=[.$D$2]/(([.$D$3]+[.B16])/[.B16])" office:value-type="float" office:value="0.783610504210425" calcext:value-type="float">
            <text:p>0.784</text:p>
          </table:table-cell>
          <table:table-cell table:formula="of:=[.C16]/[.$F$2]*(2^[.$F$3]-1)" office:value-type="float" office:value="1069.62833824723" calcext:value-type="float">
            <text:p>1070</text:p>
          </table:table-cell>
          <table:table-cell table:formula="of:=[.A16]*10" office:value-type="float" office:value="-100" calcext:value-type="float">
            <text:p>-10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-98" calcext:value-type="float">
            <text:p>-98</text:p>
          </table:table-cell>
          <table:table-cell/>
          <table:table-cell table:style-name="ce20" office:value-type="string" calcext:value-type="string">
            <text:p>int32_t pow2 = raw*raw;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780.646" calcext:value-type="float">
            <text:p>781</text:p>
          </table:table-cell>
          <table:table-cell table:formula="of:=[.$D$2]/(([.$D$3]+[.B17])/[.B17])" office:value-type="float" office:value="0.809939804681187" calcext:value-type="float">
            <text:p>0.810</text:p>
          </table:table-cell>
          <table:table-cell table:formula="of:=[.C17]/[.$F$2]*(2^[.$F$3]-1)" office:value-type="float" office:value="1105.56783338982" calcext:value-type="float">
            <text:p>1106</text:p>
          </table:table-cell>
          <table:table-cell table:formula="of:=[.A17]*10" office:value-type="float" office:value="-50" calcext:value-type="float">
            <text:p>-5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-48" calcext:value-type="float">
            <text:p>-48</text:p>
          </table:table-cell>
          <table:table-cell/>
          <table:table-cell table:style-name="ce20"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64235692) &gt;&gt; 16) + (int32_t) (((int64_t) pow2 * -4041089) &gt;&gt; 16) + (raw *172477) + -138635606) &gt;&gt; 16);" calcext:value-type="string">
            <text:p>int32_t temp = (((int32_t) (((((int64_t) pow2 * raw) &gt;&gt; 16) * 64235692) &gt;&gt; 16) + (int32_t) (((int64_t) pow2 * -4041089) &gt;&gt; 16) + (raw *172477) + -138635606) &gt;&gt; 16);</text:p>
          </table:table-cell>
          <table:table-cell table:style-name="ce20" table:number-columns-repeated="9"/>
          <table:table-cell table:number-columns-repeated="100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814.8625" calcext:value-type="float">
            <text:p>815</text:p>
          </table:table-cell>
          <table:table-cell table:formula="of:=[.$D$2]/(([.$D$3]+[.B18])/[.B18])" office:value-type="float" office:value="0.836442071783785" calcext:value-type="float">
            <text:p>0.836</text:p>
          </table:table-cell>
          <table:table-cell table:formula="of:=[.C18]/[.$F$2]*(2^[.$F$3]-1)" office:value-type="float" office:value="1141.74342798487" calcext:value-type="float">
            <text:p>1142</text:p>
          </table:table-cell>
          <table:table-cell table:formula="of:=[.A18]*10" office:value-type="float" office:value="0" calcext:value-type="float">
            <text:p>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0.016" calcext:value-type="float">
            <text:p>850</text:p>
          </table:table-cell>
          <table:table-cell table:formula="of:=[.$D$2]/(([.$D$3]+[.B19])/[.B19])" office:value-type="float" office:value="0.863088920177624" calcext:value-type="float">
            <text:p>0.863</text:p>
          </table:table-cell>
          <table:table-cell table:formula="of:=[.C19]/[.$F$2]*(2^[.$F$3]-1)" office:value-type="float" office:value="1178.11637604246" calcext:value-type="float">
            <text:p>1178</text:p>
          </table:table-cell>
          <table:table-cell table:formula="of:=[.A19]*10" office:value-type="float" office:value="50" calcext:value-type="float">
            <text:p>5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52" calcext:value-type="float">
            <text:p>52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86.1065" calcext:value-type="float">
            <text:p>886</text:p>
          </table:table-cell>
          <table:table-cell table:formula="of:=[.$D$2]/(([.$D$3]+[.B20])/[.B20])" office:value-type="float" office:value="0.889852915600879" calcext:value-type="float">
            <text:p>0.890</text:p>
          </table:table-cell>
          <table:table-cell table:formula="of:=[.C20]/[.$F$2]*(2^[.$F$3]-1)" office:value-type="float" office:value="1214.6492297952" calcext:value-type="float">
            <text:p>1215</text:p>
          </table:table-cell>
          <table:table-cell table:formula="of:=[.A20]*10" office:value-type="float" office:value="100" calcext:value-type="float">
            <text:p>10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02" calcext:value-type="float">
            <text:p>102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23.134" calcext:value-type="float">
            <text:p>923</text:p>
          </table:table-cell>
          <table:table-cell table:formula="of:=[.$D$2]/(([.$D$3]+[.B21])/[.B21])" office:value-type="float" office:value="0.916707601920356" calcext:value-type="float">
            <text:p>0.917</text:p>
          </table:table-cell>
          <table:table-cell table:formula="of:=[.C21]/[.$F$2]*(2^[.$F$3]-1)" office:value-type="float" office:value="1251.30587662129" calcext:value-type="float">
            <text:p>1251</text:p>
          </table:table-cell>
          <table:table-cell table:formula="of:=[.A21]*10" office:value-type="float" office:value="150" calcext:value-type="float">
            <text:p>15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151" calcext:value-type="float">
            <text:p>151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61.0985" calcext:value-type="float">
            <text:p>961</text:p>
          </table:table-cell>
          <table:table-cell table:formula="of:=[.$D$2]/(([.$D$3]+[.B22])/[.B22])" office:value-type="float" office:value="0.943627522371034" calcext:value-type="float">
            <text:p>0.944</text:p>
          </table:table-cell>
          <table:table-cell table:formula="of:=[.C22]/[.$F$2]*(2^[.$F$3]-1)" office:value-type="float" office:value="1288.05156803646" calcext:value-type="float">
            <text:p>1288</text:p>
          </table:table-cell>
          <table:table-cell table:formula="of:=[.A22]*10" office:value-type="float" office:value="200" calcext:value-type="float">
            <text:p>20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201" calcext:value-type="float">
            <text:p>201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[.$D$2]/(([.$D$3]+[.B23])/[.B23])" office:value-type="float" office:value="0.970588235294118" calcext:value-type="float">
            <text:p>0.971</text:p>
          </table:table-cell>
          <table:table-cell table:formula="of:=[.C23]/[.$F$2]*(2^[.$F$3]-1)" office:value-type="float" office:value="1324.85294117647" calcext:value-type="float">
            <text:p>1325</text:p>
          </table:table-cell>
          <table:table-cell table:formula="of:=[.A23]*10" office:value-type="float" office:value="250" calcext:value-type="float">
            <text:p>25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250" calcext:value-type="float">
            <text:p>250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39.8385" calcext:value-type="float">
            <text:p>1040</text:p>
          </table:table-cell>
          <table:table-cell table:formula="of:=[.$D$2]/(([.$D$3]+[.B24])/[.B24])" office:value-type="float" office:value="0.997566324698093" calcext:value-type="float">
            <text:p>0.998</text:p>
          </table:table-cell>
          <table:table-cell table:formula="of:=[.C24]/[.$F$2]*(2^[.$F$3]-1)" office:value-type="float" office:value="1361.6780332129" calcext:value-type="float">
            <text:p>1362</text:p>
          </table:table-cell>
          <table:table-cell table:formula="of:=[.A24]*10" office:value-type="float" office:value="300" calcext:value-type="float">
            <text:p>30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299" calcext:value-type="float">
            <text:p>299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80.614" calcext:value-type="float">
            <text:p>1081</text:p>
          </table:table-cell>
          <table:table-cell table:formula="of:=[.$D$2]/(([.$D$3]+[.B25])/[.B25])" office:value-type="float" office:value="1.02453940597837" calcext:value-type="float">
            <text:p>1.025</text:p>
          </table:table-cell>
          <table:table-cell table:formula="of:=[.C25]/[.$F$2]*(2^[.$F$3]-1)" office:value-type="float" office:value="1398.49628916048" calcext:value-type="float">
            <text:p>1398</text:p>
          </table:table-cell>
          <table:table-cell table:formula="of:=[.A25]*10" office:value-type="float" office:value="350" calcext:value-type="float">
            <text:p>35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349" calcext:value-type="float">
            <text:p>349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122.3265" calcext:value-type="float">
            <text:p>1122</text:p>
          </table:table-cell>
          <table:table-cell table:formula="of:=[.$D$2]/(([.$D$3]+[.B26])/[.B26])" office:value-type="float" office:value="1.05148612713784" calcext:value-type="float">
            <text:p>1.051</text:p>
          </table:table-cell>
          <table:table-cell table:formula="of:=[.C26]/[.$F$2]*(2^[.$F$3]-1)" office:value-type="float" office:value="1435.27856354316" calcext:value-type="float">
            <text:p>1435</text:p>
          </table:table-cell>
          <table:table-cell table:formula="of:=[.A26]*10" office:value-type="float" office:value="400" calcext:value-type="float">
            <text:p>40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398" calcext:value-type="float">
            <text:p>398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164.976" calcext:value-type="float">
            <text:p>1165</text:p>
          </table:table-cell>
          <table:table-cell table:formula="of:=[.$D$2]/(([.$D$3]+[.B27])/[.B27])" office:value-type="float" office:value="1.07838616585357" calcext:value-type="float">
            <text:p>1.078</text:p>
          </table:table-cell>
          <table:table-cell table:formula="of:=[.C27]/[.$F$2]*(2^[.$F$3]-1)" office:value-type="float" office:value="1471.99711639012" calcext:value-type="float">
            <text:p>1472</text:p>
          </table:table-cell>
          <table:table-cell table:formula="of:=[.A27]*10" office:value-type="float" office:value="450" calcext:value-type="float">
            <text:p>45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447" calcext:value-type="float">
            <text:p>447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208.5625" calcext:value-type="float">
            <text:p>1209</text:p>
          </table:table-cell>
          <table:table-cell table:formula="of:=[.$D$2]/(([.$D$3]+[.B28])/[.B28])" office:value-type="float" office:value="1.10522022273412" calcext:value-type="float">
            <text:p>1.105</text:p>
          </table:table-cell>
          <table:table-cell table:formula="of:=[.C28]/[.$F$2]*(2^[.$F$3]-1)" office:value-type="float" office:value="1508.62560403208" calcext:value-type="float">
            <text:p>1509</text:p>
          </table:table-cell>
          <table:table-cell table:formula="of:=[.A28]*10" office:value-type="float" office:value="500" calcext:value-type="float">
            <text:p>50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497" calcext:value-type="float">
            <text:p>497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253.086" calcext:value-type="float">
            <text:p>1253</text:p>
          </table:table-cell>
          <table:table-cell table:formula="of:=[.$D$2]/(([.$D$3]+[.B29])/[.B29])" office:value-type="float" office:value="1.13197001110842" calcext:value-type="float">
            <text:p>1.132</text:p>
          </table:table-cell>
          <table:table-cell table:formula="of:=[.C29]/[.$F$2]*(2^[.$F$3]-1)" office:value-type="float" office:value="1545.13906516299" calcext:value-type="float">
            <text:p>1545</text:p>
          </table:table-cell>
          <table:table-cell table:formula="of:=[.A29]*10" office:value-type="float" office:value="550" calcext:value-type="float">
            <text:p>55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546" calcext:value-type="float">
            <text:p>546</text:p>
          </table:table-cell>
          <table:table-cell table:style-name="ce14"/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98.5465" calcext:value-type="float">
            <text:p>1299</text:p>
          </table:table-cell>
          <table:table-cell table:formula="of:=[.$D$2]/(([.$D$3]+[.B30])/[.B30])" office:value-type="float" office:value="1.15861824368032" calcext:value-type="float">
            <text:p>1.159</text:p>
          </table:table-cell>
          <table:table-cell table:formula="of:=[.C30]/[.$F$2]*(2^[.$F$3]-1)" office:value-type="float" office:value="1581.51390262364" calcext:value-type="float">
            <text:p>1582</text:p>
          </table:table-cell>
          <table:table-cell table:formula="of:=[.A30]*10" office:value-type="float" office:value="600" calcext:value-type="float">
            <text:p>60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596" calcext:value-type="float">
            <text:p>596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44.944" calcext:value-type="float">
            <text:p>1345</text:p>
          </table:table-cell>
          <table:table-cell table:formula="of:=[.$D$2]/(([.$D$3]+[.B31])/[.B31])" office:value-type="float" office:value="1.1851486163745" calcext:value-type="float">
            <text:p>1.185</text:p>
          </table:table-cell>
          <table:table-cell table:formula="of:=[.C31]/[.$F$2]*(2^[.$F$3]-1)" office:value-type="float" office:value="1617.7278613512" calcext:value-type="float">
            <text:p>1618</text:p>
          </table:table-cell>
          <table:table-cell table:formula="of:=[.A31]*10" office:value-type="float" office:value="650" calcext:value-type="float">
            <text:p>65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645" calcext:value-type="float">
            <text:p>645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92.2785" calcext:value-type="float">
            <text:p>1392</text:p>
          </table:table-cell>
          <table:table-cell table:formula="of:=[.$D$2]/(([.$D$3]+[.B32])/[.B32])" office:value-type="float" office:value="1.21154578968818" calcext:value-type="float">
            <text:p>1.212</text:p>
          </table:table-cell>
          <table:table-cell table:formula="of:=[.C32]/[.$F$2]*(2^[.$F$3]-1)" office:value-type="float" office:value="1653.76000292436" calcext:value-type="float">
            <text:p>1654</text:p>
          </table:table-cell>
          <table:table-cell table:formula="of:=[.A32]*10" office:value-type="float" office:value="700" calcext:value-type="float">
            <text:p>70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695" calcext:value-type="float">
            <text:p>695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40.55" calcext:value-type="float">
            <text:p>1441</text:p>
          </table:table-cell>
          <table:table-cell table:formula="of:=[.$D$2]/(([.$D$3]+[.B33])/[.B33])" office:value-type="float" office:value="1.23779536785096" calcext:value-type="float">
            <text:p>1.238</text:p>
          </table:table-cell>
          <table:table-cell table:formula="of:=[.C33]/[.$F$2]*(2^[.$F$3]-1)" office:value-type="float" office:value="1689.59067711656" calcext:value-type="float">
            <text:p>1690</text:p>
          </table:table-cell>
          <table:table-cell table:formula="of:=[.A33]*10" office:value-type="float" office:value="750" calcext:value-type="float">
            <text:p>75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745" calcext:value-type="float">
            <text:p>74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489.7585" calcext:value-type="float">
            <text:p>1490</text:p>
          </table:table-cell>
          <table:table-cell table:formula="of:=[.$D$2]/(([.$D$3]+[.B34])/[.B34])" office:value-type="float" office:value="1.26388387608125" calcext:value-type="float">
            <text:p>1.264</text:p>
          </table:table-cell>
          <table:table-cell table:formula="of:=[.C34]/[.$F$2]*(2^[.$F$3]-1)" office:value-type="float" office:value="1725.20149085091" calcext:value-type="float">
            <text:p>1725</text:p>
          </table:table-cell>
          <table:table-cell table:formula="of:=[.A34]*10" office:value-type="float" office:value="800" calcext:value-type="float">
            <text:p>80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796" calcext:value-type="float">
            <text:p>796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539.904" calcext:value-type="float">
            <text:p>1540</text:p>
          </table:table-cell>
          <table:table-cell table:formula="of:=[.$D$2]/(([.$D$3]+[.B35])/[.B35])" office:value-type="float" office:value="1.28979873621286" calcext:value-type="float">
            <text:p>1.290</text:p>
          </table:table-cell>
          <table:table-cell table:formula="of:=[.C35]/[.$F$2]*(2^[.$F$3]-1)" office:value-type="float" office:value="1760.57527493056" calcext:value-type="float">
            <text:p>1761</text:p>
          </table:table-cell>
          <table:table-cell table:formula="of:=[.A35]*10" office:value-type="float" office:value="850" calcext:value-type="float">
            <text:p>85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847" calcext:value-type="float">
            <text:p>847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590.9865" calcext:value-type="float">
            <text:p>1591</text:p>
          </table:table-cell>
          <table:table-cell table:formula="of:=[.$D$2]/(([.$D$3]+[.B36])/[.B36])" office:value-type="float" office:value="1.31552824094995" calcext:value-type="float">
            <text:p>1.316</text:p>
          </table:table-cell>
          <table:table-cell table:formula="of:=[.C36]/[.$F$2]*(2^[.$F$3]-1)" office:value-type="float" office:value="1795.69604889668" calcext:value-type="float">
            <text:p>1796</text:p>
          </table:table-cell>
          <table:table-cell table:formula="of:=[.A36]*10" office:value-type="float" office:value="900" calcext:value-type="float">
            <text:p>90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897" calcext:value-type="float">
            <text:p>897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643.006" calcext:value-type="float">
            <text:p>1643</text:p>
          </table:table-cell>
          <table:table-cell table:formula="of:=[.$D$2]/(([.$D$3]+[.B37])/[.B37])" office:value-type="float" office:value="1.34106152699254" calcext:value-type="float">
            <text:p>1.341</text:p>
          </table:table-cell>
          <table:table-cell table:formula="of:=[.C37]/[.$F$2]*(2^[.$F$3]-1)" office:value-type="float" office:value="1830.54898434482" calcext:value-type="float">
            <text:p>1831</text:p>
          </table:table-cell>
          <table:table-cell table:formula="of:=[.A37]*10" office:value-type="float" office:value="950" calcext:value-type="float">
            <text:p>950</text:p>
          </table:table-cell>
          <table:table-cell table:formula="of:=INT((([.D37]*[.D37]*[.D37]/(2^([.$H$10]-[.$I$10]))*[.$H$13]/(2^([.$I$10]-[.$J$10])))+([.D37]*[.D37]*[.$I$13]/(2^([.$I$10]-[.$J$10])))+([.D37]*[.$J$13])+[.$K$13])/(2^[.$J$10]))" office:value-type="float" office:value="949" calcext:value-type="float">
            <text:p>949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695.9625" calcext:value-type="float">
            <text:p>1696</text:p>
          </table:table-cell>
          <table:table-cell table:formula="of:=[.$D$2]/(([.$D$3]+[.B38])/[.B38])" office:value-type="float" office:value="1.36638854725843" calcext:value-type="float">
            <text:p>1.366</text:p>
          </table:table-cell>
          <table:table-cell table:formula="of:=[.C38]/[.$F$2]*(2^[.$F$3]-1)" office:value-type="float" office:value="1865.12036700775" calcext:value-type="float">
            <text:p>1865</text:p>
          </table:table-cell>
          <table:table-cell table:formula="of:=[.A38]*10" office:value-type="float" office:value="1000" calcext:value-type="float">
            <text:p>1000</text:p>
          </table:table-cell>
          <table:table-cell table:formula="of:=INT((([.D38]*[.D38]*[.D38]/(2^([.$H$10]-[.$I$10]))*[.$H$13]/(2^([.$I$10]-[.$J$10])))+([.D38]*[.D38]*[.$I$13]/(2^([.$I$10]-[.$J$10])))+([.D38]*[.$J$13])+[.$K$13])/(2^[.$J$10])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49.84281090118" calcext:value-type="float">
            <text:p>1750</text:p>
          </table:table-cell>
          <table:table-cell table:formula="of:=[.$D$2]/(([.$D$3]+[.B39])/[.B39])" office:value-type="float" office:value="1.39149397678509" calcext:value-type="float">
            <text:p>1.391</text:p>
          </table:table-cell>
          <table:table-cell table:formula="of:=[.C39]/[.$F$2]*(2^[.$F$3]-1)" office:value-type="float" office:value="1899.38927831165" calcext:value-type="float">
            <text:p>1899</text:p>
          </table:table-cell>
          <table:table-cell table:formula="of:=[.A39]*10" office:value-type="float" office:value="1050" calcext:value-type="float">
            <text:p>1050</text:p>
          </table:table-cell>
          <table:table-cell table:formula="of:=INT((([.D39]*[.D39]*[.D39]/(2^([.$H$10]-[.$I$10]))*[.$H$13]/(2^([.$I$10]-[.$J$10])))+([.D39]*[.D39]*[.$I$13]/(2^([.$I$10]-[.$J$10])))+([.D39]*[.$J$13])+[.$K$13])/(2^[.$J$10]))" office:value-type="float" office:value="1052" calcext:value-type="float">
            <text:p>1052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804.5150939661" calcext:value-type="float">
            <text:p>1805</text:p>
          </table:table-cell>
          <table:table-cell table:formula="of:=[.$D$2]/(([.$D$3]+[.B40])/[.B40])" office:value-type="float" office:value="1.41631072240269" calcext:value-type="float">
            <text:p>1.416</text:p>
          </table:table-cell>
          <table:table-cell table:formula="of:=[.C40]/[.$F$2]*(2^[.$F$3]-1)" office:value-type="float" office:value="1933.26413607967" calcext:value-type="float">
            <text:p>1933</text:p>
          </table:table-cell>
          <table:table-cell table:formula="of:=[.A40]*10" office:value-type="float" office:value="1100" calcext:value-type="float">
            <text:p>1100</text:p>
          </table:table-cell>
          <table:table-cell table:formula="of:=INT((([.D40]*[.D40]*[.D40]/(2^([.$H$10]-[.$I$10]))*[.$H$13]/(2^([.$I$10]-[.$J$10])))+([.D40]*[.D40]*[.$I$13]/(2^([.$I$10]-[.$J$10])))+([.D40]*[.$J$13])+[.$K$13])/(2^[.$J$10]))" office:value-type="float" office:value="1104" calcext:value-type="float">
            <text:p>1104</text:p>
          </table:table-cell>
          <table:table-cell table:number-columns-repeated="101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859.68564173968" calcext:value-type="float">
            <text:p>1860</text:p>
          </table:table-cell>
          <table:table-cell table:formula="of:=[.$D$2]/(([.$D$3]+[.B41])/[.B41])" office:value-type="float" office:value="1.44070786764316" calcext:value-type="float">
            <text:p>1.441</text:p>
          </table:table-cell>
          <table:table-cell table:formula="of:=[.C41]/[.$F$2]*(2^[.$F$3]-1)" office:value-type="float" office:value="1966.56623933291" calcext:value-type="float">
            <text:p>1967</text:p>
          </table:table-cell>
          <table:table-cell table:formula="of:=[.A41]*10" office:value-type="float" office:value="1150" calcext:value-type="float">
            <text:p>1150</text:p>
          </table:table-cell>
          <table:table-cell table:formula="of:=INT((([.D41]*[.D41]*[.D41]/(2^([.$H$10]-[.$I$10]))*[.$H$13]/(2^([.$I$10]-[.$J$10])))+([.D41]*[.D41]*[.$I$13]/(2^([.$I$10]-[.$J$10])))+([.D41]*[.$J$13])+[.$K$13])/(2^[.$J$10]))" office:value-type="float" office:value="1157" calcext:value-type="float">
            <text:p>1157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914.93090061143" calcext:value-type="float">
            <text:p>1915</text:p>
          </table:table-cell>
          <table:table-cell table:formula="of:=[.$D$2]/(([.$D$3]+[.B42])/[.B42])" office:value-type="float" office:value="1.46451290126622" calcext:value-type="float">
            <text:p>1.465</text:p>
          </table:table-cell>
          <table:table-cell table:formula="of:=[.C42]/[.$F$2]*(2^[.$F$3]-1)" office:value-type="float" office:value="1999.06011022839" calcext:value-type="float">
            <text:p>1999</text:p>
          </table:table-cell>
          <table:table-cell table:formula="of:=[.A42]*10" office:value-type="float" office:value="1200" calcext:value-type="float">
            <text:p>1200</text:p>
          </table:table-cell>
          <table:table-cell table:formula="of:=INT((([.D42]*[.D42]*[.D42]/(2^([.$H$10]-[.$I$10]))*[.$H$13]/(2^([.$I$10]-[.$J$10])))+([.D42]*[.D42]*[.$I$13]/(2^([.$I$10]-[.$J$10])))+([.D42]*[.$J$13])+[.$K$13])/(2^[.$J$10]))" office:value-type="float" office:value="1208" calcext:value-type="float">
            <text:p>1208</text:p>
          </table:table-cell>
          <table:table-cell table:number-columns-repeated="101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69.71367463249" calcext:value-type="float">
            <text:p>1970</text:p>
          </table:table-cell>
          <table:table-cell table:formula="of:=[.$D$2]/(([.$D$3]+[.B43])/[.B43])" office:value-type="float" office:value="1.48752426595408" calcext:value-type="float">
            <text:p>1.488</text:p>
          </table:table-cell>
          <table:table-cell table:formula="of:=[.C43]/[.$F$2]*(2^[.$F$3]-1)" office:value-type="float" office:value="2030.47062302732" calcext:value-type="float">
            <text:p>2030</text:p>
          </table:table-cell>
          <table:table-cell table:formula="of:=[.A43]*10" office:value-type="float" office:value="1250" calcext:value-type="float">
            <text:p>1250</text:p>
          </table:table-cell>
          <table:table-cell table:formula="of:=INT((([.D43]*[.D43]*[.D43]/(2^([.$H$10]-[.$I$10]))*[.$H$13]/(2^([.$I$10]-[.$J$10])))+([.D43]*[.D43]*[.$I$13]/(2^([.$I$10]-[.$J$10])))+([.D43]*[.$J$13])+[.$K$13])/(2^[.$J$10]))" office:value-type="float" office:value="1259" calcext:value-type="float">
            <text:p>1259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2023.39288658876" calcext:value-type="float">
            <text:p>2023</text:p>
          </table:table-cell>
          <table:table-cell table:formula="of:=[.$D$2]/(([.$D$3]+[.B44])/[.B44])" office:value-type="float" office:value="1.50951920775282" calcext:value-type="float">
            <text:p>1.510</text:p>
          </table:table-cell>
          <table:table-cell table:formula="of:=[.C44]/[.$F$2]*(2^[.$F$3]-1)" office:value-type="float" office:value="2060.49371858259" calcext:value-type="float">
            <text:p>2060</text:p>
          </table:table-cell>
          <table:table-cell table:formula="of:=[.A44]*10" office:value-type="float" office:value="1300" calcext:value-type="float">
            <text:p>1300</text:p>
          </table:table-cell>
          <table:table-cell table:formula="of:=INT((([.D44]*[.D44]*[.D44]/(2^([.$H$10]-[.$I$10]))*[.$H$13]/(2^([.$I$10]-[.$J$10])))+([.D44]*[.D44]*[.$I$13]/(2^([.$I$10]-[.$J$10])))+([.D44]*[.$J$13])+[.$K$13])/(2^[.$J$10]))" office:value-type="float" office:value="1309" calcext:value-type="float">
            <text:p>1309</text:p>
          </table:table-cell>
          <table:table-cell table:number-columns-repeated="101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2075.2304549566" calcext:value-type="float">
            <text:p>2075</text:p>
          </table:table-cell>
          <table:table-cell table:formula="of:=[.$D$2]/(([.$D$3]+[.B45])/[.B45])" office:value-type="float" office:value="1.53025873645723" calcext:value-type="float">
            <text:p>1.530</text:p>
          </table:table-cell>
          <table:table-cell table:formula="of:=[.C45]/[.$F$2]*(2^[.$F$3]-1)" office:value-type="float" office:value="2088.80317526411" calcext:value-type="float">
            <text:p>2089</text:p>
          </table:table-cell>
          <table:table-cell table:formula="of:=[.A45]*10" office:value-type="float" office:value="1350" calcext:value-type="float">
            <text:p>1350</text:p>
          </table:table-cell>
          <table:table-cell table:formula="of:=INT((([.D45]*[.D45]*[.D45]/(2^([.$H$10]-[.$I$10]))*[.$H$13]/(2^([.$I$10]-[.$J$10])))+([.D45]*[.D45]*[.$I$13]/(2^([.$I$10]-[.$J$10])))+([.D45]*[.$J$13])+[.$K$13])/(2^[.$J$10]))" office:value-type="float" office:value="1356" calcext:value-type="float">
            <text:p>1356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124.3965329362" calcext:value-type="float">
            <text:p>2124</text:p>
          </table:table-cell>
          <table:table-cell table:formula="of:=[.$D$2]/(([.$D$3]+[.B46])/[.B46])" office:value-type="float" office:value="1.54949030387923" calcext:value-type="float">
            <text:p>1.549</text:p>
          </table:table-cell>
          <table:table-cell table:formula="of:=[.C46]/[.$F$2]*(2^[.$F$3]-1)" office:value-type="float" office:value="2115.05426479515" calcext:value-type="float">
            <text:p>2115</text:p>
          </table:table-cell>
          <table:table-cell table:formula="of:=[.A46]*10" office:value-type="float" office:value="1400" calcext:value-type="float">
            <text:p>1400</text:p>
          </table:table-cell>
          <table:table-cell table:formula="of:=INT((([.D46]*[.D46]*[.D46]/(2^([.$H$10]-[.$I$10]))*[.$H$13]/(2^([.$I$10]-[.$J$10])))+([.D46]*[.D46]*[.$I$13]/(2^([.$I$10]-[.$J$10])))+([.D46]*[.$J$13])+[.$K$13])/(2^[.$J$10]))" office:value-type="float" office:value="1401" calcext:value-type="float">
            <text:p>1401</text:p>
          </table:table-cell>
          <table:table-cell table:number-columns-repeated="101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169.97369861391" calcext:value-type="float">
            <text:p>2170</text:p>
          </table:table-cell>
          <table:table-cell table:formula="of:=[.$D$2]/(([.$D$3]+[.B47])/[.B47])" office:value-type="float" office:value="1.56694845040308" calcext:value-type="float">
            <text:p>1.567</text:p>
          </table:table-cell>
          <table:table-cell table:formula="of:=[.C47]/[.$F$2]*(2^[.$F$3]-1)" office:value-type="float" office:value="2138.88463480021" calcext:value-type="float">
            <text:p>2139</text:p>
          </table:table-cell>
          <table:table-cell table:formula="of:=[.A47]*10" office:value-type="float" office:value="1450" calcext:value-type="float">
            <text:p>1450</text:p>
          </table:table-cell>
          <table:table-cell table:formula="of:=INT((([.D47]*[.D47]*[.D47]/(2^([.$H$10]-[.$I$10]))*[.$H$13]/(2^([.$I$10]-[.$J$10])))+([.D47]*[.D47]*[.$I$13]/(2^([.$I$10]-[.$J$10])))+([.D47]*[.$J$13])+[.$K$13])/(2^[.$J$10]))" office:value-type="float" office:value="1442" calcext:value-type="float">
            <text:p>1442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2210.96042050553" calcext:value-type="float">
            <text:p>2211</text:p>
          </table:table-cell>
          <table:table-cell table:formula="of:=[.$D$2]/(([.$D$3]+[.B48])/[.B48])" office:value-type="float" office:value="1.58235350605511" calcext:value-type="float">
            <text:p>1.582</text:p>
          </table:table-cell>
          <table:table-cell table:formula="of:=[.C48]/[.$F$2]*(2^[.$F$3]-1)" office:value-type="float" office:value="2159.91253576522" calcext:value-type="float">
            <text:p>2160</text:p>
          </table:table-cell>
          <table:table-cell table:formula="of:=[.A48]*10" office:value-type="float" office:value="1500" calcext:value-type="float">
            <text:p>1500</text:p>
          </table:table-cell>
          <table:table-cell table:formula="of:=INT((([.D48]*[.D48]*[.D48]/(2^([.$H$10]-[.$I$10]))*[.$H$13]/(2^([.$I$10]-[.$J$10])))+([.D48]*[.D48]*[.$I$13]/(2^([.$I$10]-[.$J$10])))+([.D48]*[.$J$13])+[.$K$13])/(2^[.$J$10]))" office:value-type="float" office:value="1479" calcext:value-type="float">
            <text:p>1479</text:p>
          </table:table-cell>
          <table:table-cell table:number-columns-repeated="1018"/>
        </table:table-row>
      </table:table>
      <table:table table:name="NTC 10k" table:style-name="ta1">
        <table:shapes>
          <draw:frame draw:z-index="0" draw:style-name="gr1" draw:text-style-name="P1" svg:width="243.34mm" svg:height="148.48mm" svg:x="160.82mm" svg:y="81.29mm">
            <draw:object draw:notify-on-update-of-ranges="'NTC 10k'.D8:'NTC 10k'.D37 'NTC 10k'.D7:'NTC 10k'.D7 'NTC 10k'.E8:'NTC 10k'.E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ce30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0mm" draw:caption-point-x="-3.26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office:annotation draw:style-name="gr2" draw:text-style-name="P3" svg:width="28.99mm" svg:height="9.91mm" svg:x="118.88mm" svg:y="0mm" draw:caption-point-x="-3.26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text:p>parallel</text:p>
          </table:table-cell>
          <table:table-cell table:style-name="ce33" office:value-type="float" office:value="100000" calcext:value-type="float">
            <text:p>100000</text:p>
          </table:table-cell>
          <table:table-cell table:style-name="ce6"/>
          <table:table-cell table:style-name="ce33"/>
          <table:table-cell table:style-name="ce38"/>
          <table:table-cell table:style-name="ce6"/>
          <table:table-cell table:style-name="ce33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28.57mm" svg:y="4.51mm" draw:caption-point-x="-3.26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3" office:value-type="float" office:value="3380" calcext:value-type="float">
            <text:p>3380</text:p>
          </table:table-cell>
          <table:table-cell table:style-name="ce6" office:value-type="string" calcext:value-type="string">
            <office:annotation draw:style-name="gr3" draw:text-style-name="P3" svg:width="28.99mm" svg:height="13.86mm" svg:x="73.73mm" svg:y="4.51mm" draw:caption-point-x="-3.26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5100" calcext:value-type="float">
            <text:p>5100</text:p>
          </table:table-cell>
          <table:table-cell table:style-name="ce38"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4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$B$2]*EXP([.$B$4]*(1/([.A8]+273.15)-1/298.15))" office:value-type="float" office:value="129916.738425764" calcext:value-type="float">
            <text:p>129 917</text:p>
          </table:table-cell>
          <table:table-cell table:formula="of:=[.$D$2]/(([.$D$4]+(1/(1/[.B8]+1/[.$B$3])))/(1/(1/[.B8]+1/[.$B$3])))" office:value-type="float" office:value="3.02681229687978" calcext:value-type="float">
            <text:p>3.027</text:p>
          </table:table-cell>
          <table:table-cell table:formula="of:=[.C8]/[.$F$2]*(2^[.$F$4]-1)" office:value-type="float" office:value="3755.99889567354" calcext:value-type="float">
            <text:p>3756</text:p>
          </table:table-cell>
          <table:table-cell table:style-name="Default" table:formula="of:=[.A8]*10" office:value-type="float" office:value="-300" calcext:value-type="float">
            <text:p>-300</text:p>
          </table:table-cell>
          <table:table-cell table:formula="of:=INT((([.D8]*[.D8]*[.D8]/(2^([.$H$11]-[.$I$11]))*[.$H$14]/(2^([.$I$11]-[.$J$11])))+([.D8]*[.D8]*[.$I$14]/(2^([.$I$11]-[.$J$11])))+([.D8]*[.$J$14])+[.$K$14])/(2^[.$J$11]))" office:value-type="float" office:value="-272" calcext:value-type="float">
            <text:p>-272</text:p>
          </table:table-cell>
          <table:table-cell/>
          <table:table-cell table:style-name="ce17" table:number-matrix-columns-spanned="4" table:number-matrix-rows-spanned="1" table:formula="of:=LINEST([.E8:.E37];([.D8:.D37])^{1;2;3})" office:value-type="float" office:value="-0.0000000611741710700559" calcext:value-type="float">
            <text:p>-6.11741710700559E-08</text:p>
          </table:table-cell>
          <table:table-cell table:style-name="ce21" office:value-type="float" office:value="0.000403479596357544" calcext:value-type="float">
            <text:p>0.000403479596358</text:p>
          </table:table-cell>
          <table:table-cell table:style-name="ce21" office:value-type="float" office:value="-1.15771517484228" calcext:value-type="float">
            <text:p>-1.15771517484228</text:p>
          </table:table-cell>
          <table:table-cell table:style-name="ce21" office:value-type="float" office:value="1626.37543756005" calcext:value-type="float">
            <text:p>1626.37543756005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4]-1)^3/(2^([.H11]-[.I11]))*[.H14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$B$2]*EXP([.$B$4]*(1/([.A9]+273.15)-1/298.15))" office:value-type="float" office:value="98180.0873622253" calcext:value-type="float">
            <text:p>98 180</text:p>
          </table:table-cell>
          <table:table-cell table:formula="of:=[.$D$2]/(([.$D$4]+(1/(1/[.B9]+1/[.$B$3])))/(1/(1/[.B9]+1/[.$B$3])))" office:value-type="float" office:value="2.99198865071406" calcext:value-type="float">
            <text:p>2.992</text:p>
          </table:table-cell>
          <table:table-cell table:formula="of:=[.C9]/[.$F$2]*(2^[.$F$4]-1)" office:value-type="float" office:value="3712.78591656791" calcext:value-type="float">
            <text:p>3713</text:p>
          </table:table-cell>
          <table:table-cell table:style-name="Default" table:formula="of:=[.A9]*10" office:value-type="float" office:value="-250" calcext:value-type="float">
            <text:p>-250</text:p>
          </table:table-cell>
          <table:table-cell table:formula="of:=INT((([.D9]*[.D9]*[.D9]/(2^([.$H$11]-[.$I$11]))*[.$H$14]/(2^([.$I$11]-[.$J$11])))+([.D9]*[.D9]*[.$I$14]/(2^([.$I$11]-[.$J$11])))+([.D9]*[.$J$14])+[.$K$14])/(2^[.$J$11]))" office:value-type="float" office:value="-242" calcext:value-type="float">
            <text:p>-242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4]-1)^2*[.I14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2]*EXP([.$B$4]*(1/([.A10]+273.15)-1/298.15))" office:value-type="float" office:value="75021.689901878" calcext:value-type="float">
            <text:p>75 022</text:p>
          </table:table-cell>
          <table:table-cell table:formula="of:=[.$D$2]/(([.$D$4]+(1/(1/[.B10]+1/[.$B$3])))/(1/(1/[.B10]+1/[.$B$3])))" office:value-type="float" office:value="2.94911347547465" calcext:value-type="float">
            <text:p>2.949</text:p>
          </table:table-cell>
          <table:table-cell table:formula="of:=[.C10]/[.$F$2]*(2^[.$F$4]-1)" office:value-type="float" office:value="3659.581721839" calcext:value-type="float">
            <text:p>3660</text:p>
          </table:table-cell>
          <table:table-cell table:style-name="Default" table:formula="of:=[.A10]*10" office:value-type="float" office:value="-200" calcext:value-type="float">
            <text:p>-200</text:p>
          </table:table-cell>
          <table:table-cell table:formula="of:=INT((([.D10]*[.D10]*[.D10]/(2^([.$H$11]-[.$I$11]))*[.$H$14]/(2^([.$I$11]-[.$J$11])))+([.D10]*[.D10]*[.$I$14]/(2^([.$I$11]-[.$J$11])))+([.D10]*[.$J$14])+[.$K$14])/(2^[.$J$11]))" office:value-type="float" office:value="-206" calcext:value-type="float">
            <text:p>-206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4]-1)*[.J14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2]*EXP([.$B$4]*(1/([.A11]+273.15)-1/298.15))" office:value-type="float" office:value="57926.3533319593" calcext:value-type="float">
            <text:p>57 926</text:p>
          </table:table-cell>
          <table:table-cell table:formula="of:=[.$D$2]/(([.$D$4]+(1/(1/[.B11]+1/[.$B$3])))/(1/(1/[.B11]+1/[.$B$3])))" office:value-type="float" office:value="2.89716937505102" calcext:value-type="float">
            <text:p>2.897</text:p>
          </table:table-cell>
          <table:table-cell table:formula="of:=[.C11]/[.$F$2]*(2^[.$F$4]-1)" office:value-type="float" office:value="3595.12381540422" calcext:value-type="float">
            <text:p>3595</text:p>
          </table:table-cell>
          <table:table-cell table:style-name="Default" table:formula="of:=[.A11]*10" office:value-type="float" office:value="-150" calcext:value-type="float">
            <text:p>-150</text:p>
          </table:table-cell>
          <table:table-cell table:formula="of:=INT((([.D11]*[.D11]*[.D11]/(2^([.$H$11]-[.$I$11]))*[.$H$14]/(2^([.$I$11]-[.$J$11])))+([.D11]*[.D11]*[.$I$14]/(2^([.$I$11]-[.$J$11])))+([.D11]*[.$J$14])+[.$K$14])/(2^[.$J$11]))" office:value-type="float" office:value="-164" calcext:value-type="float">
            <text:p>-164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2]*EXP([.$B$4]*(1/([.A12]+273.15)-1/298.15))" office:value-type="float" office:value="45168.2711814763" calcext:value-type="float">
            <text:p>45 168</text:p>
          </table:table-cell>
          <table:table-cell table:formula="of:=[.$D$2]/(([.$D$4]+(1/(1/[.B12]+1/[.$B$3])))/(1/(1/[.B12]+1/[.$B$3])))" office:value-type="float" office:value="2.83526804477692" calcext:value-type="float">
            <text:p>2.835</text:p>
          </table:table-cell>
          <table:table-cell table:formula="of:=[.C12]/[.$F$2]*(2^[.$F$4]-1)" office:value-type="float" office:value="3518.30989192772" calcext:value-type="float">
            <text:p>3518</text:p>
          </table:table-cell>
          <table:table-cell table:style-name="Default" table:formula="of:=[.A12]*10" office:value-type="float" office:value="-100" calcext:value-type="float">
            <text:p>-100</text:p>
          </table:table-cell>
          <table:table-cell table:formula="of:=INT((([.D12]*[.D12]*[.D12]/(2^([.$H$11]-[.$I$11]))*[.$H$14]/(2^([.$I$11]-[.$J$11])))+([.D12]*[.D12]*[.$I$14]/(2^([.$I$11]-[.$J$11])))+([.D12]*[.$J$14])+[.$K$14])/(2^[.$J$11]))" office:value-type="float" office:value="-117" calcext:value-type="float">
            <text:p>-117</text:p>
          </table:table-cell>
          <table:table-cell table:number-columns-repeated="1018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2]*EXP([.$B$4]*(1/([.A13]+273.15)-1/298.15))" office:value-type="float" office:value="35548.3900801275" calcext:value-type="float">
            <text:p>35 548</text:p>
          </table:table-cell>
          <table:table-cell table:formula="of:=[.$D$2]/(([.$D$4]+(1/(1/[.B13]+1/[.$B$3])))/(1/(1/[.B13]+1/[.$B$3])))" office:value-type="float" office:value="2.76273988541913" calcext:value-type="float">
            <text:p>2.763</text:p>
          </table:table-cell>
          <table:table-cell table:formula="of:=[.C13]/[.$F$2]*(2^[.$F$4]-1)" office:value-type="float" office:value="3428.30903963374" calcext:value-type="float">
            <text:p>3428</text:p>
          </table:table-cell>
          <table:table-cell table:style-name="Default" table:formula="of:=[.A13]*10" office:value-type="float" office:value="-50" calcext:value-type="float">
            <text:p>-50</text:p>
          </table:table-cell>
          <table:table-cell table:formula="of:=INT((([.D13]*[.D13]*[.D13]/(2^([.$H$11]-[.$I$11]))*[.$H$14]/(2^([.$I$11]-[.$J$11])))+([.D13]*[.D13]*[.$I$14]/(2^([.$I$11]-[.$J$11])))+([.D13]*[.$J$14])+[.$K$14])/(2^[.$J$11]))" office:value-type="float" office:value="-66" calcext:value-type="float">
            <text:p>-66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EXP([.$B$4]*(1/([.A14]+273.15)-1/298.15))" office:value-type="float" office:value="28223.7250860222" calcext:value-type="float">
            <text:p>28 224</text:p>
          </table:table-cell>
          <table:table-cell table:formula="of:=[.$D$2]/(([.$D$4]+(1/(1/[.B14]+1/[.$B$3])))/(1/(1/[.B14]+1/[.$B$3])))" office:value-type="float" office:value="2.67922592736895" calcext:value-type="float">
            <text:p>2.679</text:p>
          </table:table-cell>
          <table:table-cell table:formula="of:=[.C14]/[.$F$2]*(2^[.$F$4]-1)" office:value-type="float" office:value="3324.67580987146" calcext:value-type="float">
            <text:p>3325</text:p>
          </table:table-cell>
          <table:table-cell table:style-name="Default" table:formula="of:=[.A14]*10" office:value-type="float" office:value="0" calcext:value-type="float">
            <text:p>0</text:p>
          </table:table-cell>
          <table:table-cell table:formula="of:=INT((([.D14]*[.D14]*[.D14]/(2^([.$H$11]-[.$I$11]))*[.$H$14]/(2^([.$I$11]-[.$J$11])))+([.D14]*[.D14]*[.$I$14]/(2^([.$I$11]-[.$J$11])))+([.D14]*[.$J$14])+[.$K$14])/(2^[.$J$11]))" office:value-type="float" office:value="-11" calcext:value-type="float">
            <text:p>-11</text:p>
          </table:table-cell>
          <table:table-cell/>
          <table:table-cell table:style-name="ce19" table:formula="of:=INT([.H8]*(2^[.H11]))" office:value-type="float" office:value="-17218999" calcext:value-type="float">
            <text:p>-17218999</text:p>
          </table:table-cell>
          <table:table-cell table:style-name="ce19" table:formula="of:=INT([.I8]*2^[.I11])" office:value-type="float" office:value="1732931" calcext:value-type="float">
            <text:p>1732931</text:p>
          </table:table-cell>
          <table:table-cell table:style-name="ce19" table:formula="of:=INT([.J8]*2^[.J11])" office:value-type="float" office:value="-75873" calcext:value-type="float">
            <text:p>-75873</text:p>
          </table:table-cell>
          <table:table-cell table:style-name="ce19" table:formula="of:=INT([.K8]*2^[.J11])" office:value-type="float" office:value="106586140" calcext:value-type="float">
            <text:p>10658614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EXP([.$B$4]*(1/([.A15]+273.15)-1/298.15))" office:value-type="float" office:value="22594.9457841108" calcext:value-type="float">
            <text:p>22 595</text:p>
          </table:table-cell>
          <table:table-cell table:formula="of:=[.$D$2]/(([.$D$4]+(1/(1/[.B15]+1/[.$B$3])))/(1/(1/[.B15]+1/[.$B$3])))" office:value-type="float" office:value="2.58476017011358" calcext:value-type="float">
            <text:p>2.585</text:p>
          </table:table-cell>
          <table:table-cell table:formula="of:=[.C15]/[.$F$2]*(2^[.$F$4]-1)" office:value-type="float" office:value="3207.45239291368" calcext:value-type="float">
            <text:p>3207</text:p>
          </table:table-cell>
          <table:table-cell table:style-name="Default" table:formula="of:=[.A15]*10" office:value-type="float" office:value="50" calcext:value-type="float">
            <text:p>50</text:p>
          </table:table-cell>
          <table:table-cell table:formula="of:=INT((([.D15]*[.D15]*[.D15]/(2^([.$H$11]-[.$I$11]))*[.$H$14]/(2^([.$I$11]-[.$J$11])))+([.D15]*[.D15]*[.$I$14]/(2^([.$I$11]-[.$J$11])))+([.D15]*[.$J$14])+[.$K$14])/(2^[.$J$11])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EXP([.$B$4]*(1/([.A16]+273.15)-1/298.15))" office:value-type="float" office:value="18231.3991849028" calcext:value-type="float">
            <text:p>18 231</text:p>
          </table:table-cell>
          <table:table-cell table:formula="of:=[.$D$2]/(([.$D$4]+(1/(1/[.B16]+1/[.$B$3])))/(1/(1/[.B16]+1/[.$B$3])))" office:value-type="float" office:value="2.47982853126832" calcext:value-type="float">
            <text:p>2.480</text:p>
          </table:table-cell>
          <table:table-cell table:formula="of:=[.C16]/[.$F$2]*(2^[.$F$4]-1)" office:value-type="float" office:value="3077.2417683466" calcext:value-type="float">
            <text:p>3077</text:p>
          </table:table-cell>
          <table:table-cell table:style-name="Default" table:formula="of:=[.A16]*10" office:value-type="float" office:value="100" calcext:value-type="float">
            <text:p>100</text:p>
          </table:table-cell>
          <table:table-cell table:formula="of:=INT((([.D16]*[.D16]*[.D16]/(2^([.$H$11]-[.$I$11]))*[.$H$14]/(2^([.$I$11]-[.$J$11])))+([.D16]*[.D16]*[.$I$14]/(2^([.$I$11]-[.$J$11])))+([.D16]*[.$J$14])+[.$K$14])/(2^[.$J$11]))" office:value-type="float" office:value="101" calcext:value-type="float">
            <text:p>101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EXP([.$B$4]*(1/([.A17]+273.15)-1/298.15))" office:value-type="float" office:value="14820.4988364538" calcext:value-type="float">
            <text:p>14 820</text:p>
          </table:table-cell>
          <table:table-cell table:formula="of:=[.$D$2]/(([.$D$4]+(1/(1/[.B17]+1/[.$B$3])))/(1/(1/[.B17]+1/[.$B$3])))" office:value-type="float" office:value="2.36539136245832" calcext:value-type="float">
            <text:p>2.365</text:p>
          </table:table-cell>
          <table:table-cell table:formula="of:=[.C17]/[.$F$2]*(2^[.$F$4]-1)" office:value-type="float" office:value="2935.23564523237" calcext:value-type="float">
            <text:p>2935</text:p>
          </table:table-cell>
          <table:table-cell table:style-name="Default" table:formula="of:=[.A17]*10" office:value-type="float" office:value="150" calcext:value-type="float">
            <text:p>150</text:p>
          </table:table-cell>
          <table:table-cell table:formula="of:=INT((([.D17]*[.D17]*[.D17]/(2^([.$H$11]-[.$I$11]))*[.$H$14]/(2^([.$I$11]-[.$J$11])))+([.D17]*[.D17]*[.$I$14]/(2^([.$I$11]-[.$J$11])))+([.D17]*[.$J$14])+[.$K$14])/(2^[.$J$11]))" office:value-type="float" office:value="157" calcext:value-type="float">
            <text:p>157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EXP([.$B$4]*(1/([.A18]+273.15)-1/298.15))" office:value-type="float" office:value="12133.1700070534" calcext:value-type="float">
            <text:p>12 133</text:p>
          </table:table-cell>
          <table:table-cell table:formula="of:=[.$D$2]/(([.$D$4]+(1/(1/[.B18]+1/[.$B$3])))/(1/(1/[.B18]+1/[.$B$3])))" office:value-type="float" office:value="2.24286057447319" calcext:value-type="float">
            <text:p>2.243</text:p>
          </table:table-cell>
          <table:table-cell table:formula="of:=[.C18]/[.$F$2]*(2^[.$F$4]-1)" office:value-type="float" office:value="2783.18607650537" calcext:value-type="float">
            <text:p>2783</text:p>
          </table:table-cell>
          <table:table-cell table:formula="of:=[.A18]*10" office:value-type="float" office:value="200" calcext:value-type="float">
            <text:p>200</text:p>
          </table:table-cell>
          <table:table-cell table:formula="of:=INT((([.D18]*[.D18]*[.D18]/(2^([.$H$11]-[.$I$11]))*[.$H$14]/(2^([.$I$11]-[.$J$11])))+([.D18]*[.D18]*[.$I$14]/(2^([.$I$11]-[.$J$11])))+([.D18]*[.$J$14])+[.$K$14])/(2^[.$J$11]))" office:value-type="float" office:value="210" calcext:value-type="float">
            <text:p>210</text:p>
          </table:table-cell>
          <table:table-cell/>
          <table:table-cell table:formula="of:=CONCATENATE(&quot;int32_t temp = (((int32_t) (((((int64_t) pow2 * raw) &gt;&gt; &quot;;[.H11]-[.I11];&quot;) * &quot;;[.H14];&quot;) &gt;&gt; &quot;;[.I11]-[.J11];&quot;) + (int32_t) (((int64_t) pow2 * &quot;;[.I14];&quot;) &gt;&gt; &quot;;[.I11]-[.J11];&quot;) + (raw *&quot;;[.J14];&quot;) + &quot;;[.K14];&quot;) &gt;&gt; &quot;;[.J11];&quot;);&quot;)" office:value-type="string" office:string-value="int32_t temp = (((int32_t) (((((int64_t) pow2 * raw) &gt;&gt; 16) * -17218999) &gt;&gt; 16) + (int32_t) (((int64_t) pow2 * 1732931) &gt;&gt; 16) + (raw *-75873) + 106586140) &gt;&gt; 16);" calcext:value-type="string">
            <text:p>int32_t temp = (((int32_t) (((((int64_t) pow2 * raw) &gt;&gt; 16) * -17218999) &gt;&gt; 16) + (int32_t) (((int64_t) pow2 * 1732931) &gt;&gt; 16) + (raw *-75873) + 106586140) &gt;&gt; 16);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EXP([.$B$4]*(1/([.A19]+273.15)-1/298.15))" office:value-type="float" office:value="10000" calcext:value-type="float">
            <text:p>10 000</text:p>
          </table:table-cell>
          <table:table-cell table:formula="of:=[.$D$2]/(([.$D$4]+(1/(1/[.B19]+1/[.$B$3])))/(1/(1/[.B19]+1/[.$B$3])))" office:value-type="float" office:value="2.11402946828956" calcext:value-type="float">
            <text:p>2.114</text:p>
          </table:table-cell>
          <table:table-cell table:formula="of:=[.C19]/[.$F$2]*(2^[.$F$4]-1)" office:value-type="float" office:value="2623.31838565022" calcext:value-type="float">
            <text:p>2623</text:p>
          </table:table-cell>
          <table:table-cell table:formula="of:=[.A19]*10" office:value-type="float" office:value="250" calcext:value-type="float">
            <text:p>250</text:p>
          </table:table-cell>
          <table:table-cell table:formula="of:=INT((([.D19]*[.D19]*[.D19]/(2^([.$H$11]-[.$I$11]))*[.$H$14]/(2^([.$I$11]-[.$J$11])))+([.D19]*[.D19]*[.$I$14]/(2^([.$I$11]-[.$J$11])))+([.D19]*[.$J$14])+[.$K$14])/(2^[.$J$11]))"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EXP([.$B$4]*(1/([.A20]+273.15)-1/298.15))" office:value-type="float" office:value="8294.60624359853" calcext:value-type="float">
            <text:p>8 295</text:p>
          </table:table-cell>
          <table:table-cell table:formula="of:=[.$D$2]/(([.$D$4]+(1/(1/[.B20]+1/[.$B$3])))/(1/(1/[.B20]+1/[.$B$3])))" office:value-type="float" office:value="1.98096188000068" calcext:value-type="float">
            <text:p>1.981</text:p>
          </table:table-cell>
          <table:table-cell table:formula="of:=[.C20]/[.$F$2]*(2^[.$F$4]-1)" office:value-type="float" office:value="2458.1936056372" calcext:value-type="float">
            <text:p>2458</text:p>
          </table:table-cell>
          <table:table-cell table:formula="of:=[.A20]*10" office:value-type="float" office:value="300" calcext:value-type="float">
            <text:p>300</text:p>
          </table:table-cell>
          <table:table-cell table:formula="of:=INT((([.D20]*[.D20]*[.D20]/(2^([.$H$11]-[.$I$11]))*[.$H$14]/(2^([.$I$11]-[.$J$11])))+([.D20]*[.D20]*[.$I$14]/(2^([.$I$11]-[.$J$11])))+([.D20]*[.$J$14])+[.$K$14])/(2^[.$J$11]))" office:value-type="float" office:value="309" calcext:value-type="float">
            <text:p>30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EXP([.$B$4]*(1/([.A21]+273.15)-1/298.15))" office:value-type="float" office:value="6921.92303462746" calcext:value-type="float">
            <text:p>6 922</text:p>
          </table:table-cell>
          <table:table-cell table:formula="of:=[.$D$2]/(([.$D$4]+(1/(1/[.B21]+1/[.$B$3])))/(1/(1/[.B21]+1/[.$B$3])))" office:value-type="float" office:value="1.84585492668984" calcext:value-type="float">
            <text:p>1.846</text:p>
          </table:table-cell>
          <table:table-cell table:formula="of:=[.C21]/[.$F$2]*(2^[.$F$4]-1)" office:value-type="float" office:value="2290.53815902876" calcext:value-type="float">
            <text:p>2291</text:p>
          </table:table-cell>
          <table:table-cell table:formula="of:=[.A21]*10" office:value-type="float" office:value="350" calcext:value-type="float">
            <text:p>350</text:p>
          </table:table-cell>
          <table:table-cell table:formula="of:=INT((([.D21]*[.D21]*[.D21]/(2^([.$H$11]-[.$I$11]))*[.$H$14]/(2^([.$I$11]-[.$J$11])))+([.D21]*[.D21]*[.$I$14]/(2^([.$I$11]-[.$J$11])))+([.D21]*[.$J$14])+[.$K$14])/(2^[.$J$11]))" office:value-type="float" office:value="356" calcext:value-type="float">
            <text:p>35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EXP([.$B$4]*(1/([.A22]+273.15)-1/298.15))" office:value-type="float" office:value="5809.87444796676" calcext:value-type="float">
            <text:p>5 810</text:p>
          </table:table-cell>
          <table:table-cell table:formula="of:=[.$D$2]/(([.$D$4]+(1/(1/[.B22]+1/[.$B$3])))/(1/(1/[.B22]+1/[.$B$3])))" office:value-type="float" office:value="1.71089425865089" calcext:value-type="float">
            <text:p>1.711</text:p>
          </table:table-cell>
          <table:table-cell table:formula="of:=[.C22]/[.$F$2]*(2^[.$F$4]-1)" office:value-type="float" office:value="2123.06423914406" calcext:value-type="float">
            <text:p>2123</text:p>
          </table:table-cell>
          <table:table-cell table:formula="of:=[.A22]*10" office:value-type="float" office:value="400" calcext:value-type="float">
            <text:p>400</text:p>
          </table:table-cell>
          <table:table-cell table:formula="of:=INT((([.D22]*[.D22]*[.D22]/(2^([.$H$11]-[.$I$11]))*[.$H$14]/(2^([.$I$11]-[.$J$11])))+([.D22]*[.D22]*[.$I$14]/(2^([.$I$11]-[.$J$11])))+([.D22]*[.$J$14])+[.$K$14])/(2^[.$J$11]))" office:value-type="float" office:value="401" calcext:value-type="float">
            <text:p>4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EXP([.$B$4]*(1/([.A23]+273.15)-1/298.15))" office:value-type="float" office:value="4903.40115984352" calcext:value-type="float">
            <text:p>4 903</text:p>
          </table:table-cell>
          <table:table-cell table:formula="of:=[.$D$2]/(([.$D$4]+(1/(1/[.B23]+1/[.$B$3])))/(1/(1/[.B23]+1/[.$B$3])))" office:value-type="float" office:value="1.57812102031309" calcext:value-type="float">
            <text:p>1.578</text:p>
          </table:table-cell>
          <table:table-cell table:formula="of:=[.C23]/[.$F$2]*(2^[.$F$4]-1)" office:value-type="float" office:value="1958.30472066124" calcext:value-type="float">
            <text:p>1958</text:p>
          </table:table-cell>
          <table:table-cell table:formula="of:=[.A23]*10" office:value-type="float" office:value="450" calcext:value-type="float">
            <text:p>450</text:p>
          </table:table-cell>
          <table:table-cell table:formula="of:=INT((([.D23]*[.D23]*[.D23]/(2^([.$H$11]-[.$I$11]))*[.$H$14]/(2^([.$I$11]-[.$J$11])))+([.D23]*[.D23]*[.$I$14]/(2^([.$I$11]-[.$J$11])))+([.D23]*[.$J$14])+[.$K$14])/(2^[.$J$11]))" office:value-type="float" office:value="447" calcext:value-type="float">
            <text:p>447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EXP([.$B$4]*(1/([.A24]+273.15)-1/298.15))" office:value-type="float" office:value="4160.1388769201" calcext:value-type="float">
            <text:p>4 160</text:p>
          </table:table-cell>
          <table:table-cell table:formula="of:=[.$D$2]/(([.$D$4]+(1/(1/[.B24]+1/[.$B$3])))/(1/(1/[.B24]+1/[.$B$3])))" office:value-type="float" office:value="1.44932589301135" calcext:value-type="float">
            <text:p>1.449</text:p>
          </table:table-cell>
          <table:table-cell table:formula="of:=[.C24]/[.$F$2]*(2^[.$F$4]-1)" office:value-type="float" office:value="1798.48167632772" calcext:value-type="float">
            <text:p>1798</text:p>
          </table:table-cell>
          <table:table-cell table:formula="of:=[.A24]*10" office:value-type="float" office:value="500" calcext:value-type="float">
            <text:p>500</text:p>
          </table:table-cell>
          <table:table-cell table:formula="of:=INT((([.D24]*[.D24]*[.D24]/(2^([.$H$11]-[.$I$11]))*[.$H$14]/(2^([.$I$11]-[.$J$11])))+([.D24]*[.D24]*[.$I$14]/(2^([.$I$11]-[.$J$11])))+([.D24]*[.$J$14])+[.$K$14])/(2^[.$J$11]))" office:value-type="float" office:value="493" calcext:value-type="float">
            <text:p>493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EXP([.$B$4]*(1/([.A25]+273.15)-1/298.15))" office:value-type="float" office:value="3547.26594366951" calcext:value-type="float">
            <text:p>3 547</text:p>
          </table:table-cell>
          <table:table-cell table:formula="of:=[.$D$2]/(([.$D$4]+(1/(1/[.B25]+1/[.$B$3])))/(1/(1/[.B25]+1/[.$B$3])))" office:value-type="float" office:value="1.32597910849394" calcext:value-type="float">
            <text:p>1.326</text:p>
          </table:table-cell>
          <table:table-cell table:formula="of:=[.C25]/[.$F$2]*(2^[.$F$4]-1)" office:value-type="float" office:value="1645.41953008566" calcext:value-type="float">
            <text:p>1645</text:p>
          </table:table-cell>
          <table:table-cell table:formula="of:=[.A25]*10" office:value-type="float" office:value="550" calcext:value-type="float">
            <text:p>550</text:p>
          </table:table-cell>
          <table:table-cell table:formula="of:=INT((([.D25]*[.D25]*[.D25]/(2^([.$H$11]-[.$I$11]))*[.$H$14]/(2^([.$I$11]-[.$J$11])))+([.D25]*[.D25]*[.$I$14]/(2^([.$I$11]-[.$J$11])))+([.D25]*[.$J$14])+[.$K$14])/(2^[.$J$11]))" office:value-type="float" office:value="541" calcext:value-type="float">
            <text:p>54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4]*(1/([.A26]+273.15)-1/298.15))" office:value-type="float" office:value="3039.18568516024" calcext:value-type="float">
            <text:p>3 039</text:p>
          </table:table-cell>
          <table:table-cell table:formula="of:=[.$D$2]/(([.$D$4]+(1/(1/[.B26]+1/[.$B$3])))/(1/(1/[.B26]+1/[.$B$3])))" office:value-type="float" office:value="1.20919822534417" calcext:value-type="float">
            <text:p>1.209</text:p>
          </table:table-cell>
          <table:table-cell table:formula="of:=[.C26]/[.$F$2]*(2^[.$F$4]-1)" office:value-type="float" office:value="1500.50507054072" calcext:value-type="float">
            <text:p>1501</text:p>
          </table:table-cell>
          <table:table-cell table:formula="of:=[.A26]*10" office:value-type="float" office:value="600" calcext:value-type="float">
            <text:p>600</text:p>
          </table:table-cell>
          <table:table-cell table:formula="of:=INT((([.D26]*[.D26]*[.D26]/(2^([.$H$11]-[.$I$11]))*[.$H$14]/(2^([.$I$11]-[.$J$11])))+([.D26]*[.D26]*[.$I$14]/(2^([.$I$11]-[.$J$11])))+([.D26]*[.$J$14])+[.$K$14])/(2^[.$J$11]))" office:value-type="float" office:value="590" calcext:value-type="float">
            <text:p>59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4]*(1/([.A27]+273.15)-1/298.15))" office:value-type="float" office:value="2615.8095855478" calcext:value-type="float">
            <text:p>2 616</text:p>
          </table:table-cell>
          <table:table-cell table:formula="of:=[.$D$2]/(([.$D$4]+(1/(1/[.B27]+1/[.$B$3])))/(1/(1/[.B27]+1/[.$B$3])))" office:value-type="float" office:value="1.09974955083724" calcext:value-type="float">
            <text:p>1.100</text:p>
          </table:table-cell>
          <table:table-cell table:formula="of:=[.C27]/[.$F$2]*(2^[.$F$4]-1)" office:value-type="float" office:value="1364.68921535712" calcext:value-type="float">
            <text:p>1365</text:p>
          </table:table-cell>
          <table:table-cell table:formula="of:=[.A27]*10" office:value-type="float" office:value="650" calcext:value-type="float">
            <text:p>650</text:p>
          </table:table-cell>
          <table:table-cell table:formula="of:=INT((([.D27]*[.D27]*[.D27]/(2^([.$H$11]-[.$I$11]))*[.$H$14]/(2^([.$I$11]-[.$J$11])))+([.D27]*[.D27]*[.$I$14]/(2^([.$I$11]-[.$J$11])))+([.D27]*[.$J$14])+[.$K$14])/(2^[.$J$11]))" office:value-type="float" office:value="642" calcext:value-type="float">
            <text:p>64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4]*(1/([.A28]+273.15)-1/298.15))" office:value-type="float" office:value="2261.27633504614" calcext:value-type="float">
            <text:p>2 261</text:p>
          </table:table-cell>
          <table:table-cell table:formula="of:=[.$D$2]/(([.$D$4]+(1/(1/[.B28]+1/[.$B$3])))/(1/(1/[.B28]+1/[.$B$3])))" office:value-type="float" office:value="0.998075392593876" calcext:value-type="float">
            <text:p>0.998</text:p>
          </table:table-cell>
          <table:table-cell table:formula="of:=[.C28]/[.$F$2]*(2^[.$F$4]-1)" office:value-type="float" office:value="1238.5208280824" calcext:value-type="float">
            <text:p>1239</text:p>
          </table:table-cell>
          <table:table-cell table:formula="of:=[.A28]*10" office:value-type="float" office:value="700" calcext:value-type="float">
            <text:p>700</text:p>
          </table:table-cell>
          <table:table-cell table:formula="of:=INT((([.D28]*[.D28]*[.D28]/(2^([.$H$11]-[.$I$11]))*[.$H$14]/(2^([.$I$11]-[.$J$11])))+([.D28]*[.D28]*[.$I$14]/(2^([.$I$11]-[.$J$11])))+([.D28]*[.$J$14])+[.$K$14])/(2^[.$J$11]))" office:value-type="float" office:value="695" calcext:value-type="float">
            <text:p>695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4]*(1/([.A29]+273.15)-1/298.15))" office:value-type="float" office:value="1962.98945094105" calcext:value-type="float">
            <text:p>1 963</text:p>
          </table:table-cell>
          <table:table-cell table:formula="of:=[.$D$2]/(([.$D$4]+(1/(1/[.B29]+1/[.$B$3])))/(1/(1/[.B29]+1/[.$B$3])))" office:value-type="float" office:value="0.904337990278232" calcext:value-type="float">
            <text:p>0.904</text:p>
          </table:table-cell>
          <table:table-cell table:formula="of:=[.C29]/[.$F$2]*(2^[.$F$4]-1)" office:value-type="float" office:value="1122.20123339072" calcext:value-type="float">
            <text:p>1122</text:p>
          </table:table-cell>
          <table:table-cell table:formula="of:=[.A29]*10" office:value-type="float" office:value="750" calcext:value-type="float">
            <text:p>750</text:p>
          </table:table-cell>
          <table:table-cell table:formula="of:=INT((([.D29]*[.D29]*[.D29]/(2^([.$H$11]-[.$I$11]))*[.$H$14]/(2^([.$I$11]-[.$J$11])))+([.D29]*[.D29]*[.$I$14]/(2^([.$I$11]-[.$J$11])))+([.D29]*[.$J$14])+[.$K$14])/(2^[.$J$11]))" office:value-type="float" office:value="748" calcext:value-type="float">
            <text:p>74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4]*(1/([.A30]+273.15)-1/298.15))" office:value-type="float" office:value="1710.88942438424" calcext:value-type="float">
            <text:p>1 711</text:p>
          </table:table-cell>
          <table:table-cell table:formula="of:=[.$D$2]/(([.$D$4]+(1/(1/[.B30]+1/[.$B$3])))/(1/(1/[.B30]+1/[.$B$3])))" office:value-type="float" office:value="0.818471527695719" calcext:value-type="float">
            <text:p>0.818</text:p>
          </table:table-cell>
          <table:table-cell table:formula="of:=[.C30]/[.$F$2]*(2^[.$F$4]-1)" office:value-type="float" office:value="1015.64875936787" calcext:value-type="float">
            <text:p>1016</text:p>
          </table:table-cell>
          <table:table-cell table:formula="of:=[.A30]*10" office:value-type="float" office:value="800" calcext:value-type="float">
            <text:p>800</text:p>
          </table:table-cell>
          <table:table-cell table:formula="of:=INT((([.D30]*[.D30]*[.D30]/(2^([.$H$11]-[.$I$11]))*[.$H$14]/(2^([.$I$11]-[.$J$11])))+([.D30]*[.D30]*[.$I$14]/(2^([.$I$11]-[.$J$11])))+([.D30]*[.$J$14])+[.$K$14])/(2^[.$J$11]))" office:value-type="float" office:value="802" calcext:value-type="float">
            <text:p>80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4]*(1/([.A31]+273.15)-1/298.15))" office:value-type="float" office:value="1496.89971664847" calcext:value-type="float">
            <text:p>1 497</text:p>
          </table:table-cell>
          <table:table-cell table:formula="of:=[.$D$2]/(([.$D$4]+(1/(1/[.B31]+1/[.$B$3])))/(1/(1/[.B31]+1/[.$B$3])))" office:value-type="float" office:value="0.740235309825027" calcext:value-type="float">
            <text:p>0.740</text:p>
          </table:table-cell>
          <table:table-cell table:formula="of:=[.C31]/[.$F$2]*(2^[.$F$4]-1)" office:value-type="float" office:value="918.564725373783" calcext:value-type="float">
            <text:p>919</text:p>
          </table:table-cell>
          <table:table-cell table:formula="of:=[.A31]*10" office:value-type="float" office:value="850" calcext:value-type="float">
            <text:p>850</text:p>
          </table:table-cell>
          <table:table-cell table:formula="of:=INT((([.D31]*[.D31]*[.D31]/(2^([.$H$11]-[.$I$11]))*[.$H$14]/(2^([.$I$11]-[.$J$11])))+([.D31]*[.D31]*[.$I$14]/(2^([.$I$11]-[.$J$11])))+([.D31]*[.$J$14])+[.$K$14])/(2^[.$J$11]))"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4]*(1/([.A32]+273.15)-1/298.15))" office:value-type="float" office:value="1314.50248603632" calcext:value-type="float">
            <text:p>1 315</text:p>
          </table:table-cell>
          <table:table-cell table:formula="of:=[.$D$2]/(([.$D$4]+(1/(1/[.B32]+1/[.$B$3])))/(1/(1/[.B32]+1/[.$B$3])))" office:value-type="float" office:value="0.669263290804992" calcext:value-type="float">
            <text:p>0.669</text:p>
          </table:table-cell>
          <table:table-cell table:formula="of:=[.C32]/[.$F$2]*(2^[.$F$4]-1)" office:value-type="float" office:value="830.494901771649" calcext:value-type="float">
            <text:p>830</text:p>
          </table:table-cell>
          <table:table-cell table:formula="of:=[.A32]*10" office:value-type="float" office:value="900" calcext:value-type="float">
            <text:p>900</text:p>
          </table:table-cell>
          <table:table-cell table:formula="of:=INT((([.D32]*[.D32]*[.D32]/(2^([.$H$11]-[.$I$11]))*[.$H$14]/(2^([.$I$11]-[.$J$11])))+([.D32]*[.D32]*[.$I$14]/(2^([.$I$11]-[.$J$11])))+([.D32]*[.$J$14])+[.$K$14])/(2^[.$J$11]))" office:value-type="float" office:value="908" calcext:value-type="float">
            <text:p>908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4]*(1/([.A33]+273.15)-1/298.15))" office:value-type="float" office:value="1158.41174385359" calcext:value-type="float">
            <text:p>1 158</text:p>
          </table:table-cell>
          <table:table-cell table:formula="of:=[.$D$2]/(([.$D$4]+(1/(1/[.B33]+1/[.$B$3])))/(1/(1/[.B33]+1/[.$B$3])))" office:value-type="float" office:value="0.605107139900379" calcext:value-type="float">
            <text:p>0.605</text:p>
          </table:table-cell>
          <table:table-cell table:formula="of:=[.C33]/[.$F$2]*(2^[.$F$4]-1)" office:value-type="float" office:value="750.88295087638" calcext:value-type="float">
            <text:p>751</text:p>
          </table:table-cell>
          <table:table-cell table:formula="of:=[.A33]*10" office:value-type="float" office:value="950" calcext:value-type="float">
            <text:p>950</text:p>
          </table:table-cell>
          <table:table-cell table:formula="of:=INT((([.D33]*[.D33]*[.D33]/(2^([.$H$11]-[.$I$11]))*[.$H$14]/(2^([.$I$11]-[.$J$11])))+([.D33]*[.D33]*[.$I$14]/(2^([.$I$11]-[.$J$11])))+([.D33]*[.$J$14])+[.$K$14])/(2^[.$J$11]))" office:value-type="float" office:value="958" calcext:value-type="float">
            <text:p>958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4]*(1/([.A34]+273.15)-1/298.15))" office:value-type="float" office:value="1024.32013229384" calcext:value-type="float">
            <text:p>1 024</text:p>
          </table:table-cell>
          <table:table-cell table:formula="of:=[.$D$2]/(([.$D$4]+(1/(1/[.B34]+1/[.$B$3])))/(1/(1/[.B34]+1/[.$B$3])))" office:value-type="float" office:value="0.54727165045748" calcext:value-type="float">
            <text:p>0.547</text:p>
          </table:table-cell>
          <table:table-cell table:formula="of:=[.C34]/[.$F$2]*(2^[.$F$4]-1)" office:value-type="float" office:value="679.11436624951" calcext:value-type="float">
            <text:p>679</text:p>
          </table:table-cell>
          <table:table-cell table:formula="of:=[.A34]*10" office:value-type="float" office:value="1000" calcext:value-type="float">
            <text:p>1000</text:p>
          </table:table-cell>
          <table:table-cell table:formula="of:=INT((([.D34]*[.D34]*[.D34]/(2^([.$H$11]-[.$I$11]))*[.$H$14]/(2^([.$I$11]-[.$J$11])))+([.D34]*[.D34]*[.$I$14]/(2^([.$I$11]-[.$J$11])))+([.D34]*[.$J$14])+[.$K$14])/(2^[.$J$11]))" office:value-type="float" office:value="1007" calcext:value-type="float">
            <text:p>1007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4]*(1/([.A35]+273.15)-1/298.15))" office:value-type="float" office:value="908.701665149113" calcext:value-type="float">
            <text:p>909</text:p>
          </table:table-cell>
          <table:table-cell table:formula="of:=[.$D$2]/(([.$D$4]+(1/(1/[.B35]+1/[.$B$3])))/(1/(1/[.B35]+1/[.$B$3])))" office:value-type="float" office:value="0.49524244197978" calcext:value-type="float">
            <text:p>0.495</text:p>
          </table:table-cell>
          <table:table-cell table:formula="of:=[.C35]/[.$F$2]*(2^[.$F$4]-1)" office:value-type="float" office:value="614.550848456727" calcext:value-type="float">
            <text:p>615</text:p>
          </table:table-cell>
          <table:table-cell table:style-name="Default" table:formula="of:=[.A35]*10" office:value-type="float" office:value="1050" calcext:value-type="float">
            <text:p>1050</text:p>
          </table:table-cell>
          <table:table-cell table:formula="of:=INT((([.D35]*[.D35]*[.D35]/(2^([.$H$11]-[.$I$11]))*[.$H$14]/(2^([.$I$11]-[.$J$11])))+([.D35]*[.D35]*[.$I$14]/(2^([.$I$11]-[.$J$11])))+([.D35]*[.$J$14])+[.$K$14])/(2^[.$J$11]))" office:value-type="float" office:value="1053" calcext:value-type="float">
            <text:p>1053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4]*(1/([.A36]+273.15)-1/298.15))" office:value-type="float" office:value="808.657251656372" calcext:value-type="float">
            <text:p>809</text:p>
          </table:table-cell>
          <table:table-cell table:formula="of:=[.$D$2]/(([.$D$4]+(1/(1/[.B36]+1/[.$B$3])))/(1/(1/[.B36]+1/[.$B$3])))" office:value-type="float" office:value="0.448506610440596" calcext:value-type="float">
            <text:p>0.449</text:p>
          </table:table-cell>
          <table:table-cell table:formula="of:=[.C36]/[.$F$2]*(2^[.$F$4]-1)" office:value-type="float" office:value="556.555930228558" calcext:value-type="float">
            <text:p>557</text:p>
          </table:table-cell>
          <table:table-cell table:style-name="Default" table:formula="of:=[.A36]*10" office:value-type="float" office:value="1100" calcext:value-type="float">
            <text:p>1100</text:p>
          </table:table-cell>
          <table:table-cell table:formula="of:=INT((([.D36]*[.D36]*[.D36]/(2^([.$H$11]-[.$I$11]))*[.$H$14]/(2^([.$I$11]-[.$J$11])))+([.D36]*[.D36]*[.$I$14]/(2^([.$I$11]-[.$J$11])))+([.D36]*[.$J$14])+[.$K$14])/(2^[.$J$11]))" office:value-type="float" office:value="1096" calcext:value-type="float">
            <text:p>1096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4]*(1/([.A37]+273.15)-1/298.15))" office:value-type="float" office:value="721.793108320226" calcext:value-type="float">
            <text:p>722</text:p>
          </table:table-cell>
          <table:table-cell table:formula="of:=[.$D$2]/(([.$D$4]+(1/(1/[.B37]+1/[.$B$3])))/(1/(1/[.B37]+1/[.$B$3])))" office:value-type="float" office:value="0.406567337724471" calcext:value-type="float">
            <text:p>0.407</text:p>
          </table:table-cell>
          <table:table-cell table:formula="of:=[.C37]/[.$F$2]*(2^[.$F$4]-1)" office:value-type="float" office:value="504.513105449003" calcext:value-type="float">
            <text:p>505</text:p>
          </table:table-cell>
          <table:table-cell table:style-name="Default" table:formula="of:=[.A37]*10" office:value-type="float" office:value="1150" calcext:value-type="float">
            <text:p>1150</text:p>
          </table:table-cell>
          <table:table-cell table:formula="of:=INT((([.D37]*[.D37]*[.D37]/(2^([.$H$11]-[.$I$11]))*[.$H$14]/(2^([.$I$11]-[.$J$11])))+([.D37]*[.D37]*[.$I$14]/(2^([.$I$11]-[.$J$11])))+([.D37]*[.$J$14])+[.$K$14])/(2^[.$J$11]))" office:value-type="float" office:value="1137" calcext:value-type="float">
            <text:p>1137</text:p>
          </table:table-cell>
          <table:table-cell table:number-columns-repeated="1018"/>
        </table:table-row>
      </table:table>
      <table:table table:name="NTC 10k 3380_3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3'.D7:'NTC 10k 3380_3'.D35 'NTC 10k 3380_3'.D6:'NTC 10k 3380_3'.D6 'NTC 10k 3380_3'.E7:'NTC 10k 3380_3'.E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3" office:value-type="float" office:value="3950" calcext:value-type="float">
            <text:p>395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8"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7]+273.15)-1/298.15))" office:value-type="float" office:value="2486.16475147338" calcext:value-type="float">
            <text:p>2 486</text:p>
          </table:table-cell>
          <table:table-cell table:formula="of:=[.$D$2]/(([.$D$3]+[.B7])/[.B7])" office:value-type="float" office:value="0.657074757794946" calcext:value-type="float">
            <text:p>0.657</text:p>
          </table:table-cell>
          <table:table-cell table:formula="of:=[.C7]/[.$F$2]*(2^[.$F$3]-1)" office:value-type="float" office:value="815.370040354637" calcext:value-type="float">
            <text:p>815</text:p>
          </table:table-cell>
          <table:table-cell table:formula="of:=[.A7]*10" office:value-type="float" office:value="600" calcext:value-type="float">
            <text:p>6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599" calcext:value-type="float">
            <text:p>599</text:p>
          </table:table-cell>
          <table:table-cell/>
          <table:table-cell table:style-name="ce17" table:number-matrix-columns-spanned="4" table:number-matrix-rows-spanned="1" table:formula="of:=LINEST([.E7:.E16];([.D7:.D16])^{1;2;3})" office:value-type="float" office:value="-0.0000013124183526271" calcext:value-type="float">
            <text:p>-1.3124183526271E-06</text:p>
          </table:table-cell>
          <table:table-cell table:style-name="ce21" office:value-type="float" office:value="0.00290045209195843" calcext:value-type="float">
            <text:p>0.002900452091958</text:p>
          </table:table-cell>
          <table:table-cell table:style-name="ce21" office:value-type="float" office:value="-2.62085693729828" calcext:value-type="float">
            <text:p>-2.62085693729828</text:p>
          </table:table-cell>
          <table:table-cell table:style-name="ce21" office:value-type="float" office:value="1519.13921817366" calcext:value-type="float">
            <text:p>1519.13921817366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8]+273.15)-1/298.15))" office:value-type="float" office:value="2086.37214338597" calcext:value-type="float">
            <text:p>2 086</text:p>
          </table:table-cell>
          <table:table-cell table:formula="of:=[.$D$2]/(([.$D$3]+[.B8])/[.B8])" office:value-type="float" office:value="0.569652166216096" calcext:value-type="float">
            <text:p>0.570</text:p>
          </table:table-cell>
          <table:table-cell table:formula="of:=[.C8]/[.$F$2]*(2^[.$F$3]-1)" office:value-type="float" office:value="706.88655171361" calcext:value-type="float">
            <text:p>707</text:p>
          </table:table-cell>
          <table:table-cell table:formula="of:=[.A8]*10" office:value-type="float" office:value="650" calcext:value-type="float">
            <text:p>6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652" calcext:value-type="float">
            <text:p>652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9]+273.15)-1/298.15))" office:value-type="float" office:value="1759.83700852338" calcext:value-type="float">
            <text:p>1 760</text:p>
          </table:table-cell>
          <table:table-cell table:formula="of:=[.$D$2]/(([.$D$3]+[.B9])/[.B9])" office:value-type="float" office:value="0.493838658130889" calcext:value-type="float">
            <text:p>0.494</text:p>
          </table:table-cell>
          <table:table-cell table:formula="of:=[.C9]/[.$F$2]*(2^[.$F$3]-1)" office:value-type="float" office:value="612.808880316967" calcext:value-type="float">
            <text:p>613</text:p>
          </table:table-cell>
          <table:table-cell table:formula="of:=[.A9]*10" office:value-type="float" office:value="700" calcext:value-type="float">
            <text:p>7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700" calcext:value-type="float">
            <text:p>700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10]+273.15)-1/298.15))" office:value-type="float" office:value="1491.6822463316" calcext:value-type="float">
            <text:p>1 492</text:p>
          </table:table-cell>
          <table:table-cell table:formula="of:=[.$D$2]/(([.$D$3]+[.B10])/[.B10])" office:value-type="float" office:value="0.428357772811344" calcext:value-type="float">
            <text:p>0.428</text:p>
          </table:table-cell>
          <table:table-cell table:formula="of:=[.C10]/[.$F$2]*(2^[.$F$3]-1)" office:value-type="float" office:value="531.553054443168" calcext:value-type="float">
            <text:p>532</text:p>
          </table:table-cell>
          <table:table-cell table:formula="of:=[.A10]*10" office:value-type="float" office:value="750" calcext:value-type="float">
            <text:p>7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748" calcext:value-type="float">
            <text:p>748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11]+273.15)-1/298.15))" office:value-type="float" office:value="1270.32023484362" calcext:value-type="float">
            <text:p>1 270</text:p>
          </table:table-cell>
          <table:table-cell table:formula="of:=[.$D$2]/(([.$D$3]+[.B11])/[.B11])" office:value-type="float" office:value="0.371955426965036" calcext:value-type="float">
            <text:p>0.372</text:p>
          </table:table-cell>
          <table:table-cell table:formula="of:=[.C11]/[.$F$2]*(2^[.$F$3]-1)" office:value-type="float" office:value="461.562870733886" calcext:value-type="float">
            <text:p>462</text:p>
          </table:table-cell>
          <table:table-cell table:formula="of:=[.A11]*10" office:value-type="float" office:value="800" calcext:value-type="float">
            <text:p>80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798" calcext:value-type="float">
            <text:p>798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12]+273.15)-1/298.15))" office:value-type="float" office:value="1086.67076939303" calcext:value-type="float">
            <text:p>1 087</text:p>
          </table:table-cell>
          <table:table-cell table:formula="of:=[.$D$2]/(([.$D$3]+[.B12])/[.B12])" office:value-type="float" office:value="0.323452695005329" calcext:value-type="float">
            <text:p>0.323</text:p>
          </table:table-cell>
          <table:table-cell table:formula="of:=[.C12]/[.$F$2]*(2^[.$F$3]-1)" office:value-type="float" office:value="401.375389711159" calcext:value-type="float">
            <text:p>401</text:p>
          </table:table-cell>
          <table:table-cell table:formula="of:=[.A12]*10" office:value-type="float" office:value="850" calcext:value-type="float">
            <text:p>8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849" calcext:value-type="float">
            <text:p>849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13]+273.15)-1/298.15))" office:value-type="float" office:value="933.577057794756" calcext:value-type="float">
            <text:p>934</text:p>
          </table:table-cell>
          <table:table-cell table:formula="of:=[.$D$2]/(([.$D$3]+[.B13])/[.B13])" office:value-type="float" office:value="0.281774598965883" calcext:value-type="float">
            <text:p>0.282</text:p>
          </table:table-cell>
          <table:table-cell table:formula="of:=[.C13]/[.$F$2]*(2^[.$F$3]-1)" office:value-type="float" office:value="349.656661444027" calcext:value-type="float">
            <text:p>350</text:p>
          </table:table-cell>
          <table:table-cell table:formula="of:=[.A13]*10" office:value-type="float" office:value="900" calcext:value-type="float">
            <text:p>9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901" calcext:value-type="float">
            <text:p>901</text:p>
          </table:table-cell>
          <table:table-cell/>
          <table:table-cell table:style-name="ce19" table:formula="of:=INT([.H7]*(2^[.H10]))" office:value-type="float" office:value="-369412926" calcext:value-type="float">
            <text:p>-369412926</text:p>
          </table:table-cell>
          <table:table-cell table:style-name="ce19" table:formula="of:=INT([.I7]*2^[.I10])" office:value-type="float" office:value="12457346" calcext:value-type="float">
            <text:p>12457346</text:p>
          </table:table-cell>
          <table:table-cell table:style-name="ce19" table:formula="of:=INT([.J7]*2^[.J10])" office:value-type="float" office:value="-171761" calcext:value-type="float">
            <text:p>-171761</text:p>
          </table:table-cell>
          <table:table-cell table:style-name="ce19" table:formula="of:=INT([.K7]*2^[.J10])" office:value-type="float" office:value="99558307" calcext:value-type="float">
            <text:p>99558307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14]+273.15)-1/298.15))" office:value-type="float" office:value="805.366732578538" calcext:value-type="float">
            <text:p>805</text:p>
          </table:table-cell>
          <table:table-cell table:formula="of:=[.$D$2]/(([.$D$3]+[.B14])/[.B14])" office:value-type="float" office:value="0.245962056012046" calcext:value-type="float">
            <text:p>0.246</text:p>
          </table:table-cell>
          <table:table-cell table:formula="of:=[.C14]/[.$F$2]*(2^[.$F$3]-1)" office:value-type="float" office:value="305.216551324038" calcext:value-type="float">
            <text:p>305</text:p>
          </table:table-cell>
          <table:table-cell table:formula="of:=[.A14]*10" office:value-type="float" office:value="950" calcext:value-type="float">
            <text:p>9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952" calcext:value-type="float">
            <text:p>952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15]+273.15)-1/298.15))" office:value-type="float" office:value="697.519772986188" calcext:value-type="float">
            <text:p>698</text:p>
          </table:table-cell>
          <table:table-cell table:formula="of:=[.$D$2]/(([.$D$3]+[.B15])/[.B15])" office:value-type="float" office:value="0.215172797031613" calcext:value-type="float">
            <text:p>0.215</text:p>
          </table:table-cell>
          <table:table-cell table:formula="of:=[.C15]/[.$F$2]*(2^[.$F$3]-1)" office:value-type="float" office:value="267.009879952865" calcext:value-type="float">
            <text:p>267</text:p>
          </table:table-cell>
          <table:table-cell table:formula="of:=[.A15]*10" office:value-type="float" office:value="1000" calcext:value-type="float">
            <text:p>10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001" calcext:value-type="float">
            <text:p>1001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16]+273.15)-1/298.15))" office:value-type="float" office:value="606.415763481962" calcext:value-type="float">
            <text:p>606</text:p>
          </table:table-cell>
          <table:table-cell table:formula="of:=[.$D$2]/(([.$D$3]+[.B16])/[.B16])" office:value-type="float" office:value="0.188675615223433" calcext:value-type="float">
            <text:p>0.189</text:p>
          </table:table-cell>
          <table:table-cell table:formula="of:=[.C16]/[.$F$2]*(2^[.$F$3]-1)" office:value-type="float" office:value="234.129286163623" calcext:value-type="float">
            <text:p>234</text:p>
          </table:table-cell>
          <table:table-cell table:formula="of:=[.A16]*10" office:value-type="float" office:value="1050" calcext:value-type="float">
            <text:p>10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1047" calcext:value-type="float">
            <text:p>1047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17]+273.15)-1/298.15))" office:value-type="float" office:value="529.140401286916" calcext:value-type="float">
            <text:p>529</text:p>
          </table:table-cell>
          <table:table-cell table:formula="of:=[.$D$2]/(([.$D$3]+[.B17])/[.B17])" office:value-type="float" office:value="0.165841014337068" calcext:value-type="float">
            <text:p>0.166</text:p>
          </table:table-cell>
          <table:table-cell table:formula="of:=[.C17]/[.$F$2]*(2^[.$F$3]-1)" office:value-type="float" office:value="205.793622336452" calcext:value-type="float">
            <text:p>206</text:p>
          </table:table-cell>
          <table:table-cell table:formula="of:=[.A17]*10" office:value-type="float" office:value="1100" calcext:value-type="float">
            <text:p>11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1091" calcext:value-type="float">
            <text:p>1091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369412926) &gt;&gt; 16) + (int32_t) (((int64_t) pow2 * 12457346) &gt;&gt; 16) + (raw *-171761) + 99558307) &gt;&gt; 16);" calcext:value-type="string">
            <text:p>int32_t temp = (((int32_t) (((((int64_t) pow2 * raw) &gt;&gt; 16) * -369412926) &gt;&gt; 16) + (int32_t) (((int64_t) pow2 * 12457346) &gt;&gt; 16) + (raw *-171761) + 99558307) &gt;&gt; 16);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18]+273.15)-1/298.15))" office:value-type="float" office:value="463.336522555244" calcext:value-type="float">
            <text:p>463</text:p>
          </table:table-cell>
          <table:table-cell table:formula="of:=[.$D$2]/(([.$D$3]+[.B18])/[.B18])" office:value-type="float" office:value="0.146130301853171" calcext:value-type="float">
            <text:p>0.146</text:p>
          </table:table-cell>
          <table:table-cell table:formula="of:=[.C18]/[.$F$2]*(2^[.$F$3]-1)" office:value-type="float" office:value="181.334420026889" calcext:value-type="float">
            <text:p>181</text:p>
          </table:table-cell>
          <table:table-cell table:formula="of:=[.A18]*10" office:value-type="float" office:value="1150" calcext:value-type="float">
            <text:p>11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1131" calcext:value-type="float">
            <text:p>1131</text:p>
          </table:table-cell>
          <table:table-cell/>
          <table:table-cell table:formula="of:=CONCATENATE(&quot;return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return (((int32_t) (((((int64_t) pow2 * raw) &gt;&gt; 16) * -369412926) &gt;&gt; 16) + (int32_t) (((int64_t) pow2 * 12457346) &gt;&gt; 16) + (raw *-171761) + 99558307) &gt;&gt; 16);" calcext:value-type="string">
            <text:p>return (((int32_t) (((((int64_t) pow2 * raw) &gt;&gt; 16) * -369412926) &gt;&gt; 16) + (int32_t) (((int64_t) pow2 * 12457346) &gt;&gt; 16) + (raw *-171761) + 99558307) &gt;&gt; 16);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19]+273.15)-1/298.15))" office:value-type="float" office:value="407.088776646628" calcext:value-type="float">
            <text:p>407</text:p>
          </table:table-cell>
          <table:table-cell table:formula="of:=[.$D$2]/(([.$D$3]+[.B19])/[.B19])" office:value-type="float" office:value="0.129084414649025" calcext:value-type="float">
            <text:p>0.129</text:p>
          </table:table-cell>
          <table:table-cell table:formula="of:=[.C19]/[.$F$2]*(2^[.$F$3]-1)" office:value-type="float" office:value="160.182023632654" calcext:value-type="float">
            <text:p>160</text:p>
          </table:table-cell>
          <table:table-cell table:formula="of:=[.A19]*10" office:value-type="float" office:value="1200" calcext:value-type="float">
            <text:p>12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1168" calcext:value-type="float">
            <text:p>116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20]+273.15)-1/298.15))" office:value-type="float" office:value="358.833877240034" calcext:value-type="float">
            <text:p>359</text:p>
          </table:table-cell>
          <table:table-cell table:formula="of:=[.$D$2]/(([.$D$3]+[.B20])/[.B20])" office:value-type="float" office:value="0.114313233412679" calcext:value-type="float">
            <text:p>0.114</text:p>
          </table:table-cell>
          <table:table-cell table:formula="of:=[.C20]/[.$F$2]*(2^[.$F$3]-1)" office:value-type="float" office:value="141.852330553007" calcext:value-type="float">
            <text:p>142</text:p>
          </table:table-cell>
          <table:table-cell table:formula="of:=[.A20]*10" office:value-type="float" office:value="1250" calcext:value-type="float">
            <text:p>12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1201" calcext:value-type="float">
            <text:p>1201</text:p>
          </table:table-cell>
          <table:table-cell table:style-name="ce14"/>
          <table:table-cell table:number-columns-repeated="1017"/>
        </table:table-row>
        <table:table-row table:style-name="ro1" table:number-rows-repeated="8">
          <table:table-cell table:style-name="Default" table:number-columns-repeated="4"/>
          <table:table-cell/>
          <table:table-cell table:style-name="Default"/>
          <table:table-cell table:style-name="ce14"/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style-name="ce14"/>
          <table:table-cell table:number-columns-repeated="1017"/>
        </table:table-row>
      </table:table>
      <table:table table:name="NTC 10k 3380_2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2'.D7:'NTC 10k 3380_2'.D28 'NTC 10k 3380_2'.D6:'NTC 10k 3380_2'.D6 'NTC 10k 3380_2'.E7:'NTC 10k 3380_2'.E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3" office:value-type="float" office:value="3950" calcext:value-type="float">
            <text:p>395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8"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9" table:formula="of:=[.$B$2]*EXP([.$B$3]*(1/([.A7]+273.15)-1/298.15))" office:value-type="float" office:value="15837.1476649081" calcext:value-type="float">
            <text:p>15 837</text:p>
          </table:table-cell>
          <table:table-cell table:style-name="ce7" table:formula="of:=[.$D$2]/(([.$D$3]+[.B7])/[.B7])" office:value-type="float" office:value="2.02276923025755" calcext:value-type="float">
            <text:p>2.023</text:p>
          </table:table-cell>
          <table:table-cell table:style-name="ce8" table:formula="of:=[.C7]/[.$F$2]*(2^[.$F$3]-1)" office:value-type="float" office:value="2510.07272663778" calcext:value-type="float">
            <text:p>2510</text:p>
          </table:table-cell>
          <table:table-cell table:formula="of:=[.A7]*10" office:value-type="float" office:value="150" calcext:value-type="float">
            <text:p>150</text:p>
          </table:table-cell>
          <table:table-cell table:style-name="ce14" table:formula="of:=INT((([.D7]*[.D7]*[.D7]/(2^([.$H$10]-[.$I$10]))*[.$H$13]/(2^([.$I$10]-[.$J$10])))+([.D7]*[.D7]*[.$I$13]/(2^([.$I$10]-[.$J$10])))+([.D7]*[.$J$13])+[.$K$13])/(2^[.$J$10]))" office:value-type="float" office:value="148" calcext:value-type="float">
            <text:p>148</text:p>
          </table:table-cell>
          <table:table-cell/>
          <table:table-cell table:style-name="ce17" table:number-matrix-columns-spanned="4" table:number-matrix-rows-spanned="1" table:formula="of:=LINEST([.E7:.E17];([.D7:.D17])^{1;2;3})" office:value-type="float" office:value="-0.0000000407362292944128" calcext:value-type="float">
            <text:p>-4.07362292944128E-08</text:p>
          </table:table-cell>
          <table:table-cell table:style-name="ce21" office:value-type="float" office:value="0.000256169736485707" calcext:value-type="float">
            <text:p>0.000256169736486</text:p>
          </table:table-cell>
          <table:table-cell table:style-name="ce21" office:value-type="float" office:value="-0.751566709410074" calcext:value-type="float">
            <text:p>-0.751566709410074</text:p>
          </table:table-cell>
          <table:table-cell table:style-name="ce21" office:value-type="float" office:value="1065.66038597633" calcext:value-type="float">
            <text:p>1065.66038597633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9" table:formula="of:=[.$B$2]*EXP([.$B$3]*(1/([.A8]+273.15)-1/298.15))" office:value-type="float" office:value="12535.3258126628" calcext:value-type="float">
            <text:p>12 535</text:p>
          </table:table-cell>
          <table:table-cell table:style-name="ce7" table:formula="of:=[.$D$2]/(([.$D$3]+[.B8])/[.B8])" office:value-type="float" office:value="1.83563244328791" calcext:value-type="float">
            <text:p>1.836</text:p>
          </table:table-cell>
          <table:table-cell table:style-name="ce8" table:formula="of:=[.C8]/[.$F$2]*(2^[.$F$3]-1)" office:value-type="float" office:value="2277.85298644363" calcext:value-type="float">
            <text:p>2278</text:p>
          </table:table-cell>
          <table:table-cell table:formula="of:=[.A8]*10" office:value-type="float" office:value="200" calcext:value-type="float">
            <text:p>200</text:p>
          </table:table-cell>
          <table:table-cell table:style-name="ce14" table:formula="of:=INT((([.D8]*[.D8]*[.D8]/(2^([.$H$10]-[.$I$10]))*[.$H$13]/(2^([.$I$10]-[.$J$10])))+([.D8]*[.D8]*[.$I$13]/(2^([.$I$10]-[.$J$10])))+([.D8]*[.$J$13])+[.$K$13])/(2^[.$J$10]))" office:value-type="float" office:value="201" calcext:value-type="float">
            <text:p>201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9" table:formula="of:=[.$B$2]*EXP([.$B$3]*(1/([.A9]+273.15)-1/298.15))" office:value-type="float" office:value="10000" calcext:value-type="float">
            <text:p>10 000</text:p>
          </table:table-cell>
          <table:table-cell table:style-name="ce7" table:formula="of:=[.$D$2]/(([.$D$3]+[.B9])/[.B9])" office:value-type="float" office:value="1.65" calcext:value-type="float">
            <text:p>1.650</text:p>
          </table:table-cell>
          <table:table-cell table:style-name="ce8" table:formula="of:=[.C9]/[.$F$2]*(2^[.$F$3]-1)" office:value-type="float" office:value="2047.5" calcext:value-type="float">
            <text:p>2048</text:p>
          </table:table-cell>
          <table:table-cell table:formula="of:=[.A9]*10" office:value-type="float" office:value="250" calcext:value-type="float">
            <text:p>250</text:p>
          </table:table-cell>
          <table:table-cell table:style-name="ce14" table:formula="of:=INT((([.D9]*[.D9]*[.D9]/(2^([.$H$10]-[.$I$10]))*[.$H$13]/(2^([.$I$10]-[.$J$10])))+([.D9]*[.D9]*[.$I$13]/(2^([.$I$10]-[.$J$10])))+([.D9]*[.$J$13])+[.$K$13])/(2^[.$J$10]))" office:value-type="float" office:value="251" calcext:value-type="float">
            <text:p>251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9" table:formula="of:=[.$B$2]*EXP([.$B$3]*(1/([.A10]+273.15)-1/298.15))" office:value-type="float" office:value="8037.14068697314" calcext:value-type="float">
            <text:p>8 037</text:p>
          </table:table-cell>
          <table:table-cell table:style-name="ce7" table:formula="of:=[.$D$2]/(([.$D$3]+[.B10])/[.B10])" office:value-type="float" office:value="1.47044172506602" calcext:value-type="float">
            <text:p>1.470</text:p>
          </table:table-cell>
          <table:table-cell table:style-name="ce8" table:formula="of:=[.C10]/[.$F$2]*(2^[.$F$3]-1)" office:value-type="float" office:value="1824.68450428648" calcext:value-type="float">
            <text:p>1825</text:p>
          </table:table-cell>
          <table:table-cell table:formula="of:=[.A10]*10" office:value-type="float" office:value="300" calcext:value-type="float">
            <text:p>300</text:p>
          </table:table-cell>
          <table:table-cell table:style-name="ce14" table:formula="of:=INT((([.D10]*[.D10]*[.D10]/(2^([.$H$10]-[.$I$10]))*[.$H$13]/(2^([.$I$10]-[.$J$10])))+([.D10]*[.D10]*[.$I$13]/(2^([.$I$10]-[.$J$10])))+([.D10]*[.$J$13])+[.$K$13])/(2^[.$J$10]))" office:value-type="float" office:value="299" calcext:value-type="float">
            <text:p>299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9" table:formula="of:=[.$B$2]*EXP([.$B$3]*(1/([.A11]+273.15)-1/298.15))" office:value-type="float" office:value="6505.53112615657" calcext:value-type="float">
            <text:p>6 506</text:p>
          </table:table-cell>
          <table:table-cell table:style-name="ce7" table:formula="of:=[.$D$2]/(([.$D$3]+[.B11])/[.B11])" office:value-type="float" office:value="1.30067021486486" calcext:value-type="float">
            <text:p>1.301</text:p>
          </table:table-cell>
          <table:table-cell table:style-name="ce8" table:formula="of:=[.C11]/[.$F$2]*(2^[.$F$3]-1)" office:value-type="float" office:value="1614.01349390048" calcext:value-type="float">
            <text:p>1614</text:p>
          </table:table-cell>
          <table:table-cell table:formula="of:=[.A11]*10" office:value-type="float" office:value="350" calcext:value-type="float">
            <text:p>350</text:p>
          </table:table-cell>
          <table:table-cell table:style-name="ce14" table:formula="of:=INT((([.D11]*[.D11]*[.D11]/(2^([.$H$10]-[.$I$10]))*[.$H$13]/(2^([.$I$10]-[.$J$10])))+([.D11]*[.D11]*[.$I$13]/(2^([.$I$10]-[.$J$10])))+([.D11]*[.$J$13])+[.$K$13])/(2^[.$J$10]))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9" table:formula="of:=[.$B$2]*EXP([.$B$3]*(1/([.A12]+273.15)-1/298.15))" office:value-type="float" office:value="5301.46685940967" calcext:value-type="float">
            <text:p>5 301</text:p>
          </table:table-cell>
          <table:table-cell table:style-name="ce7" table:formula="of:=[.$D$2]/(([.$D$3]+[.B12])/[.B12])" office:value-type="float" office:value="1.14334402033446" calcext:value-type="float">
            <text:p>1.143</text:p>
          </table:table-cell>
          <table:table-cell table:style-name="ce8" table:formula="of:=[.C12]/[.$F$2]*(2^[.$F$3]-1)" office:value-type="float" office:value="1418.78598886958" calcext:value-type="float">
            <text:p>1419</text:p>
          </table:table-cell>
          <table:table-cell table:formula="of:=[.A12]*10" office:value-type="float" office:value="400" calcext:value-type="float">
            <text:p>400</text:p>
          </table:table-cell>
          <table:table-cell table:style-name="ce14" table:formula="of:=INT((([.D12]*[.D12]*[.D12]/(2^([.$H$10]-[.$I$10]))*[.$H$13]/(2^([.$I$10]-[.$J$10])))+([.D12]*[.D12]*[.$I$13]/(2^([.$I$10]-[.$J$10])))+([.D12]*[.$J$13])+[.$K$13])/(2^[.$J$10]))" office:value-type="float" office:value="398" calcext:value-type="float">
            <text:p>398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9" table:formula="of:=[.$B$2]*EXP([.$B$3]*(1/([.A13]+273.15)-1/298.15))" office:value-type="float" office:value="4348.13685005947" calcext:value-type="float">
            <text:p>4 348</text:p>
          </table:table-cell>
          <table:table-cell table:style-name="ce7" table:formula="of:=[.$D$2]/(([.$D$3]+[.B13])/[.B13])" office:value-type="float" office:value="1.00004981518815" calcext:value-type="float">
            <text:p>1.000</text:p>
          </table:table-cell>
          <table:table-cell table:style-name="ce8" table:formula="of:=[.C13]/[.$F$2]*(2^[.$F$3]-1)" office:value-type="float" office:value="1240.97090702893" calcext:value-type="float">
            <text:p>1241</text:p>
          </table:table-cell>
          <table:table-cell table:formula="of:=[.A13]*10" office:value-type="float" office:value="450" calcext:value-type="float">
            <text:p>450</text:p>
          </table:table-cell>
          <table:table-cell table:style-name="ce14" table:formula="of:=INT((([.D13]*[.D13]*[.D13]/(2^([.$H$10]-[.$I$10]))*[.$H$13]/(2^([.$I$10]-[.$J$10])))+([.D13]*[.D13]*[.$I$13]/(2^([.$I$10]-[.$J$10])))+([.D13]*[.$J$13])+[.$K$13])/(2^[.$J$10]))" office:value-type="float" office:value="449" calcext:value-type="float">
            <text:p>449</text:p>
          </table:table-cell>
          <table:table-cell/>
          <table:table-cell table:style-name="ce19" table:formula="of:=INT([.H7]*(2^[.H10]))" office:value-type="float" office:value="-11466230" calcext:value-type="float">
            <text:p>-11466230</text:p>
          </table:table-cell>
          <table:table-cell table:style-name="ce19" table:formula="of:=INT([.I7]*2^[.I10])" office:value-type="float" office:value="1100240" calcext:value-type="float">
            <text:p>1100240</text:p>
          </table:table-cell>
          <table:table-cell table:style-name="ce19" table:formula="of:=INT([.J7]*2^[.J10])" office:value-type="float" office:value="-49255" calcext:value-type="float">
            <text:p>-49255</text:p>
          </table:table-cell>
          <table:table-cell table:style-name="ce19" table:formula="of:=INT([.K7]*2^[.J10])" office:value-type="float" office:value="69839119" calcext:value-type="float">
            <text:p>69839119</text:p>
          </table:table-cell>
          <table:table-cell table:number-columns-repeated="101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9" table:formula="of:=[.$B$2]*EXP([.$B$3]*(1/([.A14]+273.15)-1/298.15))" office:value-type="float" office:value="3588.18258192908" calcext:value-type="float">
            <text:p>3 588</text:p>
          </table:table-cell>
          <table:table-cell table:style-name="ce7" table:formula="of:=[.$D$2]/(([.$D$3]+[.B14])/[.B14])" office:value-type="float" office:value="0.871419150351521" calcext:value-type="float">
            <text:p>0.871</text:p>
          </table:table-cell>
          <table:table-cell table:style-name="ce8" table:formula="of:=[.C14]/[.$F$2]*(2^[.$F$3]-1)" office:value-type="float" office:value="1081.35194566348" calcext:value-type="float">
            <text:p>1081</text:p>
          </table:table-cell>
          <table:table-cell table:formula="of:=[.A14]*10" office:value-type="float" office:value="500" calcext:value-type="float">
            <text:p>500</text:p>
          </table:table-cell>
          <table:table-cell table:style-name="ce14" table:formula="of:=INT((([.D14]*[.D14]*[.D14]/(2^([.$H$10]-[.$I$10]))*[.$H$13]/(2^([.$I$10]-[.$J$10])))+([.D14]*[.D14]*[.$I$13]/(2^([.$I$10]-[.$J$10])))+([.D14]*[.$J$13])+[.$K$13])/(2^[.$J$10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9" table:formula="of:=[.$B$2]*EXP([.$B$3]*(1/([.A15]+273.15)-1/298.15))" office:value-type="float" office:value="2978.43589646463" calcext:value-type="float">
            <text:p>2 978</text:p>
          </table:table-cell>
          <table:table-cell table:style-name="ce7" table:formula="of:=[.$D$2]/(([.$D$3]+[.B15])/[.B15])" office:value-type="float" office:value="0.757320723139734" calcext:value-type="float">
            <text:p>0.757</text:p>
          </table:table-cell>
          <table:table-cell table:style-name="ce8" table:formula="of:=[.C15]/[.$F$2]*(2^[.$F$3]-1)" office:value-type="float" office:value="939.766170077942" calcext:value-type="float">
            <text:p>940</text:p>
          </table:table-cell>
          <table:table-cell table:formula="of:=[.A15]*10" office:value-type="float" office:value="550" calcext:value-type="float">
            <text:p>550</text:p>
          </table:table-cell>
          <table:table-cell table:style-name="ce14" table:formula="of:=INT((([.D15]*[.D15]*[.D15]/(2^([.$H$10]-[.$I$10]))*[.$H$13]/(2^([.$I$10]-[.$J$10])))+([.D15]*[.D15]*[.$I$13]/(2^([.$I$10]-[.$J$10])))+([.D15]*[.$J$13])+[.$K$13])/(2^[.$J$10]))" office:value-type="float" office:value="551" calcext:value-type="float">
            <text:p>551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9" table:formula="of:=[.$B$2]*EXP([.$B$3]*(1/([.A16]+273.15)-1/298.15))" office:value-type="float" office:value="2486.16475147338" calcext:value-type="float">
            <text:p>2 486</text:p>
          </table:table-cell>
          <table:table-cell table:style-name="ce7" table:formula="of:=[.$D$2]/(([.$D$3]+[.B16])/[.B16])" office:value-type="float" office:value="0.657074757794946" calcext:value-type="float">
            <text:p>0.657</text:p>
          </table:table-cell>
          <table:table-cell table:style-name="ce8" table:formula="of:=[.C16]/[.$F$2]*(2^[.$F$3]-1)" office:value-type="float" office:value="815.370040354637" calcext:value-type="float">
            <text:p>815</text:p>
          </table:table-cell>
          <table:table-cell table:formula="of:=[.A16]*10" office:value-type="float" office:value="600" calcext:value-type="float">
            <text:p>600</text:p>
          </table:table-cell>
          <table:table-cell table:style-name="ce14" table:formula="of:=INT((([.D16]*[.D16]*[.D16]/(2^([.$H$10]-[.$I$10]))*[.$H$13]/(2^([.$I$10]-[.$J$10])))+([.D16]*[.D16]*[.$I$13]/(2^([.$I$10]-[.$J$10])))+([.D16]*[.$J$13])+[.$K$13])/(2^[.$J$10]))" office:value-type="float" office:value="601" calcext:value-type="float">
            <text:p>601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29" table:formula="of:=[.$B$2]*EXP([.$B$3]*(1/([.A17]+273.15)-1/298.15))" office:value-type="float" office:value="2086.37214338597" calcext:value-type="float">
            <text:p>2 086</text:p>
          </table:table-cell>
          <table:table-cell table:style-name="ce7" table:formula="of:=[.$D$2]/(([.$D$3]+[.B17])/[.B17])" office:value-type="float" office:value="0.569652166216096" calcext:value-type="float">
            <text:p>0.570</text:p>
          </table:table-cell>
          <table:table-cell table:style-name="ce8" table:formula="of:=[.C17]/[.$F$2]*(2^[.$F$3]-1)" office:value-type="float" office:value="706.88655171361" calcext:value-type="float">
            <text:p>707</text:p>
          </table:table-cell>
          <table:table-cell table:formula="of:=[.A17]*10" office:value-type="float" office:value="650" calcext:value-type="float">
            <text:p>650</text:p>
          </table:table-cell>
          <table:table-cell table:style-name="ce14" table:formula="of:=INT((([.D17]*[.D17]*[.D17]/(2^([.$H$10]-[.$I$10]))*[.$H$13]/(2^([.$I$10]-[.$J$10])))+([.D17]*[.D17]*[.$I$13]/(2^([.$I$10]-[.$J$10])))+([.D17]*[.$J$13])+[.$K$13])/(2^[.$J$10]))" office:value-type="float" office:value="648" calcext:value-type="float">
            <text:p>648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1466230) &gt;&gt; 16) + (int32_t) (((int64_t) pow2 * 1100240) &gt;&gt; 16) + (raw *-49255) + 69839119) &gt;&gt; 16);" calcext:value-type="string">
            <text:p>int32_t temp = (((int32_t) (((((int64_t) pow2 * raw) &gt;&gt; 16) * -11466230) &gt;&gt; 16) + (int32_t) (((int64_t) pow2 * 1100240) &gt;&gt; 16) + (raw *-49255) + 69839119) &gt;&gt; 16)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CONCATENATE(&quot;return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return (((int32_t) (((((int64_t) pow2 * raw) &gt;&gt; 16) * -11466230) &gt;&gt; 16) + (int32_t) (((int64_t) pow2 * 1100240) &gt;&gt; 16) + (raw *-49255) + 69839119) &gt;&gt; 16);" calcext:value-type="string">
            <text:p>return (((int32_t) (((((int64_t) pow2 * raw) &gt;&gt; 16) * -11466230) &gt;&gt; 16) + (int32_t) (((int64_t) pow2 * 1100240) &gt;&gt; 16) + (raw *-49255) + 69839119) &gt;&gt; 16);</text:p>
          </table:table-cell>
          <table:table-cell table:number-columns-repeated="1016"/>
        </table:table-row>
        <table:table-row table:style-name="ro1" table:number-rows-repeated="10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</table:table>
      <table:table table:name="NTC 10k 3380_1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_1'.D7:'NTC 10k 3380_1'.D36 'NTC 10k 3380_1'.D6:'NTC 10k 3380_1'.D6 'NTC 10k 3380_1'.E7:'NTC 10k 3380_1'.E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.3" calcext:value-type="float">
            <text:p>3.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3" office:value-type="float" office:value="3950" calcext:value-type="float">
            <text:p>395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8"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29" table:formula="of:=[.$B$2]*EXP([.$B$3]*(1/([.A7]+273.15)-1/298.15))" office:value-type="float" office:value="105384.690206038" calcext:value-type="float">
            <text:p>105 385</text:p>
          </table:table-cell>
          <table:table-cell table:style-name="ce7" table:formula="of:=[.$D$2]/(([.$D$3]+[.B7])/[.B7])" office:value-type="float" office:value="3.01400018545725" calcext:value-type="float">
            <text:p>3.014</text:p>
          </table:table-cell>
          <table:table-cell table:style-name="ce8" table:formula="of:=[.C7]/[.$F$2]*(2^[.$F$3]-1)" office:value-type="float" office:value="3740.10023013558" calcext:value-type="float">
            <text:p>3740</text:p>
          </table:table-cell>
          <table:table-cell table:formula="of:=[.A7]*10" office:value-type="float" office:value="-200" calcext:value-type="float">
            <text:p>-200</text:p>
          </table:table-cell>
          <table:table-cell table:style-name="ce14" table:formula="of:=INT((([.D7]*[.D7]*[.D7]/(2^([.$H$10]-[.$I$10]))*[.$H$13]/(2^([.$I$10]-[.$J$10])))+([.D7]*[.D7]*[.$I$13]/(2^([.$I$10]-[.$J$10])))+([.D7]*[.$J$13])+[.$K$13])/(2^[.$J$10]))" office:value-type="float" office:value="-199" calcext:value-type="float">
            <text:p>-199</text:p>
          </table:table-cell>
          <table:table-cell/>
          <table:table-cell table:style-name="ce17" table:number-matrix-columns-spanned="4" table:number-matrix-rows-spanned="1" table:formula="of:=LINEST([.E7:.E15];([.D7:.D15])^{1;2;3})" office:value-type="float" office:value="-0.0000000623395312172098" calcext:value-type="float">
            <text:p>-6.23395312172098E-08</text:p>
          </table:table-cell>
          <table:table-cell table:style-name="ce21" office:value-type="float" office:value="0.000493327233447909" calcext:value-type="float">
            <text:p>0.000493327233448</text:p>
          </table:table-cell>
          <table:table-cell table:style-name="ce21" office:value-type="float" office:value="-1.5151441079732" calcext:value-type="float">
            <text:p>-1.5151441079732</text:p>
          </table:table-cell>
          <table:table-cell table:style-name="ce21" office:value-type="float" office:value="1829.21858201525" calcext:value-type="float">
            <text:p>1829.21858201525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29" table:formula="of:=[.$B$2]*EXP([.$B$3]*(1/([.A8]+273.15)-1/298.15))" office:value-type="float" office:value="77898.1075798084" calcext:value-type="float">
            <text:p>77 898</text:p>
          </table:table-cell>
          <table:table-cell table:style-name="ce7" table:formula="of:=[.$D$2]/(([.$D$3]+[.B8])/[.B8])" office:value-type="float" office:value="2.92456529601576" calcext:value-type="float">
            <text:p>2.925</text:p>
          </table:table-cell>
          <table:table-cell table:style-name="ce8" table:formula="of:=[.C8]/[.$F$2]*(2^[.$F$3]-1)" office:value-type="float" office:value="3629.1196627832" calcext:value-type="float">
            <text:p>3629</text:p>
          </table:table-cell>
          <table:table-cell table:formula="of:=[.A8]*10" office:value-type="float" office:value="-150" calcext:value-type="float">
            <text:p>-150</text:p>
          </table:table-cell>
          <table:table-cell table:style-name="ce14" table:formula="of:=INT((([.D8]*[.D8]*[.D8]/(2^([.$H$10]-[.$I$10]))*[.$H$13]/(2^([.$I$10]-[.$J$10])))+([.D8]*[.D8]*[.$I$13]/(2^([.$I$10]-[.$J$10])))+([.D8]*[.$J$13])+[.$K$13])/(2^[.$J$10]))" office:value-type="float" office:value="-152" calcext:value-type="float">
            <text:p>-152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29" table:formula="of:=[.$B$2]*EXP([.$B$3]*(1/([.A9]+273.15)-1/298.15))" office:value-type="float" office:value="58245.7127870788" calcext:value-type="float">
            <text:p>58 246</text:p>
          </table:table-cell>
          <table:table-cell table:style-name="ce7" table:formula="of:=[.$D$2]/(([.$D$3]+[.B9])/[.B9])" office:value-type="float" office:value="2.81645314185585" calcext:value-type="float">
            <text:p>2.816</text:p>
          </table:table-cell>
          <table:table-cell table:style-name="ce8" table:formula="of:=[.C9]/[.$F$2]*(2^[.$F$3]-1)" office:value-type="float" office:value="3494.9623078484" calcext:value-type="float">
            <text:p>3495</text:p>
          </table:table-cell>
          <table:table-cell table:formula="of:=[.A9]*10" office:value-type="float" office:value="-100" calcext:value-type="float">
            <text:p>-100</text:p>
          </table:table-cell>
          <table:table-cell table:style-name="ce14" table:formula="of:=INT((([.D9]*[.D9]*[.D9]/(2^([.$H$10]-[.$I$10]))*[.$H$13]/(2^([.$I$10]-[.$J$10])))+([.D9]*[.D9]*[.$I$13]/(2^([.$I$10]-[.$J$10])))+([.D9]*[.$J$13])+[.$K$13])/(2^[.$J$10]))" office:value-type="float" office:value="-102" calcext:value-type="float">
            <text:p>-102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29" table:formula="of:=[.$B$2]*EXP([.$B$3]*(1/([.A10]+273.15)-1/298.15))" office:value-type="float" office:value="44026.0466915716" calcext:value-type="float">
            <text:p>44 026</text:p>
          </table:table-cell>
          <table:table-cell table:style-name="ce7" table:formula="of:=[.$D$2]/(([.$D$3]+[.B10])/[.B10])" office:value-type="float" office:value="2.68918351386336" calcext:value-type="float">
            <text:p>2.689</text:p>
          </table:table-cell>
          <table:table-cell table:style-name="ce8" table:formula="of:=[.C10]/[.$F$2]*(2^[.$F$3]-1)" office:value-type="float" office:value="3337.03226947589" calcext:value-type="float">
            <text:p>3337</text:p>
          </table:table-cell>
          <table:table-cell table:formula="of:=[.A10]*10" office:value-type="float" office:value="-50" calcext:value-type="float">
            <text:p>-50</text:p>
          </table:table-cell>
          <table:table-cell table:style-name="ce14" table:formula="of:=INT((([.D10]*[.D10]*[.D10]/(2^([.$H$10]-[.$I$10]))*[.$H$13]/(2^([.$I$10]-[.$J$10])))+([.D10]*[.D10]*[.$I$13]/(2^([.$I$10]-[.$J$10])))+([.D10]*[.$J$13])+[.$K$13])/(2^[.$J$10]))" office:value-type="float" office:value="-50" calcext:value-type="float">
            <text:p>-50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29" table:formula="of:=[.$B$2]*EXP([.$B$3]*(1/([.A11]+273.15)-1/298.15))" office:value-type="float" office:value="33620.6037214357" calcext:value-type="float">
            <text:p>33 621</text:p>
          </table:table-cell>
          <table:table-cell table:style-name="ce7" table:formula="of:=[.$D$2]/(([.$D$3]+[.B11])/[.B11])" office:value-type="float" office:value="2.54347677050184" calcext:value-type="float">
            <text:p>2.543</text:p>
          </table:table-cell>
          <table:table-cell table:style-name="ce8" table:formula="of:=[.C11]/[.$F$2]*(2^[.$F$3]-1)" office:value-type="float" office:value="3156.22344703183" calcext:value-type="float">
            <text:p>3156</text:p>
          </table:table-cell>
          <table:table-cell table:formula="of:=[.A11]*10" office:value-type="float" office:value="0" calcext:value-type="float">
            <text:p>0</text:p>
          </table:table-cell>
          <table:table-cell table:style-name="ce14" table:formula="of:=INT((([.D11]*[.D11]*[.D11]/(2^([.$H$10]-[.$I$10]))*[.$H$13]/(2^([.$I$10]-[.$J$10])))+([.D11]*[.D11]*[.$I$13]/(2^([.$I$10]-[.$J$10])))+([.D11]*[.$J$13])+[.$K$13])/(2^[.$J$10]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9" table:formula="of:=[.$B$2]*EXP([.$B$3]*(1/([.A12]+273.15)-1/298.15))" office:value-type="float" office:value="25924.5624195935" calcext:value-type="float">
            <text:p>25 925</text:p>
          </table:table-cell>
          <table:table-cell table:style-name="ce7" table:formula="of:=[.$D$2]/(([.$D$3]+[.B12])/[.B12])" office:value-type="float" office:value="2.38140843541628" calcext:value-type="float">
            <text:p>2.381</text:p>
          </table:table-cell>
          <table:table-cell table:style-name="ce8" table:formula="of:=[.C12]/[.$F$2]*(2^[.$F$3]-1)" office:value-type="float" office:value="2955.11137667565" calcext:value-type="float">
            <text:p>2955</text:p>
          </table:table-cell>
          <table:table-cell table:formula="of:=[.A12]*10" office:value-type="float" office:value="50" calcext:value-type="float">
            <text:p>50</text:p>
          </table:table-cell>
          <table:table-cell table:style-name="ce14" table:formula="of:=INT((([.D12]*[.D12]*[.D12]/(2^([.$H$10]-[.$I$10]))*[.$H$13]/(2^([.$I$10]-[.$J$10])))+([.D12]*[.D12]*[.$I$13]/(2^([.$I$10]-[.$J$10])))+([.D12]*[.$J$13])+[.$K$13])/(2^[.$J$10]))" office:value-type="float" office:value="51" calcext:value-type="float">
            <text:p>51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9" table:formula="of:=[.$B$2]*EXP([.$B$3]*(1/([.A13]+273.15)-1/298.15))" office:value-type="float" office:value="20174.5770239848" calcext:value-type="float">
            <text:p>20 175</text:p>
          </table:table-cell>
          <table:table-cell table:style-name="ce7" table:formula="of:=[.$D$2]/(([.$D$3]+[.B13])/[.B13])" office:value-type="float" office:value="2.20636412322303" calcext:value-type="float">
            <text:p>2.206</text:p>
          </table:table-cell>
          <table:table-cell table:style-name="ce8" table:formula="of:=[.C13]/[.$F$2]*(2^[.$F$3]-1)" office:value-type="float" office:value="2737.89729836312" calcext:value-type="float">
            <text:p>2738</text:p>
          </table:table-cell>
          <table:table-cell table:formula="of:=[.A13]*10" office:value-type="float" office:value="100" calcext:value-type="float">
            <text:p>100</text:p>
          </table:table-cell>
          <table:table-cell table:style-name="ce14" table:formula="of:=INT((([.D13]*[.D13]*[.D13]/(2^([.$H$10]-[.$I$10]))*[.$H$13]/(2^([.$I$10]-[.$J$10])))+([.D13]*[.D13]*[.$I$13]/(2^([.$I$10]-[.$J$10])))+([.D13]*[.$J$13])+[.$K$13])/(2^[.$J$10]))" office:value-type="float" office:value="99" calcext:value-type="float">
            <text:p>99</text:p>
          </table:table-cell>
          <table:table-cell/>
          <table:table-cell table:style-name="ce19" table:formula="of:=INT([.H7]*(2^[.H10]))" office:value-type="float" office:value="-17547019" calcext:value-type="float">
            <text:p>-17547019</text:p>
          </table:table-cell>
          <table:table-cell table:style-name="ce19" table:formula="of:=INT([.I7]*2^[.I10])" office:value-type="float" office:value="2118824" calcext:value-type="float">
            <text:p>2118824</text:p>
          </table:table-cell>
          <table:table-cell table:style-name="ce19" table:formula="of:=INT([.J7]*2^[.J10])" office:value-type="float" office:value="-99297" calcext:value-type="float">
            <text:p>-99297</text:p>
          </table:table-cell>
          <table:table-cell table:style-name="ce19" table:formula="of:=INT([.K7]*2^[.J10])" office:value-type="float" office:value="119879668" calcext:value-type="float">
            <text:p>119879668</text:p>
          </table:table-cell>
          <table:table-cell table:number-columns-repeated="101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9" table:formula="of:=[.$B$2]*EXP([.$B$3]*(1/([.A14]+273.15)-1/298.15))" office:value-type="float" office:value="15837.1476649081" calcext:value-type="float">
            <text:p>15 837</text:p>
          </table:table-cell>
          <table:table-cell table:style-name="ce7" table:formula="of:=[.$D$2]/(([.$D$3]+[.B14])/[.B14])" office:value-type="float" office:value="2.02276923025755" calcext:value-type="float">
            <text:p>2.023</text:p>
          </table:table-cell>
          <table:table-cell table:style-name="ce8" table:formula="of:=[.C14]/[.$F$2]*(2^[.$F$3]-1)" office:value-type="float" office:value="2510.07272663778" calcext:value-type="float">
            <text:p>2510</text:p>
          </table:table-cell>
          <table:table-cell table:formula="of:=[.A14]*10" office:value-type="float" office:value="150" calcext:value-type="float">
            <text:p>150</text:p>
          </table:table-cell>
          <table:table-cell table:style-name="ce14" table:formula="of:=INT((([.D14]*[.D14]*[.D14]/(2^([.$H$10]-[.$I$10]))*[.$H$13]/(2^([.$I$10]-[.$J$10])))+([.D14]*[.D14]*[.$I$13]/(2^([.$I$10]-[.$J$10])))+([.D14]*[.$J$13])+[.$K$13])/(2^[.$J$10]))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9" table:formula="of:=[.$B$2]*EXP([.$B$3]*(1/([.A15]+273.15)-1/298.15))" office:value-type="float" office:value="12535.3258126628" calcext:value-type="float">
            <text:p>12 535</text:p>
          </table:table-cell>
          <table:table-cell table:style-name="ce7" table:formula="of:=[.$D$2]/(([.$D$3]+[.B15])/[.B15])" office:value-type="float" office:value="1.83563244328791" calcext:value-type="float">
            <text:p>1.836</text:p>
          </table:table-cell>
          <table:table-cell table:style-name="ce8" table:formula="of:=[.C15]/[.$F$2]*(2^[.$F$3]-1)" office:value-type="float" office:value="2277.85298644363" calcext:value-type="float">
            <text:p>2278</text:p>
          </table:table-cell>
          <table:table-cell table:formula="of:=[.A15]*10" office:value-type="float" office:value="200" calcext:value-type="float">
            <text:p>200</text:p>
          </table:table-cell>
          <table:table-cell table:style-name="ce14" table:formula="of:=INT((([.D15]*[.D15]*[.D15]/(2^([.$H$10]-[.$I$10]))*[.$H$13]/(2^([.$I$10]-[.$J$10])))+([.D15]*[.D15]*[.$I$13]/(2^([.$I$10]-[.$J$10])))+([.D15]*[.$J$13])+[.$K$13])/(2^[.$J$10]))" office:value-type="float" office:value="200" calcext:value-type="float">
            <text:p>200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7547019) &gt;&gt; 16) + (int32_t) (((int64_t) pow2 * 2118824) &gt;&gt; 16) + (raw *-99297) + 119879668) &gt;&gt; 16);" calcext:value-type="string">
            <text:p>int32_t temp = (((int32_t) (((((int64_t) pow2 * raw) &gt;&gt; 16) * -17547019) &gt;&gt; 16) + (int32_t) (((int64_t) pow2 * 2118824) &gt;&gt; 16) + (raw *-99297) + 119879668) &gt;&gt; 16);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number-columns-repeated="6"/>
          <table:table-cell table:style-name="ce14"/>
          <table:table-cell table:number-columns-repeated="1017"/>
        </table:table-row>
        <table:table-row table:style-name="ro1">
          <table:table-cell table:number-columns-repeated="6"/>
          <table:table-cell table:style-name="ce14"/>
          <table:table-cell table:number-columns-repeated="1017"/>
        </table:table-row>
      </table:table>
      <table:table table:name="NTC 10k 3380" table:style-name="ta1">
        <table:shapes>
          <draw:frame draw:z-index="0" draw:style-name="gr1" draw:text-style-name="P1" svg:width="243.34mm" svg:height="148.48mm" svg:x="160.82mm" svg:y="81.29mm">
            <draw:object draw:notify-on-update-of-ranges="'NTC 10k 3380'.D7:'NTC 10k 3380'.D57 'NTC 10k 3380'.D6:'NTC 10k 3380'.D6 'NTC 10k 3380'.E7:'NTC 10k 3380'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29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INPUT NCP18XH103F03RB B=3380</text:p>
          </table:table-cell>
          <table:covered-table-cell table:style-name="ce33"/>
          <table:covered-table-cell table:style-name="ce6"/>
          <table:covered-table-cell table:style-name="ce33"/>
          <table:covered-table-cell table:style-name="ce38"/>
          <table:covered-table-cell table:style-name="ce6"/>
          <table:covered-table-cell table:style-name="ce33"/>
          <table:table-cell table:style-name="ce15" office:value-type="string" calcext:value-type="string" table:number-columns-spanned="3" table:number-rows-spanned="1">
            <text:p>t=c3*adc^3+c2*adc^2+c1*adc+b</text:p>
          </table:table-cell>
          <table:covered-table-cell table:style-name="ce47"/>
          <table:covered-table-cell/>
          <table:table-cell table:number-columns-repeated="1014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4.61mm">
              <dc:date>2017-12-09T00:00:00</dc:date>
              <text:p text:style-name="P2"><text:span text:style-name="T1">NTC 25C resistance</text:span></text:p>
            </office:annotation>
            <text:p>NTC R25°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6" office:value-type="string" calcext:value-type="string">
            <text:p>Pullup V = </text:p>
          </table:table-cell>
          <table:table-cell table:style-name="ce33" office:value-type="float" office:value="3.3" calcext:value-type="float">
            <text:p>3.3</text:p>
          </table:table-cell>
          <table:table-cell table:style-name="ce38" office:value-type="string" calcext:value-type="string">
            <office:annotation draw:style-name="gr2" draw:text-style-name="P3" svg:width="28.99mm" svg:height="9.91mm" svg:x="121.72mm" svg:y="0mm" draw:caption-point-x="-6.1mm" draw:caption-point-y="4.61mm">
              <dc:date>2017-12-09T00:00:00</dc:date>
              <text:p text:style-name="P2"><text:span text:style-name="T1">ADC reference voltage</text:span></text:p>
            </office:annotation>
            <text:p>ADC Vref =</text:p>
          </table:table-cell>
          <table:table-cell table:style-name="ce6" office:value-type="float" office:value="3" calcext:value-type="float">
            <text:p>3</text:p>
          </table:table-cell>
          <table:table-cell table:style-name="ce33"/>
          <table:table-cell table:style-name="ce47" office:value-type="string" calcext:value-type="string">
            <text:p>keep eye on int64 overload</text:p>
          </table:table-cell>
          <table:table-cell table:style-name="ce47"/>
          <table:table-cell table:number-columns-repeated="1015"/>
        </table:table-row>
        <table:table-row table:style-name="ro1">
          <table:table-cell table:style-name="ce6" office:value-type="string" calcext:value-type="string">
            <office:annotation draw:style-name="gr2" draw:text-style-name="P3" svg:width="28.99mm" svg:height="9.91mm" svg:x="31.41mm" svg:y="0mm" draw:caption-point-x="-6.1mm" draw:caption-point-y="9.13mm">
              <dc:date>2017-12-09T00:00:00</dc:date>
              <text:p text:style-name="P2"><text:span text:style-name="T1">Temperature constant</text:span></text:p>
            </office:annotation>
            <text:p>Constant B = </text:p>
          </table:table-cell>
          <table:table-cell table:style-name="ce33" office:value-type="float" office:value="3380" calcext:value-type="float">
            <text:p>3380</text:p>
          </table:table-cell>
          <table:table-cell table:style-name="ce6" office:value-type="string" calcext:value-type="string">
            <office:annotation draw:style-name="gr3" draw:text-style-name="P3" svg:width="28.99mm" svg:height="13.86mm" svg:x="76.57mm" svg:y="0mm" draw:caption-point-x="-6.1mm" draw:caption-point-y="9.13mm">
              <dc:date>2017-12-09T00:00:00</dc:date>
              <text:p text:style-name="P2"><text:span text:style-name="T1">Divider top resistor, sensor on the ground</text:span></text:p>
            </office:annotation>
            <text:p>Pullup R = </text:p>
          </table:table-cell>
          <table:table-cell table:style-name="ce33" office:value-type="float" office:value="10000" calcext:value-type="float">
            <text:p>10000</text:p>
          </table:table-cell>
          <table:table-cell table:style-name="ce38" office:value-type="string" calcext:value-type="string">
            <text:p>ADC bit =</text:p>
          </table:table-cell>
          <table:table-cell table:style-name="ce38" office:value-type="float" office:value="12" calcext:value-type="float">
            <text:p>12</text:p>
          </table:table-cell>
          <table:table-cell table:style-name="ce38"/>
          <table:table-cell table:number-columns-repeated="1017"/>
        </table:table-row>
        <table:table-row table:style-name="ro1">
          <table:table-cell table:style-name="ce16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16" office:value-type="string" calcext:value-type="string" table:number-columns-spanned="2" table:number-rows-spanned="1">
            <text:p>Sensor data</text:p>
          </table:table-cell>
          <table:covered-table-cell table:style-name="ce5"/>
          <table:table-cell table:style-name="ce3" office:value-type="string" calcext:value-type="string">
            <text:p>Divider</text:p>
          </table:table-cell>
          <table:table-cell table:style-name="ce5"/>
          <table:table-cell table:style-name="ce13" office:value-type="string" calcext:value-type="string">
            <text:p>Integer</text:p>
          </table:table-cell>
          <table:table-cell table:style-name="ce31" office:value-type="string" calcext:value-type="string">
            <text:p>Back</text:p>
          </table:table-cell>
          <table:table-cell/>
          <table:table-cell table:style-name="ce16" office:value-type="string" calcext:value-type="string" table:number-columns-spanned="4" table:number-rows-spanned="1">
            <text:p>Formula coeficient</text:p>
          </table:table-cell>
          <table:covered-table-cell table:number-columns-repeated="3" table:style-name="ce5"/>
          <table:table-cell/>
          <table:table-cell table:style-name="ce24" office:value-type="string" calcext:value-type="string" table:number-columns-spanned="2" table:number-rows-spanned="1">
            <text:p>Check</text:p>
          </table:table-cell>
          <table:covered-table-cell table:style-name="ce56"/>
          <table:table-cell table:number-columns-repeated="1010"/>
        </table:table-row>
        <table:table-row table:style-name="ro1">
          <table:table-cell table:style-name="ce3" office:value-type="string" calcext:value-type="string">
            <text:p>t°C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Vout</text:p>
          </table:table-cell>
          <table:table-cell table:style-name="ce3" office:value-type="string" calcext:value-type="string">
            <text:p>ADC</text:p>
          </table:table-cell>
          <table:table-cell table:style-name="ce13" office:value-type="string" calcext:value-type="string">
            <text:p>t°C out</text:p>
          </table:table-cell>
          <table:table-cell table:style-name="ce31" office:value-type="string" calcext:value-type="string">
            <text:p>Calculation</text:p>
          </table:table-cell>
          <table:table-cell table:style-name="ce13"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b</text:p>
          </table:table-cell>
          <table:table-cell table:style-name="ce13"/>
          <table:table-cell table:style-name="ce56" office:value-type="string" calcext:value-type="string">
            <text:p>ADC cubic</text:p>
          </table:table-cell>
          <table:table-cell table:style-name="ce26" table:formula="of:=IF((2^[.F3]-1)^3 &lt; 2^63;&quot;ok&quot;;&quot;overflow&quot;)" office:value-type="string" office:string-value="ok" calcext:value-type="string">
            <text:p>ok</text:p>
          </table:table-cell>
          <table:table-cell table:style-name="ce13" table:number-columns-repeated="1010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B$2]*EXP([.$B$3]*(1/([.A7]+273.15)-1/298.15))" office:value-type="float" office:value="75021.689901878" calcext:value-type="float">
            <text:p>75 022</text:p>
          </table:table-cell>
          <table:table-cell table:formula="of:=[.$D$2]/(([.$D$3]+[.B7])/[.B7])" office:value-type="float" office:value="2.91186374867302" calcext:value-type="float">
            <text:p>2.912</text:p>
          </table:table-cell>
          <table:table-cell table:formula="of:=[.C7]/[.$F$2]*(2^[.$F$3]-1)" office:value-type="float" office:value="3974.69401693867" calcext:value-type="float">
            <text:p>3975</text:p>
          </table:table-cell>
          <table:table-cell table:formula="of:=[.A7]*10" office:value-type="float" office:value="-200" calcext:value-type="float">
            <text:p>-200</text:p>
          </table:table-cell>
          <table:table-cell table:formula="of:=INT((([.D7]*[.D7]*[.D7]/(2^([.$H$10]-[.$I$10]))*[.$H$13]/(2^([.$I$10]-[.$J$10])))+([.D7]*[.D7]*[.$I$13]/(2^([.$I$10]-[.$J$10])))+([.D7]*[.$J$13])+[.$K$13])/(2^[.$J$10]))" office:value-type="float" office:value="-227" calcext:value-type="float">
            <text:p>-227</text:p>
          </table:table-cell>
          <table:table-cell/>
          <table:table-cell table:style-name="ce17" table:number-matrix-columns-spanned="4" table:number-matrix-rows-spanned="1" table:formula="of:=LINEST([.E7:.E36];([.D7:.D36])^{1;2;3})" office:value-type="float" office:value="-0.0000000525423958184757" calcext:value-type="float">
            <text:p>-5.25423958184757E-08</text:p>
          </table:table-cell>
          <table:table-cell table:style-name="ce21" office:value-type="float" office:value="0.000394134110466055" calcext:value-type="float">
            <text:p>0.000394134110466</text:p>
          </table:table-cell>
          <table:table-cell table:style-name="ce21" office:value-type="float" office:value="-1.15609009771022" calcext:value-type="float">
            <text:p>-1.15609009771022</text:p>
          </table:table-cell>
          <table:table-cell table:style-name="ce21" office:value-type="float" office:value="1441.3981852388" calcext:value-type="float">
            <text:p>1441.3981852388</text:p>
          </table:table-cell>
          <table:table-cell/>
          <table:table-cell table:style-name="ce56" office:value-type="string" calcext:value-type="string">
            <text:p>Cubic * c3</text:p>
          </table:table-cell>
          <table:table-cell table:style-name="ce26" table:formula="of:=IF(((2^[.F3]-1)^3/(2^([.H10]-[.I10]))*[.H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B$2]*EXP([.$B$3]*(1/([.A8]+273.15)-1/298.15))" office:value-type="float" office:value="57926.3533319593" calcext:value-type="float">
            <text:p>57 926</text:p>
          </table:table-cell>
          <table:table-cell table:formula="of:=[.$D$2]/(([.$D$3]+[.B8])/[.B8])" office:value-type="float" office:value="2.81417971992803" calcext:value-type="float">
            <text:p>2.814</text:p>
          </table:table-cell>
          <table:table-cell table:formula="of:=[.C8]/[.$F$2]*(2^[.$F$3]-1)" office:value-type="float" office:value="3841.35531770176" calcext:value-type="float">
            <text:p>3841</text:p>
          </table:table-cell>
          <table:table-cell table:formula="of:=[.A8]*10" office:value-type="float" office:value="-150" calcext:value-type="float">
            <text:p>-150</text:p>
          </table:table-cell>
          <table:table-cell table:formula="of:=INT((([.D8]*[.D8]*[.D8]/(2^([.$H$10]-[.$I$10]))*[.$H$13]/(2^([.$I$10]-[.$J$10])))+([.D8]*[.D8]*[.$I$13]/(2^([.$I$10]-[.$J$10])))+([.D8]*[.$J$13])+[.$K$13])/(2^[.$J$10]))" office:value-type="float" office:value="-163" calcext:value-type="float">
            <text:p>-163</text:p>
          </table:table-cell>
          <table:table-cell table:number-columns-repeated="6"/>
          <table:table-cell table:style-name="ce56" office:value-type="string" calcext:value-type="string">
            <text:p>Square * c2</text:p>
          </table:table-cell>
          <table:table-cell table:style-name="ce56" table:formula="of:=IF(((2^[.F3]-1)^2*[.I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B$2]*EXP([.$B$3]*(1/([.A9]+273.15)-1/298.15))" office:value-type="float" office:value="45168.2711814763" calcext:value-type="float">
            <text:p>45 168</text:p>
          </table:table-cell>
          <table:table-cell table:formula="of:=[.$D$2]/(([.$D$3]+[.B9])/[.B9])" office:value-type="float" office:value="2.7018300865103" calcext:value-type="float">
            <text:p>2.702</text:p>
          </table:table-cell>
          <table:table-cell table:formula="of:=[.C9]/[.$F$2]*(2^[.$F$3]-1)" office:value-type="float" office:value="3687.99806808656" calcext:value-type="float">
            <text:p>3688</text:p>
          </table:table-cell>
          <table:table-cell table:formula="of:=[.A9]*10" office:value-type="float" office:value="-100" calcext:value-type="float">
            <text:p>-100</text:p>
          </table:table-cell>
          <table:table-cell table:formula="of:=INT((([.D9]*[.D9]*[.D9]/(2^([.$H$10]-[.$I$10]))*[.$H$13]/(2^([.$I$10]-[.$J$10])))+([.D9]*[.D9]*[.$I$13]/(2^([.$I$10]-[.$J$10])))+([.D9]*[.$J$13])+[.$K$13])/(2^[.$J$10]))" office:value-type="float" office:value="-98" calcext:value-type="float">
            <text:p>-98</text:p>
          </table:table-cell>
          <table:table-cell/>
          <table:table-cell table:style-name="ce1" office:value-type="string" calcext:value-type="string" table:number-columns-spanned="4" table:number-rows-spanned="1">
            <text:p>Left Shift bits (2^N)</text:p>
          </table:table-cell>
          <table:covered-table-cell table:number-columns-repeated="3" table:style-name="ce10"/>
          <table:table-cell/>
          <table:table-cell table:style-name="ce56" office:value-type="string" calcext:value-type="string">
            <text:p>ADC * c1</text:p>
          </table:table-cell>
          <table:table-cell table:style-name="ce56" table:formula="of:=IF(((2^[.F3]-1)*[.J13]) &lt; 2^63;&quot;ok&quot;;&quot;overflow&quot;)" office:value-type="string" office:string-value="ok" calcext:value-type="string">
            <text:p>ok</text:p>
          </table:table-cell>
          <table:table-cell table:number-columns-repeated="1010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B$2]*EXP([.$B$3]*(1/([.A10]+273.15)-1/298.15))" office:value-type="float" office:value="35548.3900801275" calcext:value-type="float">
            <text:p>35 548</text:p>
          </table:table-cell>
          <table:table-cell table:formula="of:=[.$D$2]/(([.$D$3]+[.B10])/[.B10])" office:value-type="float" office:value="2.57549579816219" calcext:value-type="float">
            <text:p>2.575</text:p>
          </table:table-cell>
          <table:table-cell table:formula="of:=[.C10]/[.$F$2]*(2^[.$F$3]-1)" office:value-type="float" office:value="3515.55176449139" calcext:value-type="float">
            <text:p>3516</text:p>
          </table:table-cell>
          <table:table-cell table:formula="of:=[.A10]*10" office:value-type="float" office:value="-50" calcext:value-type="float">
            <text:p>-50</text:p>
          </table:table-cell>
          <table:table-cell table:formula="of:=INT((([.D10]*[.D10]*[.D10]/(2^([.$H$10]-[.$I$10]))*[.$H$13]/(2^([.$I$10]-[.$J$10])))+([.D10]*[.D10]*[.$I$13]/(2^([.$I$10]-[.$J$10])))+([.D10]*[.$J$13])+[.$K$13])/(2^[.$J$10]))" office:value-type="float" office:value="-35" calcext:value-type="float">
            <text:p>-35</text:p>
          </table:table-cell>
          <table:table-cell/>
          <table:table-cell table:style-name="ce38" office:value-type="float" office:value="48" calcext:value-type="float">
            <text:p>48</text:p>
          </table:table-cell>
          <table:table-cell table:style-name="ce38" table:formula="of:=16+16" office:value-type="float" office:value="32" calcext:value-type="float">
            <text:p>32</text:p>
          </table:table-cell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38"/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*EXP([.$B$3]*(1/([.A11]+273.15)-1/298.15))" office:value-type="float" office:value="28223.7250860222" calcext:value-type="float">
            <text:p>28 224</text:p>
          </table:table-cell>
          <table:table-cell table:formula="of:=[.$D$2]/(([.$D$3]+[.B11])/[.B11])" office:value-type="float" office:value="2.43666185266523" calcext:value-type="float">
            <text:p>2.437</text:p>
          </table:table-cell>
          <table:table-cell table:formula="of:=[.C11]/[.$F$2]*(2^[.$F$3]-1)" office:value-type="float" office:value="3326.04342888804" calcext:value-type="float">
            <text:p>3326</text:p>
          </table:table-cell>
          <table:table-cell table:formula="of:=[.A11]*10" office:value-type="float" office:value="0" calcext:value-type="float">
            <text:p>0</text:p>
          </table:table-cell>
          <table:table-cell table:formula="of:=INT((([.D11]*[.D11]*[.D11]/(2^([.$H$10]-[.$I$10]))*[.$H$13]/(2^([.$I$10]-[.$J$10])))+([.D11]*[.D11]*[.$I$13]/(2^([.$I$10]-[.$J$10])))+([.D11]*[.$J$13])+[.$K$13])/(2^[.$J$10]))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EXP([.$B$3]*(1/([.A12]+273.15)-1/298.15))" office:value-type="float" office:value="22594.9457841108" calcext:value-type="float">
            <text:p>22 595</text:p>
          </table:table-cell>
          <table:table-cell table:formula="of:=[.$D$2]/(([.$D$3]+[.B12])/[.B12])" office:value-type="float" office:value="2.28757309741909" calcext:value-type="float">
            <text:p>2.288</text:p>
          </table:table-cell>
          <table:table-cell table:formula="of:=[.C12]/[.$F$2]*(2^[.$F$3]-1)" office:value-type="float" office:value="3122.53727797706" calcext:value-type="float">
            <text:p>3123</text:p>
          </table:table-cell>
          <table:table-cell table:formula="of:=[.A12]*10" office:value-type="float" office:value="50" calcext:value-type="float">
            <text:p>50</text:p>
          </table:table-cell>
          <table:table-cell table:formula="of:=INT((([.D12]*[.D12]*[.D12]/(2^([.$H$10]-[.$I$10]))*[.$H$13]/(2^([.$I$10]-[.$J$10])))+([.D12]*[.D12]*[.$I$13]/(2^([.$I$10]-[.$J$10])))+([.D12]*[.$J$13])+[.$K$13])/(2^[.$J$10]))" office:value-type="float" office:value="74" calcext:value-type="float">
            <text:p>74</text:p>
          </table:table-cell>
          <table:table-cell/>
          <table:table-cell table:style-name="ce18" office:value-type="string" calcext:value-type="string" table:number-columns-spanned="4" table:number-rows-spanned="1">
            <text:p>Shifted coeficients</text:p>
          </table:table-cell>
          <table:covered-table-cell table:number-columns-repeated="3" table:style-name="ce2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*EXP([.$B$3]*(1/([.A13]+273.15)-1/298.15))" office:value-type="float" office:value="18231.3991849028" calcext:value-type="float">
            <text:p>18 231</text:p>
          </table:table-cell>
          <table:table-cell table:formula="of:=[.$D$2]/(([.$D$3]+[.B13])/[.B13])" office:value-type="float" office:value="2.13108875391315" calcext:value-type="float">
            <text:p>2.131</text:p>
          </table:table-cell>
          <table:table-cell table:formula="of:=[.C13]/[.$F$2]*(2^[.$F$3]-1)" office:value-type="float" office:value="2908.93614909145" calcext:value-type="float">
            <text:p>2909</text:p>
          </table:table-cell>
          <table:table-cell table:formula="of:=[.A13]*10" office:value-type="float" office:value="100" calcext:value-type="float">
            <text:p>100</text:p>
          </table:table-cell>
          <table:table-cell table:formula="of:=INT((([.D13]*[.D13]*[.D13]/(2^([.$H$10]-[.$I$10]))*[.$H$13]/(2^([.$I$10]-[.$J$10])))+([.D13]*[.D13]*[.$I$13]/(2^([.$I$10]-[.$J$10])))+([.D13]*[.$J$13])+[.$K$13])/(2^[.$J$10]))" office:value-type="float" office:value="120" calcext:value-type="float">
            <text:p>120</text:p>
          </table:table-cell>
          <table:table-cell/>
          <table:table-cell table:style-name="ce19" table:formula="of:=INT([.H7]*(2^[.H10]))" office:value-type="float" office:value="-14789370" calcext:value-type="float">
            <text:p>-14789370</text:p>
          </table:table-cell>
          <table:table-cell table:style-name="ce19" table:formula="of:=INT([.I7]*2^[.I10])" office:value-type="float" office:value="1692793" calcext:value-type="float">
            <text:p>1692793</text:p>
          </table:table-cell>
          <table:table-cell table:style-name="ce19" table:formula="of:=INT([.J7]*2^[.J10])" office:value-type="float" office:value="-75766" calcext:value-type="float">
            <text:p>-75766</text:p>
          </table:table-cell>
          <table:table-cell table:style-name="ce19" table:formula="of:=INT([.K7]*2^[.J10])" office:value-type="float" office:value="94463471" calcext:value-type="float">
            <text:p>9446347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*EXP([.$B$3]*(1/([.A14]+273.15)-1/298.15))" office:value-type="float" office:value="14820.4988364538" calcext:value-type="float">
            <text:p>14 820</text:p>
          </table:table-cell>
          <table:table-cell table:formula="of:=[.$D$2]/(([.$D$3]+[.B14])/[.B14])" office:value-type="float" office:value="1.97045379637846" calcext:value-type="float">
            <text:p>1.970</text:p>
          </table:table-cell>
          <table:table-cell table:formula="of:=[.C14]/[.$F$2]*(2^[.$F$3]-1)" office:value-type="float" office:value="2689.6694320566" calcext:value-type="float">
            <text:p>2690</text:p>
          </table:table-cell>
          <table:table-cell table:formula="of:=[.A14]*10" office:value-type="float" office:value="150" calcext:value-type="float">
            <text:p>150</text:p>
          </table:table-cell>
          <table:table-cell table:formula="of:=INT((([.D14]*[.D14]*[.D14]/(2^([.$H$10]-[.$I$10]))*[.$H$13]/(2^([.$I$10]-[.$J$10])))+([.D14]*[.D14]*[.$I$13]/(2^([.$I$10]-[.$J$10])))+([.D14]*[.$J$13])+[.$K$13])/(2^[.$J$10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*EXP([.$B$3]*(1/([.A15]+273.15)-1/298.15))" office:value-type="float" office:value="12133.1700070534" calcext:value-type="float">
            <text:p>12 133</text:p>
          </table:table-cell>
          <table:table-cell table:formula="of:=[.$D$2]/(([.$D$3]+[.B15])/[.B15])" office:value-type="float" office:value="1.80902514237755" calcext:value-type="float">
            <text:p>1.809</text:p>
          </table:table-cell>
          <table:table-cell table:formula="of:=[.C15]/[.$F$2]*(2^[.$F$3]-1)" office:value-type="float" office:value="2469.31931934535" calcext:value-type="float">
            <text:p>2469</text:p>
          </table:table-cell>
          <table:table-cell table:formula="of:=[.A15]*10" office:value-type="float" office:value="200" calcext:value-type="float">
            <text:p>200</text:p>
          </table:table-cell>
          <table:table-cell table:formula="of:=INT((([.D15]*[.D15]*[.D15]/(2^([.$H$10]-[.$I$10]))*[.$H$13]/(2^([.$I$10]-[.$J$10])))+([.D15]*[.D15]*[.$I$13]/(2^([.$I$10]-[.$J$10])))+([.D15]*[.$J$13])+[.$K$13])/(2^[.$J$10]))" office:value-type="float" office:value="198" calcext:value-type="float">
            <text:p>198</text:p>
          </table:table-cell>
          <table:table-cell/>
          <table:table-cell office:value-type="string" calcext:value-type="string">
            <text:p>Code: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2]*EXP([.$B$3]*(1/([.A16]+273.15)-1/298.15))" office:value-type="float" office:value="10000" calcext:value-type="float">
            <text:p>10 000</text:p>
          </table:table-cell>
          <table:table-cell table:formula="of:=[.$D$2]/(([.$D$3]+[.B16])/[.B16])" office:value-type="float" office:value="1.65" calcext:value-type="float">
            <text:p>1.650</text:p>
          </table:table-cell>
          <table:table-cell table:formula="of:=[.C16]/[.$F$2]*(2^[.$F$3]-1)" office:value-type="float" office:value="2252.25" calcext:value-type="float">
            <text:p>2252</text:p>
          </table:table-cell>
          <table:table-cell table:formula="of:=[.A16]*10" office:value-type="float" office:value="250" calcext:value-type="float">
            <text:p>250</text:p>
          </table:table-cell>
          <table:table-cell table:formula="of:=INT((([.D16]*[.D16]*[.D16]/(2^([.$H$10]-[.$I$10]))*[.$H$13]/(2^([.$I$10]-[.$J$10])))+([.D16]*[.D16]*[.$I$13]/(2^([.$I$10]-[.$J$10])))+([.D16]*[.$J$13])+[.$K$13])/(2^[.$J$10]))" office:value-type="float" office:value="236" calcext:value-type="float">
            <text:p>236</text:p>
          </table:table-cell>
          <table:table-cell/>
          <table:table-cell office:value-type="string" calcext:value-type="string">
            <text:p>int32_t pow2 = raw*raw;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2]*EXP([.$B$3]*(1/([.A17]+273.15)-1/298.15))" office:value-type="float" office:value="8294.60624359853" calcext:value-type="float">
            <text:p>8 295</text:p>
          </table:table-cell>
          <table:table-cell table:formula="of:=[.$D$2]/(([.$D$3]+[.B17])/[.B17])" office:value-type="float" office:value="1.49618965499479" calcext:value-type="float">
            <text:p>1.496</text:p>
          </table:table-cell>
          <table:table-cell table:formula="of:=[.C17]/[.$F$2]*(2^[.$F$3]-1)" office:value-type="float" office:value="2042.29887906788" calcext:value-type="float">
            <text:p>2042</text:p>
          </table:table-cell>
          <table:table-cell table:formula="of:=[.A17]*10" office:value-type="float" office:value="300" calcext:value-type="float">
            <text:p>300</text:p>
          </table:table-cell>
          <table:table-cell table:formula="of:=INT((([.D17]*[.D17]*[.D17]/(2^([.$H$10]-[.$I$10]))*[.$H$13]/(2^([.$I$10]-[.$J$10])))+([.D17]*[.D17]*[.$I$13]/(2^([.$I$10]-[.$J$10])))+([.D17]*[.$J$13])+[.$K$13])/(2^[.$J$10]))" office:value-type="float" office:value="276" calcext:value-type="float">
            <text:p>276</text:p>
          </table:table-cell>
          <table:table-cell/>
          <table:table-cell table:formula="of:=CONCATENATE(&quot;int32_t temp = (((int32_t) (((((int64_t) pow2 * raw) &gt;&gt; &quot;;[.H10]-[.I10];&quot;) * &quot;;[.H13];&quot;) &gt;&gt; &quot;;[.I10]-[.J10];&quot;) + (int32_t) (((int64_t) pow2 * &quot;;[.I13];&quot;) &gt;&gt; &quot;;[.I10]-[.J10];&quot;) + (raw *&quot;;[.J13];&quot;) + &quot;;[.K13];&quot;) &gt;&gt; &quot;;[.J10];&quot;);&quot;)" office:value-type="string" office:string-value="int32_t temp = (((int32_t) (((((int64_t) pow2 * raw) &gt;&gt; 16) * -14789370) &gt;&gt; 16) + (int32_t) (((int64_t) pow2 * 1692793) &gt;&gt; 16) + (raw *-75766) + 94463471) &gt;&gt; 16);" calcext:value-type="string">
            <text:p>int32_t temp = (((int32_t) (((((int64_t) pow2 * raw) &gt;&gt; 16) * -14789370) &gt;&gt; 16) + (int32_t) (((int64_t) pow2 * 1692793) &gt;&gt; 16) + (raw *-75766) + 94463471) &gt;&gt; 16);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2]*EXP([.$B$3]*(1/([.A18]+273.15)-1/298.15))" office:value-type="float" office:value="6921.92303462746" calcext:value-type="float">
            <text:p>6 922</text:p>
          </table:table-cell>
          <table:table-cell table:formula="of:=[.$D$2]/(([.$D$3]+[.B18])/[.B18])" office:value-type="float" office:value="1.34986703151457" calcext:value-type="float">
            <text:p>1.350</text:p>
          </table:table-cell>
          <table:table-cell table:formula="of:=[.C18]/[.$F$2]*(2^[.$F$3]-1)" office:value-type="float" office:value="1842.56849801739" calcext:value-type="float">
            <text:p>1843</text:p>
          </table:table-cell>
          <table:table-cell table:formula="of:=[.A18]*10" office:value-type="float" office:value="350" calcext:value-type="float">
            <text:p>350</text:p>
          </table:table-cell>
          <table:table-cell table:formula="of:=INT((([.D18]*[.D18]*[.D18]/(2^([.$H$10]-[.$I$10]))*[.$H$13]/(2^([.$I$10]-[.$J$10])))+([.D18]*[.D18]*[.$I$13]/(2^([.$I$10]-[.$J$10])))+([.D18]*[.$J$13])+[.$K$13])/(2^[.$J$10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2]*EXP([.$B$3]*(1/([.A19]+273.15)-1/298.15))" office:value-type="float" office:value="5809.87444796676" calcext:value-type="float">
            <text:p>5 810</text:p>
          </table:table-cell>
          <table:table-cell table:formula="of:=[.$D$2]/(([.$D$3]+[.B19])/[.B19])" office:value-type="float" office:value="1.21269689657504" calcext:value-type="float">
            <text:p>1.213</text:p>
          </table:table-cell>
          <table:table-cell table:formula="of:=[.C19]/[.$F$2]*(2^[.$F$3]-1)" office:value-type="float" office:value="1655.33126382493" calcext:value-type="float">
            <text:p>1655</text:p>
          </table:table-cell>
          <table:table-cell table:formula="of:=[.A19]*10" office:value-type="float" office:value="400" calcext:value-type="float">
            <text:p>400</text:p>
          </table:table-cell>
          <table:table-cell table:formula="of:=INT((([.D19]*[.D19]*[.D19]/(2^([.$H$10]-[.$I$10]))*[.$H$13]/(2^([.$I$10]-[.$J$10])))+([.D19]*[.D19]*[.$I$13]/(2^([.$I$10]-[.$J$10])))+([.D19]*[.$J$13])+[.$K$13])/(2^[.$J$10]))" office:value-type="float" office:value="369" calcext:value-type="float">
            <text:p>36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2]*EXP([.$B$3]*(1/([.A20]+273.15)-1/298.15))" office:value-type="float" office:value="4903.40115984352" calcext:value-type="float">
            <text:p>4 903</text:p>
          </table:table-cell>
          <table:table-cell table:formula="of:=[.$D$2]/(([.$D$3]+[.B20])/[.B20])" office:value-type="float" office:value="1.08574033899612" calcext:value-type="float">
            <text:p>1.086</text:p>
          </table:table-cell>
          <table:table-cell table:formula="of:=[.C20]/[.$F$2]*(2^[.$F$3]-1)" office:value-type="float" office:value="1482.0355627297" calcext:value-type="float">
            <text:p>1482</text:p>
          </table:table-cell>
          <table:table-cell table:formula="of:=[.A20]*10" office:value-type="float" office:value="450" calcext:value-type="float">
            <text:p>450</text:p>
          </table:table-cell>
          <table:table-cell table:formula="of:=INT((([.D20]*[.D20]*[.D20]/(2^([.$H$10]-[.$I$10]))*[.$H$13]/(2^([.$I$10]-[.$J$10])))+([.D20]*[.D20]*[.$I$13]/(2^([.$I$10]-[.$J$10])))+([.D20]*[.$J$13])+[.$K$13])/(2^[.$J$10]))" office:value-type="float" office:value="422" calcext:value-type="float">
            <text:p>42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2]*EXP([.$B$3]*(1/([.A21]+273.15)-1/298.15))" office:value-type="float" office:value="4160.1388769201" calcext:value-type="float">
            <text:p>4 160</text:p>
          </table:table-cell>
          <table:table-cell table:formula="of:=[.$D$2]/(([.$D$3]+[.B21])/[.B21])" office:value-type="float" office:value="0.969514382109106" calcext:value-type="float">
            <text:p>0.970</text:p>
          </table:table-cell>
          <table:table-cell table:formula="of:=[.C21]/[.$F$2]*(2^[.$F$3]-1)" office:value-type="float" office:value="1323.38713157893" calcext:value-type="float">
            <text:p>1323</text:p>
          </table:table-cell>
          <table:table-cell table:formula="of:=[.A21]*10" office:value-type="float" office:value="500" calcext:value-type="float">
            <text:p>500</text:p>
          </table:table-cell>
          <table:table-cell table:formula="of:=INT((([.D21]*[.D21]*[.D21]/(2^([.$H$10]-[.$I$10]))*[.$H$13]/(2^([.$I$10]-[.$J$10])))+([.D21]*[.D21]*[.$I$13]/(2^([.$I$10]-[.$J$10])))+([.D21]*[.$J$13])+[.$K$13])/(2^[.$J$10]))" office:value-type="float" office:value="479" calcext:value-type="float">
            <text:p>47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2]*EXP([.$B$3]*(1/([.A22]+273.15)-1/298.15))" office:value-type="float" office:value="3547.26594366951" calcext:value-type="float">
            <text:p>3 547</text:p>
          </table:table-cell>
          <table:table-cell table:formula="of:=[.$D$2]/(([.$D$3]+[.B22])/[.B22])" office:value-type="float" office:value="0.864084137920055" calcext:value-type="float">
            <text:p>0.864</text:p>
          </table:table-cell>
          <table:table-cell table:formula="of:=[.C22]/[.$F$2]*(2^[.$F$3]-1)" office:value-type="float" office:value="1179.47484826087" calcext:value-type="float">
            <text:p>1179</text:p>
          </table:table-cell>
          <table:table-cell table:formula="of:=[.A22]*10" office:value-type="float" office:value="550" calcext:value-type="float">
            <text:p>550</text:p>
          </table:table-cell>
          <table:table-cell table:formula="of:=INT((([.D22]*[.D22]*[.D22]/(2^([.$H$10]-[.$I$10]))*[.$H$13]/(2^([.$I$10]-[.$J$10])))+([.D22]*[.D22]*[.$I$13]/(2^([.$I$10]-[.$J$10])))+([.D22]*[.$J$13])+[.$K$13])/(2^[.$J$10]))" office:value-type="float" office:value="539" calcext:value-type="float">
            <text:p>539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2]*EXP([.$B$3]*(1/([.A23]+273.15)-1/298.15))" office:value-type="float" office:value="3039.18568516024" calcext:value-type="float">
            <text:p>3 039</text:p>
          </table:table-cell>
          <table:table-cell table:formula="of:=[.$D$2]/(([.$D$3]+[.B23])/[.B23])" office:value-type="float" office:value="0.769167109296023" calcext:value-type="float">
            <text:p>0.769</text:p>
          </table:table-cell>
          <table:table-cell table:formula="of:=[.C23]/[.$F$2]*(2^[.$F$3]-1)" office:value-type="float" office:value="1049.91310418907" calcext:value-type="float">
            <text:p>1050</text:p>
          </table:table-cell>
          <table:table-cell table:formula="of:=[.A23]*10" office:value-type="float" office:value="600" calcext:value-type="float">
            <text:p>600</text:p>
          </table:table-cell>
          <table:table-cell table:formula="of:=INT((([.D23]*[.D23]*[.D23]/(2^([.$H$10]-[.$I$10]))*[.$H$13]/(2^([.$I$10]-[.$J$10])))+([.D23]*[.D23]*[.$I$13]/(2^([.$I$10]-[.$J$10])))+([.D23]*[.$J$13])+[.$K$13])/(2^[.$J$10]))" office:value-type="float" office:value="601" calcext:value-type="float">
            <text:p>601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2]*EXP([.$B$3]*(1/([.A24]+273.15)-1/298.15))" office:value-type="float" office:value="2615.8095855478" calcext:value-type="float">
            <text:p>2 616</text:p>
          </table:table-cell>
          <table:table-cell table:formula="of:=[.$D$2]/(([.$D$3]+[.B24])/[.B24])" office:value-type="float" office:value="0.68423445786598" calcext:value-type="float">
            <text:p>0.684</text:p>
          </table:table-cell>
          <table:table-cell table:formula="of:=[.C24]/[.$F$2]*(2^[.$F$3]-1)" office:value-type="float" office:value="933.980034987063" calcext:value-type="float">
            <text:p>934</text:p>
          </table:table-cell>
          <table:table-cell table:formula="of:=[.A24]*10" office:value-type="float" office:value="650" calcext:value-type="float">
            <text:p>650</text:p>
          </table:table-cell>
          <table:table-cell table:formula="of:=INT((([.D24]*[.D24]*[.D24]/(2^([.$H$10]-[.$I$10]))*[.$H$13]/(2^([.$I$10]-[.$J$10])))+([.D24]*[.D24]*[.$I$13]/(2^([.$I$10]-[.$J$10])))+([.D24]*[.$J$13])+[.$K$13])/(2^[.$J$10]))" office:value-type="float" office:value="662" calcext:value-type="float">
            <text:p>66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*EXP([.$B$3]*(1/([.A25]+273.15)-1/298.15))" office:value-type="float" office:value="2261.27633504614" calcext:value-type="float">
            <text:p>2 261</text:p>
          </table:table-cell>
          <table:table-cell table:formula="of:=[.$D$2]/(([.$D$3]+[.B25])/[.B25])" office:value-type="float" office:value="0.608599928893471" calcext:value-type="float">
            <text:p>0.609</text:p>
          </table:table-cell>
          <table:table-cell table:formula="of:=[.C25]/[.$F$2]*(2^[.$F$3]-1)" office:value-type="float" office:value="830.738902939587" calcext:value-type="float">
            <text:p>831</text:p>
          </table:table-cell>
          <table:table-cell table:formula="of:=[.A25]*10" office:value-type="float" office:value="700" calcext:value-type="float">
            <text:p>700</text:p>
          </table:table-cell>
          <table:table-cell table:formula="of:=INT((([.D25]*[.D25]*[.D25]/(2^([.$H$10]-[.$I$10]))*[.$H$13]/(2^([.$I$10]-[.$J$10])))+([.D25]*[.D25]*[.$I$13]/(2^([.$I$10]-[.$J$10])))+([.D25]*[.$J$13])+[.$K$13])/(2^[.$J$10]))" office:value-type="float" office:value="722" calcext:value-type="float">
            <text:p>722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2]*EXP([.$B$3]*(1/([.A26]+273.15)-1/298.15))" office:value-type="float" office:value="1962.98945094105" calcext:value-type="float">
            <text:p>1 963</text:p>
          </table:table-cell>
          <table:table-cell table:formula="of:=[.$D$2]/(([.$D$3]+[.B26])/[.B26])" office:value-type="float" office:value="0.541492175903898" calcext:value-type="float">
            <text:p>0.541</text:p>
          </table:table-cell>
          <table:table-cell table:formula="of:=[.C26]/[.$F$2]*(2^[.$F$3]-1)" office:value-type="float" office:value="739.136820108821" calcext:value-type="float">
            <text:p>739</text:p>
          </table:table-cell>
          <table:table-cell table:formula="of:=[.A26]*10" office:value-type="float" office:value="750" calcext:value-type="float">
            <text:p>750</text:p>
          </table:table-cell>
          <table:table-cell table:formula="of:=INT((([.D26]*[.D26]*[.D26]/(2^([.$H$10]-[.$I$10]))*[.$H$13]/(2^([.$I$10]-[.$J$10])))+([.D26]*[.D26]*[.$I$13]/(2^([.$I$10]-[.$J$10])))+([.D26]*[.$J$13])+[.$K$13])/(2^[.$J$10]))" office:value-type="float" office:value="780" calcext:value-type="float">
            <text:p>780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2]*EXP([.$B$3]*(1/([.A27]+273.15)-1/298.15))" office:value-type="float" office:value="1710.88942438424" calcext:value-type="float">
            <text:p>1 711</text:p>
          </table:table-cell>
          <table:table-cell table:formula="of:=[.$D$2]/(([.$D$3]+[.B27])/[.B27])" office:value-type="float" office:value="0.48210984630357" calcext:value-type="float">
            <text:p>0.482</text:p>
          </table:table-cell>
          <table:table-cell table:formula="of:=[.C27]/[.$F$2]*(2^[.$F$3]-1)" office:value-type="float" office:value="658.079940204374" calcext:value-type="float">
            <text:p>658</text:p>
          </table:table-cell>
          <table:table-cell table:formula="of:=[.A27]*10" office:value-type="float" office:value="800" calcext:value-type="float">
            <text:p>800</text:p>
          </table:table-cell>
          <table:table-cell table:formula="of:=INT((([.D27]*[.D27]*[.D27]/(2^([.$H$10]-[.$I$10]))*[.$H$13]/(2^([.$I$10]-[.$J$10])))+([.D27]*[.D27]*[.$I$13]/(2^([.$I$10]-[.$J$10])))+([.D27]*[.$J$13])+[.$K$13])/(2^[.$J$10]))" office:value-type="float" office:value="836" calcext:value-type="float">
            <text:p>83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2]*EXP([.$B$3]*(1/([.A28]+273.15)-1/298.15))" office:value-type="float" office:value="1496.89971664847" calcext:value-type="float">
            <text:p>1 497</text:p>
          </table:table-cell>
          <table:table-cell table:formula="of:=[.$D$2]/(([.$D$3]+[.B28])/[.B28])" office:value-type="float" office:value="0.429660968320595" calcext:value-type="float">
            <text:p>0.430</text:p>
          </table:table-cell>
          <table:table-cell table:formula="of:=[.C28]/[.$F$2]*(2^[.$F$3]-1)" office:value-type="float" office:value="586.487221757612" calcext:value-type="float">
            <text:p>586</text:p>
          </table:table-cell>
          <table:table-cell table:formula="of:=[.A28]*10" office:value-type="float" office:value="850" calcext:value-type="float">
            <text:p>850</text:p>
          </table:table-cell>
          <table:table-cell table:formula="of:=INT((([.D28]*[.D28]*[.D28]/(2^([.$H$10]-[.$I$10]))*[.$H$13]/(2^([.$I$10]-[.$J$10])))+([.D28]*[.D28]*[.$I$13]/(2^([.$I$10]-[.$J$10])))+([.D28]*[.$J$13])+[.$K$13])/(2^[.$J$10]))" office:value-type="float" office:value="888" calcext:value-type="float">
            <text:p>888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2]*EXP([.$B$3]*(1/([.A29]+273.15)-1/298.15))" office:value-type="float" office:value="1314.50248603632" calcext:value-type="float">
            <text:p>1 315</text:p>
          </table:table-cell>
          <table:table-cell table:formula="of:=[.$D$2]/(([.$D$3]+[.B29])/[.B29])" office:value-type="float" office:value="0.383389213027561" calcext:value-type="float">
            <text:p>0.383</text:p>
          </table:table-cell>
          <table:table-cell table:formula="of:=[.C29]/[.$F$2]*(2^[.$F$3]-1)" office:value-type="float" office:value="523.326275782621" calcext:value-type="float">
            <text:p>523</text:p>
          </table:table-cell>
          <table:table-cell table:formula="of:=[.A29]*10" office:value-type="float" office:value="900" calcext:value-type="float">
            <text:p>900</text:p>
          </table:table-cell>
          <table:table-cell table:formula="of:=INT((([.D29]*[.D29]*[.D29]/(2^([.$H$10]-[.$I$10]))*[.$H$13]/(2^([.$I$10]-[.$J$10])))+([.D29]*[.D29]*[.$I$13]/(2^([.$I$10]-[.$J$10])))+([.D29]*[.$J$13])+[.$K$13])/(2^[.$J$10]))" office:value-type="float" office:value="936" calcext:value-type="float">
            <text:p>936</text:p>
          </table:table-cell>
          <table:table-cell table:style-name="ce14"/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2]*EXP([.$B$3]*(1/([.A30]+273.15)-1/298.15))" office:value-type="float" office:value="1158.41174385359" calcext:value-type="float">
            <text:p>1 158</text:p>
          </table:table-cell>
          <table:table-cell table:formula="of:=[.$D$2]/(([.$D$3]+[.B30])/[.B30])" office:value-type="float" office:value="0.34258986336676" calcext:value-type="float">
            <text:p>0.343</text:p>
          </table:table-cell>
          <table:table-cell table:formula="of:=[.C30]/[.$F$2]*(2^[.$F$3]-1)" office:value-type="float" office:value="467.635163495628" calcext:value-type="float">
            <text:p>468</text:p>
          </table:table-cell>
          <table:table-cell table:formula="of:=[.A30]*10" office:value-type="float" office:value="950" calcext:value-type="float">
            <text:p>950</text:p>
          </table:table-cell>
          <table:table-cell table:formula="of:=INT((([.D30]*[.D30]*[.D30]/(2^([.$H$10]-[.$I$10]))*[.$H$13]/(2^([.$I$10]-[.$J$10])))+([.D30]*[.D30]*[.$I$13]/(2^([.$I$10]-[.$J$10])))+([.D30]*[.$J$13])+[.$K$13])/(2^[.$J$10]))" office:value-type="float" office:value="981" calcext:value-type="float">
            <text:p>98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*EXP([.$B$3]*(1/([.A31]+273.15)-1/298.15))" office:value-type="float" office:value="1024.32013229384" calcext:value-type="float">
            <text:p>1 024</text:p>
          </table:table-cell>
          <table:table-cell table:formula="of:=[.$D$2]/(([.$D$3]+[.B31])/[.B31])" office:value-type="float" office:value="0.306618131186866" calcext:value-type="float">
            <text:p>0.307</text:p>
          </table:table-cell>
          <table:table-cell table:formula="of:=[.C31]/[.$F$2]*(2^[.$F$3]-1)" office:value-type="float" office:value="418.533749070073" calcext:value-type="float">
            <text:p>419</text:p>
          </table:table-cell>
          <table:table-cell table:formula="of:=[.A31]*10" office:value-type="float" office:value="1000" calcext:value-type="float">
            <text:p>1000</text:p>
          </table:table-cell>
          <table:table-cell table:formula="of:=INT((([.D31]*[.D31]*[.D31]/(2^([.$H$10]-[.$I$10]))*[.$H$13]/(2^([.$I$10]-[.$J$10])))+([.D31]*[.D31]*[.$I$13]/(2^([.$I$10]-[.$J$10])))+([.D31]*[.$J$13])+[.$K$13])/(2^[.$J$10]))" office:value-type="float" office:value="1022" calcext:value-type="float">
            <text:p>1022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B$2]*EXP([.$B$3]*(1/([.A32]+273.15)-1/298.15))" office:value-type="float" office:value="908.701665149113" calcext:value-type="float">
            <text:p>909</text:p>
          </table:table-cell>
          <table:table-cell table:formula="of:=[.$D$2]/(([.$D$3]+[.B32])/[.B32])" office:value-type="float" office:value="0.274892062047338" calcext:value-type="float">
            <text:p>0.275</text:p>
          </table:table-cell>
          <table:table-cell table:formula="of:=[.C32]/[.$F$2]*(2^[.$F$3]-1)" office:value-type="float" office:value="375.227664694617" calcext:value-type="float">
            <text:p>375</text:p>
          </table:table-cell>
          <table:table-cell table:formula="of:=[.A32]*10" office:value-type="float" office:value="1050" calcext:value-type="float">
            <text:p>1050</text:p>
          </table:table-cell>
          <table:table-cell table:formula="of:=INT((([.D32]*[.D32]*[.D32]/(2^([.$H$10]-[.$I$10]))*[.$H$13]/(2^([.$I$10]-[.$J$10])))+([.D32]*[.D32]*[.$I$13]/(2^([.$I$10]-[.$J$10])))+([.D32]*[.$J$13])+[.$K$13])/(2^[.$J$10]))" office:value-type="float" office:value="1060" calcext:value-type="float">
            <text:p>1060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B$2]*EXP([.$B$3]*(1/([.A33]+273.15)-1/298.15))" office:value-type="float" office:value="808.657251656372" calcext:value-type="float">
            <text:p>809</text:p>
          </table:table-cell>
          <table:table-cell table:formula="of:=[.$D$2]/(([.$D$3]+[.B33])/[.B33])" office:value-type="float" office:value="0.246891807958577" calcext:value-type="float">
            <text:p>0.247</text:p>
          </table:table-cell>
          <table:table-cell table:formula="of:=[.C33]/[.$F$2]*(2^[.$F$3]-1)" office:value-type="float" office:value="337.007317863458" calcext:value-type="float">
            <text:p>337</text:p>
          </table:table-cell>
          <table:table-cell table:formula="of:=[.A33]*10" office:value-type="float" office:value="1100" calcext:value-type="float">
            <text:p>1100</text:p>
          </table:table-cell>
          <table:table-cell table:formula="of:=INT((([.D33]*[.D33]*[.D33]/(2^([.$H$10]-[.$I$10]))*[.$H$13]/(2^([.$I$10]-[.$J$10])))+([.D33]*[.D33]*[.$I$13]/(2^([.$I$10]-[.$J$10])))+([.D33]*[.$J$13])+[.$K$13])/(2^[.$J$10]))" office:value-type="float" office:value="1094" calcext:value-type="float">
            <text:p>1094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B$2]*EXP([.$B$3]*(1/([.A34]+273.15)-1/298.15))" office:value-type="float" office:value="721.793108320226" calcext:value-type="float">
            <text:p>722</text:p>
          </table:table-cell>
          <table:table-cell table:formula="of:=[.$D$2]/(([.$D$3]+[.B34])/[.B34])" office:value-type="float" office:value="0.222156614420059" calcext:value-type="float">
            <text:p>0.222</text:p>
          </table:table-cell>
          <table:table-cell table:formula="of:=[.C34]/[.$F$2]*(2^[.$F$3]-1)" office:value-type="float" office:value="303.243778683381" calcext:value-type="float">
            <text:p>303</text:p>
          </table:table-cell>
          <table:table-cell table:formula="of:=[.A34]*10" office:value-type="float" office:value="1150" calcext:value-type="float">
            <text:p>1150</text:p>
          </table:table-cell>
          <table:table-cell table:formula="of:=INT((([.D34]*[.D34]*[.D34]/(2^([.$H$10]-[.$I$10]))*[.$H$13]/(2^([.$I$10]-[.$J$10])))+([.D34]*[.D34]*[.$I$13]/(2^([.$I$10]-[.$J$10])))+([.D34]*[.$J$13])+[.$K$13])/(2^[.$J$10]))" office:value-type="float" office:value="1125" calcext:value-type="float">
            <text:p>1125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B$2]*EXP([.$B$3]*(1/([.A35]+273.15)-1/298.15))" office:value-type="float" office:value="646.124586830389" calcext:value-type="float">
            <text:p>646</text:p>
          </table:table-cell>
          <table:table-cell table:formula="of:=[.$D$2]/(([.$D$3]+[.B35])/[.B35])" office:value-type="float" office:value="0.200280498236692" calcext:value-type="float">
            <text:p>0.200</text:p>
          </table:table-cell>
          <table:table-cell table:formula="of:=[.C35]/[.$F$2]*(2^[.$F$3]-1)" office:value-type="float" office:value="273.382880093084" calcext:value-type="float">
            <text:p>273</text:p>
          </table:table-cell>
          <table:table-cell table:formula="of:=[.A35]*10" office:value-type="float" office:value="1200" calcext:value-type="float">
            <text:p>1200</text:p>
          </table:table-cell>
          <table:table-cell table:formula="of:=INT((([.D35]*[.D35]*[.D35]/(2^([.$H$10]-[.$I$10]))*[.$H$13]/(2^([.$I$10]-[.$J$10])))+([.D35]*[.D35]*[.$I$13]/(2^([.$I$10]-[.$J$10])))+([.D35]*[.$J$13])+[.$K$13])/(2^[.$J$10]))" office:value-type="float" office:value="1153" calcext:value-type="float">
            <text:p>1153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B$2]*EXP([.$B$3]*(1/([.A36]+273.15)-1/298.15))" office:value-type="float" office:value="579.999744715073" calcext:value-type="float">
            <text:p>580</text:p>
          </table:table-cell>
          <table:table-cell table:formula="of:=[.$D$2]/(([.$D$3]+[.B36])/[.B36])" office:value-type="float" office:value="0.180907297140137" calcext:value-type="float">
            <text:p>0.181</text:p>
          </table:table-cell>
          <table:table-cell table:formula="of:=[.C36]/[.$F$2]*(2^[.$F$3]-1)" office:value-type="float" office:value="246.938460596287" calcext:value-type="float">
            <text:p>247</text:p>
          </table:table-cell>
          <table:table-cell table:formula="of:=[.A36]*10" office:value-type="float" office:value="1250" calcext:value-type="float">
            <text:p>1250</text:p>
          </table:table-cell>
          <table:table-cell table:formula="of:=INT((([.D36]*[.D36]*[.D36]/(2^([.$H$10]-[.$I$10]))*[.$H$13]/(2^([.$I$10]-[.$J$10])))+([.D36]*[.D36]*[.$I$13]/(2^([.$I$10]-[.$J$10])))+([.D36]*[.$J$13])+[.$K$13])/(2^[.$J$10]))" office:value-type="float" office:value="1179" calcext:value-type="float">
            <text:p>117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a" fo:country="I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ga" fo:country="IE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0" loext:min-decimal-places="0" number:min-integer-digits="1" number:grouping="true"/>
      <number:text>р.</number:text>
    </number:number-style>
    <number:number-style style:name="N14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50P0" style:volatile="true">
      <number:number number:decimal-places="2" loext:min-decimal-places="2" number:min-integer-digits="1" number:grouping="true"/>
      <number:text>р.</number:text>
    </number:number-style>
    <number:number-style style:name="N150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fill-character> </loext:fill-character>
      <number:text>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2" style:volatile="true">
      <loext:fill-character> </loext:fill-character>
      <number:text>-р.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28:05.1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42:35.920000000</meta:creation-date>
    <dc:date>2020-02-27T15:44:21.741000000</dc:date>
    <meta:editing-duration>P5DT18H56M13S</meta:editing-duration>
    <meta:editing-cycles>13</meta:editing-cycles>
    <meta:generator>LibreOffice/6.2.0.3$Windows_x86 LibreOffice_project/98c6a8a1c6c7b144ce3cc729e34964b47ce25d62</meta:generator>
    <meta:document-statistic meta:table-count="9" meta:cell-count="187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'.D6:'NTC 10k 3380'.D57 'NTC 10k 3380'.E7:'NTC 10k 3380'.E57" chart:data-source-has-labels="row" svg:x="0.486cm" svg:y="0.296cm" svg:width="23.363cm" svg:height="14.257cm">
          <chartooo:coordinate-region svg:x="1.398cm" svg:y="0.495cm" svg:width="21.999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'.E7:'NTC 10k 3380'.E57" chart:label-cell-address="'NTC 10k 3380'.D6:'NTC 10k 3380'.D6" chart:class="chart:scatter">
            <chart:domain table:cell-range-address="'NTC 10k 3380'.D7:'NTC 10k 3380'.D57"/>
            <chart:regression-curve chart:style-name="ch8">
              <chart:equation chart:display-equation="true" chart:display-r-square="false" svg:x="4.958cm" svg:y="1cm"/>
            </chart:regression-curve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'.D6:'NTC 10k 3380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74.69401693867">
                <text:p>3974.69401693867</text:p>
                <draw:g>
                  <svg:desc>'NTC 10k 3380'.D7:'NTC 10k 3380'.D57</svg:desc>
                </draw:g>
              </table:table-cell>
              <table:table-cell office:value-type="float" office:value="-200">
                <text:p>-200</text:p>
                <draw:g>
                  <svg:desc>'NTC 10k 3380'.E7:'NTC 10k 3380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1.35531770176">
                <text:p>3841.3553177017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87.99806808656">
                <text:p>3687.998068086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15.55176449139">
                <text:p>3515.5517644913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26.04342888804">
                <text:p>3326.0434288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2.53727797706">
                <text:p>3122.53727797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8.93614909145">
                <text:p>2908.93614909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9.6694320566">
                <text:p>2689.66943205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69.31931934535">
                <text:p>2469.319319345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2.25">
                <text:p>2252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2.29887906788">
                <text:p>2042.298879067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42.56849801739">
                <text:p>1842.5684980173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5.33126382493">
                <text:p>1655.331263824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82.0355627297">
                <text:p>1482.03556272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3.38713157893">
                <text:p>1323.3871315789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9.47484826087">
                <text:p>1179.4748482608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9.91310418907">
                <text:p>1049.9131041890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3.980034987063">
                <text:p>933.98003498706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0.738902939587">
                <text:p>830.7389029395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9.136820108821">
                <text:p>739.13682010882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8.079940204374">
                <text:p>658.0799402043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6.487221757612">
                <text:p>586.48722175761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3.326275782621">
                <text:p>523.32627578262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7.635163495628">
                <text:p>467.63516349562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8.533749070073">
                <text:p>418.53374907007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5.227664694617">
                <text:p>375.22766469461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7.007317863458">
                <text:p>337.0073178634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3.243778683381">
                <text:p>303.24377868338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3.382880093084">
                <text:p>273.38288009308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938460596287">
                <text:p>246.93846059628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'.D7:'NTC 10k'.D37 'NTC 10k'.E8:'NTC 10k'.E37" chart:data-source-has-labels="row" svg:x="0.486cm" svg:y="0.296cm" svg:width="23.363cm" svg:height="14.257cm">
          <chartooo:coordinate-region svg:x="1.398cm" svg:y="0.495cm" svg:width="21.999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'.E8:'NTC 10k'.E37" chart:label-cell-address="'NTC 10k'.D7:'NTC 10k'.D7" chart:class="chart:scatter">
            <chart:domain table:cell-range-address="'NTC 10k'.D8:'NTC 10k'.D37"/>
            <chart:regression-curve chart:style-name="ch8">
              <chart:equation chart:display-equation="true" chart:display-r-square="false" svg:x="4.958cm" svg:y="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'.D7:'NTC 10k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5.99889567354">
                <text:p>3755.99889567354</text:p>
                <draw:g>
                  <svg:desc>'NTC 10k'.D8:'NTC 10k'.D37</svg:desc>
                </draw:g>
              </table:table-cell>
              <table:table-cell office:value-type="float" office:value="-300">
                <text:p>-300</text:p>
                <draw:g>
                  <svg:desc>'NTC 10k'.E8:'NTC 10k'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12.78591656791">
                <text:p>3712.7859165679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9.581721839">
                <text:p>3659.58172183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5.12381540422">
                <text:p>3595.1238154042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8.30989192772">
                <text:p>3518.3098919277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8.30903963374">
                <text:p>3428.3090396337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24.67580987146">
                <text:p>3324.67580987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7.45239291368">
                <text:p>3207.452392913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7.2417683466">
                <text:p>3077.24176834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5.23564523237">
                <text:p>2935.235645232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3.18607650537">
                <text:p>2783.1860765053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3.31838565022">
                <text:p>2623.318385650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8.1936056372">
                <text:p>2458.193605637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0.53815902876">
                <text:p>2290.5381590287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3.06423914406">
                <text:p>2123.0642391440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8.30472066124">
                <text:p>1958.3047206612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98.48167632772">
                <text:p>1798.4816763277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45.41953008566">
                <text:p>1645.4195300856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.50507054072">
                <text:p>1500.505070540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4.68921535712">
                <text:p>1364.689215357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8.5208280824">
                <text:p>1238.520828082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2.20123339072">
                <text:p>1122.2012333907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5.64875936787">
                <text:p>1015.6487593678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8.564725373783">
                <text:p>918.564725373783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0.494901771649">
                <text:p>830.49490177164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0.88295087638">
                <text:p>750.8829508763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9.11436624951">
                <text:p>679.1143662495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4.550848456727">
                <text:p>614.55084845672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6.555930228558">
                <text:p>556.55593022855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4.513105449003">
                <text:p>504.513105449003</text:p>
              </table:table-cell>
              <table:table-cell office:value-type="float" office:value="1150">
                <text:p>1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KTY83.D7:KTY83.E48 KTY83.E6:KTY83.E6" chart:data-source-has-labels="row" svg:x="0.489cm" svg:y="0.3cm" svg:width="18.014cm" svg:height="14.405cm">
          <chartooo:coordinate-region svg:x="1.587cm" svg:y="0.5cm" svg:width="16.544cm" svg:height="14.006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KTY83.E7:KTY83.E48" chart:label-cell-address="KTY83.E6:KTY83.E6" chart:class="chart:scatter">
            <chart:domain table:cell-range-address="KTY83.D7:KTY83.D48"/>
            <chart:regression-curve chart:style-name="ch9">
              <chart:equation chart:display-equation="true" chart:display-r-square="false" svg:x="5.125cm" svg:y="0.763cm"/>
            </chart:regression-curve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KTY83.E6:KTY83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3.759464307464">
                <text:p>763.759464307464</text:p>
                <draw:g>
                  <svg:desc>KTY83.D7:KTY83.D48</svg:desc>
                </draw:g>
              </table:table-cell>
              <table:table-cell office:value-type="float" office:value="-550">
                <text:p>-550</text:p>
                <draw:g>
                  <svg:desc>KTY83.E7:KTY83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5.645808764564">
                <text:p>795.645808764564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8.164936207894">
                <text:p>828.164936207894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1.269546330054">
                <text:p>861.269546330054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4.912898193804">
                <text:p>894.912898193804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9.048930362742">
                <text:p>929.048930362742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3.632371485187">
                <text:p>963.63237148518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8.618841225009">
                <text:p>998.618841225009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3.96494152212">
                <text:p>1033.9649415221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9.62833824723">
                <text:p>1069.6283382472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.56783338982">
                <text:p>1105.5678333898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41.74342798487">
                <text:p>1141.74342798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8.11637604246">
                <text:p>1178.116376042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4.6492297952">
                <text:p>1214.6492297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1.30587662129">
                <text:p>1251.305876621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88.05156803646">
                <text:p>1288.051568036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1.6780332129">
                <text:p>1361.678033212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8.49628916048">
                <text:p>1398.496289160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5.27856354316">
                <text:p>1435.278563543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1.99711639012">
                <text:p>1471.997116390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8.62560403208">
                <text:p>1508.6256040320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45.13906516299">
                <text:p>1545.1390651629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1.51390262364">
                <text:p>1581.513902623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7.7278613512">
                <text:p>1617.72786135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3.76000292436">
                <text:p>1653.7600029243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89.59067711656">
                <text:p>1689.5906771165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5.20149085091">
                <text:p>1725.2014908509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60.57527493056">
                <text:p>1760.57527493056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95.69604889668">
                <text:p>1795.6960488966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30.54898434482">
                <text:p>1830.548984344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65.12036700775">
                <text:p>1865.1203670077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99.38927831165">
                <text:p>1899.3892783116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3.26413607967">
                <text:p>1933.2641360796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66.56623933291">
                <text:p>1966.5662393329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9.06011022839">
                <text:p>1999.06011022839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0.47062302732">
                <text:p>2030.4706230273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0.49371858259">
                <text:p>2060.493718582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88.80317526411">
                <text:p>2088.80317526411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5.05426479515">
                <text:p>2115.0542647951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38.88463480021">
                <text:p>2138.88463480021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9.91253576522">
                <text:p>2159.91253576522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KTY84.D7:KTY84.E42 KTY84.E6:KTY84.E6" chart:data-source-has-labels="row" svg:x="0.489cm" svg:y="0.3cm" svg:width="18.014cm" svg:height="14.405cm">
          <chartooo:coordinate-region svg:x="1.587cm" svg:y="0.499cm" svg:width="16.544cm" svg:height="14.00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KTY84.E7:KTY84.E42" chart:label-cell-address="KTY84.E6:KTY84.E6" chart:class="chart:scatter">
            <chart:domain table:cell-range-address="KTY84.D7:KTY84.D42"/>
            <chart:regression-curve chart:style-name="ch9">
              <chart:equation chart:display-equation="true" chart:display-r-square="false" svg:x="5.125cm" svg:y="0.763cm"/>
            </chart:regression-curve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KTY84.E6:KTY84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123776730699">
                <text:p>586.123776730699</text:p>
                <draw:g>
                  <svg:desc>KTY84.D7:KTY84.D42</svg:desc>
                </draw:g>
              </table:table-cell>
              <table:table-cell office:value-type="float" office:value="-400">
                <text:p>-400</text:p>
                <draw:g>
                  <svg:desc>KTY84.E7:KTY84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1.049623790756">
                <text:p>631.049623790756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.313031161473">
                <text:p>676.31303116147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4.5">
                <text:p>724.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4.065217391304">
                <text:p>774.06521739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4.853982300885">
                <text:p>824.8539823008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7.931734317343">
                <text:p>877.9317343173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4.5">
                <text:p>904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1.862855254461">
                <text:p>931.86285525446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5.359375">
                <text:p>985.35937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1.7197309417">
                <text:p>1041.719730941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7.37740308856">
                <text:p>1097.3774030885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53.35306881587">
                <text:p>1153.353068815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0.53290676417">
                <text:p>1210.532906764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7.73353293413">
                <text:p>1267.733532934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1.79636048527">
                <text:p>1381.79636048527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9.34547774312">
                <text:p>1439.3454777431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96.48664440735">
                <text:p>1496.486644407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2.34270890224">
                <text:p>1552.3427089022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9.26700589181">
                <text:p>1609.2670058918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64.78368794326">
                <text:p>1664.78368794326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19.64683153014">
                <text:p>1719.64683153014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74.5">
                <text:p>1774.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28.55940594059">
                <text:p>1828.55940594059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1.79257641921">
                <text:p>1881.792576419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34.78286189684">
                <text:p>1934.7828618968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26100628931">
                <text:p>1986.26100628931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37.40734824281">
                <text:p>2037.40734824281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87.5985915493">
                <text:p>2087.5985915493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6.8258869908">
                <text:p>2136.8258869908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5.08356575842">
                <text:p>2185.0835657584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31.89121294934">
                <text:p>2231.89121294934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76.38788128607">
                <text:p>2276.38788128607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16.96458923513">
                <text:p>2316.964589235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2.66878980892">
                <text:p>2352.66878980892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2'.D6:'NTC 10k 3380_2'.D28 'NTC 10k 3380_2'.E7:'NTC 10k 3380_2'.E28" chart:data-source-has-labels="row" svg:x="0.486cm" svg:y="0.296cm" svg:width="23.363cm" svg:height="14.257cm">
          <chartooo:coordinate-region svg:x="1.293cm" svg:y="0.495cm" svg:width="22.185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2'.E7:'NTC 10k 3380_2'.E28" chart:label-cell-address="'NTC 10k 3380_2'.D6:'NTC 10k 3380_2'.D6" chart:class="chart:scatter">
            <chart:domain table:cell-range-address="'NTC 10k 3380_2'.D7:'NTC 10k 3380_2'.D28"/>
            <chart:regression-curve chart:style-name="ch8">
              <chart:equation chart:display-equation="true" chart:display-r-square="false" svg:x="4.958cm" svg:y="1cm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2'.D6:'NTC 10k 3380_2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10.07272663778">
                <text:p>2510.07272663778</text:p>
                <draw:g>
                  <svg:desc>'NTC 10k 3380_2'.D7:'NTC 10k 3380_2'.D28</svg:desc>
                </draw:g>
              </table:table-cell>
              <table:table-cell office:value-type="float" office:value="150">
                <text:p>150</text:p>
                <draw:g>
                  <svg:desc>'NTC 10k 3380_2'.E7:'NTC 10k 3380_2'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7.85298644363">
                <text:p>2277.852986443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7.5">
                <text:p>2047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24.68450428648">
                <text:p>1824.684504286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4.01349390048">
                <text:p>1614.013493900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8.78598886958">
                <text:p>1418.7859888695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40.97090702893">
                <text:p>1240.9709070289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1.35194566348">
                <text:p>1081.3519456634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9.766170077942">
                <text:p>939.76617007794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5.370040354637">
                <text:p>815.3700403546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6.88655171361">
                <text:p>706.8865517136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3'.D6:'NTC 10k 3380_3'.D35 'NTC 10k 3380_3'.E7:'NTC 10k 3380_3'.E35" chart:data-source-has-labels="row" svg:x="0.486cm" svg:y="0.296cm" svg:width="23.363cm" svg:height="14.257cm">
          <chartooo:coordinate-region svg:x="1.293cm" svg:y="0.495cm" svg:width="22.091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3'.E7:'NTC 10k 3380_3'.E35" chart:label-cell-address="'NTC 10k 3380_3'.D6:'NTC 10k 3380_3'.D6" chart:class="chart:scatter">
            <chart:domain table:cell-range-address="'NTC 10k 3380_3'.D7:'NTC 10k 3380_3'.D35"/>
            <chart:regression-curve chart:style-name="ch8">
              <chart:equation chart:display-equation="true" chart:display-r-square="false" svg:x="4.958cm" svg:y="1cm"/>
            </chart:regression-curve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3'.D6:'NTC 10k 3380_3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5.370040354637">
                <text:p>815.370040354637</text:p>
                <draw:g>
                  <svg:desc>'NTC 10k 3380_3'.D7:'NTC 10k 3380_3'.D35</svg:desc>
                </draw:g>
              </table:table-cell>
              <table:table-cell office:value-type="float" office:value="600">
                <text:p>600</text:p>
                <draw:g>
                  <svg:desc>'NTC 10k 3380_3'.E7:'NTC 10k 3380_3'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6.88655171361">
                <text:p>706.8865517136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2.808880316967">
                <text:p>612.80888031696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1.553054443168">
                <text:p>531.5530544431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1.562870733886">
                <text:p>461.56287073388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1.375389711159">
                <text:p>401.37538971115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656661444027">
                <text:p>349.65666144402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.216551324038">
                <text:p>305.21655132403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7.009879952865">
                <text:p>267.00987995286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4.129286163623">
                <text:p>234.12928616362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5.793622336452">
                <text:p>205.793622336452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.334420026889">
                <text:p>181.33442002688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.182023632654">
                <text:p>160.182023632654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852330553007">
                <text:p>141.85233055300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 3380_1'.D6:'NTC 10k 3380_1'.D36 'NTC 10k 3380_1'.E7:'NTC 10k 3380_1'.E36" chart:data-source-has-labels="row" svg:x="0.486cm" svg:y="0.296cm" svg:width="23.363cm" svg:height="14.257cm">
          <chartooo:coordinate-region svg:x="1.398cm" svg:y="0.495cm" svg:width="22.079cm" svg:height="13.859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 3380_1'.E7:'NTC 10k 3380_1'.E36" chart:label-cell-address="'NTC 10k 3380_1'.D6:'NTC 10k 3380_1'.D6" chart:class="chart:scatter">
            <chart:domain table:cell-range-address="'NTC 10k 3380_1'.D7:'NTC 10k 3380_1'.D36"/>
            <chart:regression-curve chart:style-name="ch8">
              <chart:equation chart:display-equation="true" chart:display-r-square="false" svg:x="4.958cm" svg:y="1cm"/>
            </chart:regression-curve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 3380_1'.D6:'NTC 10k 3380_1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40.10023013558">
                <text:p>3740.10023013558</text:p>
                <draw:g>
                  <svg:desc>'NTC 10k 3380_1'.D7:'NTC 10k 3380_1'.D36</svg:desc>
                </draw:g>
              </table:table-cell>
              <table:table-cell office:value-type="float" office:value="-200">
                <text:p>-200</text:p>
                <draw:g>
                  <svg:desc>'NTC 10k 3380_1'.E7:'NTC 10k 3380_1'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9.1196627832">
                <text:p>3629.119662783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4.9623078484">
                <text:p>3494.962307848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37.03226947589">
                <text:p>3337.0322694758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56.22344703183">
                <text:p>3156.2234470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55.11137667565">
                <text:p>2955.111376675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7.89729836312">
                <text:p>2737.897298363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10.07272663778">
                <text:p>2510.072726637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7.85298644363">
                <text:p>2277.852986443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64cm" svg:height="15.005cm" xlink:href=".." xlink:type="simple" chart:class="chart:scatter" chart:style-name="ch1">
        <chart:legend chart:legend-position="end" svg:x="18.992cm" svg:y="6.954cm" style:legend-expansion="high" chart:style-name="ch2"/>
        <chart:plot-area chart:style-name="ch3" table:cell-range-address="PT1000.D7:PT1000.E42 PT1000.E6:PT1000.E6" chart:data-source-has-labels="row" svg:x="0.489cm" svg:y="0.3cm" svg:width="18.014cm" svg:height="14.405cm">
          <chartooo:coordinate-region svg:x="1.587cm" svg:y="0.499cm" svg:width="16.544cm" svg:height="14.00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PT1000.E7:PT1000.E42" chart:label-cell-address="PT1000.E6:PT1000.E6" chart:class="chart:scatter">
            <chart:domain table:cell-range-address="PT1000.D7:PT1000.D42"/>
            <chart:regression-curve chart:style-name="ch9">
              <chart:equation chart:display-equation="true" chart:display-r-square="false" svg:x="5.125cm" svg:y="0.763cm"/>
            </chart:regression-curve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t°C out</text:p>
                <draw:g>
                  <svg:desc>PT1000.E6:PT1000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0.91998149861">
                <text:p>1170.91998149861</text:p>
                <draw:g>
                  <svg:desc>PT1000.D7:PT1000.D42</svg:desc>
                </draw:g>
              </table:table-cell>
              <table:table-cell office:value-type="float" office:value="-400">
                <text:p>-400</text:p>
                <draw:g>
                  <svg:desc>PT1000.E7:PT1000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10.53290676417">
                <text:p>1210.5329067641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.19536423841">
                <text:p>1250.1953642384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7.9573043737">
                <text:p>1287.957304373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4.85294117647">
                <text:p>1324.85294117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0.91174760105">
                <text:p>1360.91174760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6.1618746406">
                <text:p>1396.161874640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3.05018587361">
                <text:p>1413.0501858736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.63022462326">
                <text:p>1430.630224623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63.48734177215">
                <text:p>1463.487341772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96.48664440735">
                <text:p>1496.4866444073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7.95814977974">
                <text:p>1527.9581497797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9.58035957505">
                <text:p>1559.5803595750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9.752089512">
                <text:p>1589.75208951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9.31184947958">
                <text:p>1619.3118494795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48.27807133421">
                <text:p>1648.278071334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6.66845409364">
                <text:p>1676.6684540936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4.5">
                <text:p>1704.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1.07773217034">
                <text:p>1731.0777321703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57.85365853659">
                <text:p>1757.8536585365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3.43279637553">
                <text:p>1783.43279637553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8.53990024938">
                <text:p>1808.5399002493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33.84782608696">
                <text:p>1833.84782608696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58.03733170135">
                <text:p>1858.0373317013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1.79257641921">
                <text:p>1881.79257641921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04.5">
                <text:p>1904.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27.43206197855">
                <text:p>1927.43206197855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9.96313799622">
                <text:p>1949.9631379962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1.51030927835">
                <text:p>1971.5103092783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3.28048780488">
                <text:p>1993.28048780488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4.10608154803">
                <text:p>2014.10608154803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4.58910212474">
                <text:p>2034.5891021247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4.73793337865">
                <text:p>2054.73793337865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74.56068779501">
                <text:p>2074.56068779501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4.0652173913">
                <text:p>2094.0652173913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2.73008849558">
                <text:p>2112.73008849558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dddddd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35cm" svg:height="14.849cm" xlink:href=".." xlink:type="simple" chart:class="chart:scatter" chart:style-name="ch1">
        <chart:plot-area chart:style-name="ch2" table:cell-range-address="'NTC 10k_1 motor 3380'.D6:'NTC 10k_1 motor 3380'.D27 'NTC 10k_1 motor 3380'.E7:'NTC 10k_1 motor 3380'.E27" chart:data-source-has-labels="row" svg:x="0.486cm" svg:y="0.296cm" svg:width="23.363cm" svg:height="14.257cm">
          <chartooo:coordinate-region svg:x="1.478cm" svg:y="0.495cm" svg:width="22.091cm" svg:height="13.411cm"/>
          <chart:axis chart:dimension="x" chart:name="primary-x" chart:style-name="ch3"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TC 10k_1 motor 3380'.E7:'NTC 10k_1 motor 3380'.E27" chart:label-cell-address="'NTC 10k_1 motor 3380'.D6:'NTC 10k_1 motor 3380'.D6" chart:class="chart:scatter">
            <chart:domain table:cell-range-address="'NTC 10k_1 motor 3380'.D7:'NTC 10k_1 motor 3380'.D27"/>
            <chart:regression-curve chart:style-name="ch8">
              <chart:equation chart:display-equation="true" chart:display-r-square="false" svg:x="4.958cm" svg:y="1cm"/>
            </chart:regression-curve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ADC</text:p>
                <draw:g>
                  <svg:desc>'NTC 10k_1 motor 3380'.D6:'NTC 10k_1 motor 3380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2.356687747627">
                <text:p>762.356687747627</text:p>
                <draw:g>
                  <svg:desc>'NTC 10k_1 motor 3380'.D7:'NTC 10k_1 motor 3380'.D27</svg:desc>
                </draw:g>
              </table:table-cell>
              <table:table-cell office:value-type="float" office:value="1300">
                <text:p>1300</text:p>
                <draw:g>
                  <svg:desc>'NTC 10k_1 motor 3380'.E7:'NTC 10k_1 motor 3380'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.153959382486">
                <text:p>698.153959382486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9.829346856171">
                <text:p>639.829346856171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6.876940788577">
                <text:p>586.876940788577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8.817133255456">
                <text:p>538.8171332554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200691553076">
                <text:p>495.200691553076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5.610826236557">
                <text:p>455.61082623655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9.663774468876">
                <text:p>419.66377446887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7.008321860631">
                <text:p>387.008321860631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7.324597153918">
                <text:p>357.324597153918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.32239746063">
                <text:p>330.3223974606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5.739238037245">
                <text:p>305.73923803724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338269095923">
                <text:p>283.33826909592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.90616154089">
                <text:p>262.90616154089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4.251032141085">
                <text:p>244.2510321410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.200454863854">
                <text:p>227.200454863854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1.59958739652">
                <text:p>211.59958739652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.309428968118">
                <text:p>197.309428968118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4.205216362497">
                <text:p>184.20521636249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2.17495860003">
                <text:p>172.17495860003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.118106453395">
                <text:p>161.118106453395</text:p>
              </table:table-cell>
              <table:table-cell office:value-type="float" office:value="2300">
                <text:p>23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